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1398in"/>
    </style:style>
    <style:style style:name="co2" style:family="table-column">
      <style:table-column-properties fo:break-before="auto" style:column-width="0.5236in"/>
    </style:style>
    <style:style style:name="co3" style:family="table-column">
      <style:table-column-properties fo:break-before="auto" style:column-width="0.6764in"/>
    </style:style>
    <style:style style:name="co4" style:family="table-column">
      <style:table-column-properties fo:break-before="auto" style:column-width="0.928in"/>
    </style:style>
    <style:style style:name="co5" style:family="table-column">
      <style:table-column-properties fo:break-before="auto" style:column-width="1.0429in"/>
    </style:style>
    <style:style style:name="co6" style:family="table-column">
      <style:table-column-properties fo:break-before="auto" style:column-width="0.598in"/>
    </style:style>
    <style:style style:name="co7" style:family="table-column">
      <style:table-column-properties fo:break-before="auto" style:column-width="0.672in"/>
    </style:style>
    <style:style style:name="co8" style:family="table-column">
      <style:table-column-properties fo:break-before="auto" style:column-width="0.6472in"/>
    </style:style>
    <style:style style:name="co9" style:family="table-column">
      <style:table-column-properties fo:break-before="auto" style:column-width="0.8701in"/>
    </style:style>
    <style:style style:name="co10" style:family="table-column">
      <style:table-column-properties fo:break-before="auto" style:column-width="0.7752in"/>
    </style:style>
    <style:style style:name="co11" style:family="table-column">
      <style:table-column-properties fo:break-before="auto" style:column-width="0.8492in"/>
    </style:style>
    <style:style style:name="co12" style:family="table-column">
      <style:table-column-properties fo:break-before="auto" style:column-width="0.75in"/>
    </style:style>
    <style:style style:name="co13" style:family="table-column">
      <style:table-column-properties fo:break-before="auto" style:column-width="0.7256in"/>
    </style:style>
    <style:style style:name="co1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652in" fo:break-before="auto" style:use-optimal-row-height="true"/>
    </style:style>
    <style:style style:name="ro3" style:family="table-row">
      <style:table-row-properties style:row-height="0.4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background-color="#ffffff"/>
    </style:style>
    <style:style style:name="ce5" style:family="table-cell" style:parent-style-name="Default">
      <style:table-cell-properties fo:background-color="#ffffff" fo:wrap-option="wrap"/>
    </style:style>
    <style:style style:name="ce12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</style:style>
    <style:style style:name="ce13" style:family="table-cell" style:parent-style-name="Default">
      <style:table-cell-properties fo:background-color="#ffffff"/>
      <style:text-properties fo:color="#000000"/>
    </style:style>
    <style:style style:name="ce15" style:family="table-cell" style:parent-style-name="Default">
      <style:table-cell-properties fo:background-color="#ffffff" fo:wrap-option="wrap"/>
      <style:text-properties fo:color="#000000"/>
    </style:style>
    <style:style style:name="ce17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fo:color="#000000"/>
    </style:style>
    <style:style style:name="ce11" style:family="table-cell" style:parent-style-name="Default">
      <style:table-cell-properties fo:background-color="#ffffff" fo:border="0.74pt solid #000000"/>
      <style:text-properties fo:color="#999999"/>
    </style:style>
    <style:style style:name="ce24" style:family="table-cell" style:parent-style-name="Default">
      <style:table-cell-properties fo:background-color="#ffffff" fo:border="0.74pt solid #000000"/>
      <style:text-properties fo:color="#000000"/>
    </style:style>
    <style:style style:name="ce26" style:family="table-cell" style:parent-style-name="Default">
      <style:table-cell-properties fo:background-color="#cccccc" fo:border="0.74pt solid #000000"/>
      <style:text-properties fo:color="#000000"/>
    </style:style>
    <style:style style:name="ce16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fo:color="#000000"/>
    </style:style>
    <style:style style:name="ce18" style:family="table-cell" style:parent-style-name="Default">
      <style:table-cell-properties fo:background-color="#ffffff" style:text-align-source="fix" style:repeat-content="false" fo:border="0.74pt solid #000000"/>
      <style:paragraph-properties fo:text-align="center" fo:margin-left="0in"/>
      <style:text-properties fo:color="#999999"/>
    </style:style>
    <style:style style:name="ce19" style:family="table-cell" style:parent-style-name="Default">
      <style:table-cell-properties fo:background-color="#ffffff" style:text-align-source="fix" style:repeat-content="false" fo:border="0.74pt solid #000000"/>
      <style:paragraph-properties fo:text-align="center" fo:margin-left="0in"/>
      <style:text-properties fo:color="#000000"/>
    </style:style>
    <style:style style:name="ce20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in"/>
      <style:text-properties fo:color="#000000"/>
    </style:style>
    <style:style style:name="ce22" style:family="table-cell" style:parent-style-name="Default">
      <style:table-cell-properties fo:background-color="#ffffff" style:text-align-source="fix" style:repeat-content="false"/>
      <style:paragraph-properties fo:text-align="center" fo:margin-left="0in"/>
    </style:style>
    <style:style style:name="ce31" style:family="table-cell" style:parent-style-name="Default">
      <style:table-cell-properties fo:border-bottom="none" fo:background-color="#dee6ef" style:text-align-source="fix" style:repeat-content="false" fo:wrap-option="wrap" fo:border-left="0.74pt solid #000000" fo:border-right="0.74pt solid #000000" fo:border-top="none" style:vertical-align="middle"/>
      <style:paragraph-properties fo:text-align="center"/>
      <style:text-properties fo:color="#000000"/>
    </style:style>
    <style:style style:name="ce33" style:family="table-cell" style:parent-style-name="Default">
      <style:table-cell-properties fo:border-bottom="none" fo:background-color="#dee6ef" style:text-align-source="fix" style:repeat-content="false" fo:wrap-option="wrap" fo:border-left="0.74pt solid #000000" fo:border-right="none" fo:border-top="none"/>
      <style:paragraph-properties fo:text-align="center" fo:margin-left="0in"/>
      <style:text-properties fo:color="#000000"/>
    </style:style>
    <style:style style:name="ce21" style:family="table-cell" style:parent-style-name="Default" style:data-style-name="N138">
      <style:table-cell-properties fo:background-color="#ffffff" fo:border="0.74pt solid #000000"/>
      <style:text-properties fo:color="#999999"/>
    </style:style>
    <style:style style:name="ce39" style:family="table-cell" style:parent-style-name="Default" style:data-style-name="N138">
      <style:table-cell-properties fo:background-color="#ffffff" fo:border="0.74pt solid #000000"/>
      <style:text-properties fo:color="#000000"/>
    </style:style>
    <style:style style:name="ce37" style:family="table-cell" style:parent-style-name="Default">
      <style:table-cell-properties fo:background-color="#dee6ef" fo:wrap-option="wrap"/>
      <style:text-properties fo:color="#000000"/>
    </style:style>
    <style:style style:name="ce47" style:family="table-cell" style:parent-style-name="Default">
      <style:table-cell-properties fo:background-color="#dee6ef" style:text-align-source="fix" style:repeat-content="false" fo:wrap-option="wrap"/>
      <style:paragraph-properties fo:text-align="center" fo:margin-left="0in"/>
      <style:text-properties fo:color="#000000"/>
    </style:style>
    <style:style style:name="ce48" style:family="table-cell" style:parent-style-name="Default">
      <style:table-cell-properties fo:border-bottom="none" fo:background-color="#dee6ef" fo:wrap-option="wrap" fo:border-left="none" fo:border-right="0.74pt solid #000000" fo:border-top="none"/>
      <style:text-properties fo:color="#000000"/>
    </style:style>
    <style:style style:name="ce50" style:family="table-cell" style:parent-style-name="Default">
      <style:table-cell-properties fo:border-bottom="none" fo:background-color="#dee6ef" style:text-align-source="fix" style:repeat-content="false" fo:wrap-option="wrap" fo:border-left="none" fo:border-right="0.74pt solid #000000" fo:border-top="none"/>
      <style:paragraph-properties fo:text-align="center" fo:margin-left="0in"/>
      <style:text-properties fo:color="#000000"/>
    </style:style>
    <style:style style:name="ce51" style:family="table-cell" style:parent-style-name="Default">
      <style:table-cell-properties fo:background-color="#ffd8ce" style:text-align-source="fix" style:repeat-content="false" fo:wrap-option="wrap" style:vertical-align="middle"/>
      <style:paragraph-properties fo:text-align="center"/>
      <style:text-properties fo:color="#000000"/>
    </style:style>
    <style:style style:name="ce52" style:family="table-cell" style:parent-style-name="Default">
      <style:table-cell-properties fo:background-color="#ffd8ce" style:text-align-source="fix" style:repeat-content="false" fo:wrap-option="wrap"/>
      <style:paragraph-properties fo:text-align="center" fo:margin-left="0in"/>
      <style:text-properties fo:color="#000000"/>
    </style:style>
    <style:style style:name="ce45" style:family="table-cell" style:parent-style-name="Default" style:data-style-name="N136">
      <style:table-cell-properties fo:background-color="#ffffff" fo:border="0.74pt solid #000000"/>
      <style:text-properties fo:color="#999999"/>
    </style:style>
    <style:style style:name="ce55" style:family="table-cell" style:parent-style-name="Default" style:data-style-name="N136">
      <style:table-cell-properties fo:background-color="#ffffff" fo:border="0.74pt solid #000000"/>
      <style:text-properties fo:color="#000000"/>
    </style:style>
    <style:style style:name="ce56" style:family="table-cell" style:parent-style-name="Default">
      <style:table-cell-properties fo:background-color="#ffd8ce" fo:wrap-option="wrap"/>
      <style:text-properties fo:color="#000000"/>
    </style:style>
    <style:style style:name="ce57" style:family="table-cell" style:parent-style-name="Default">
      <style:table-cell-properties fo:background-color="#ffffa6" fo:wrap-option="wrap"/>
      <style:text-properties fo:color="#000000"/>
    </style:style>
    <style:style style:name="ce58" style:family="table-cell" style:parent-style-name="Default">
      <style:table-cell-properties fo:background-color="#ffffa6" style:text-align-source="fix" style:repeat-content="false" fo:wrap-option="wrap"/>
      <style:paragraph-properties fo:text-align="center" fo:margin-left="0in"/>
      <style:text-properties fo:color="#000000"/>
    </style:style>
    <style:style style:name="ce59" style:family="table-cell" style:parent-style-name="Default">
      <style:table-cell-properties fo:background-color="#ffffd7" style:text-align-source="fix" style:repeat-content="false" fo:wrap-option="wrap" style:vertical-align="middle"/>
      <style:paragraph-properties fo:text-align="center"/>
      <style:text-properties fo:color="#000000"/>
    </style:style>
    <style:style style:name="ce60" style:family="table-cell" style:parent-style-name="Default">
      <style:table-cell-properties fo:background-color="#ffffd7" style:text-align-source="fix" style:repeat-content="false" fo:wrap-option="wrap"/>
      <style:paragraph-properties fo:text-align="center" fo:margin-left="0in"/>
      <style:text-properties fo:color="#000000"/>
    </style:style>
    <style:style style:name="ce54" style:family="table-cell" style:parent-style-name="Default" style:data-style-name="N133">
      <style:table-cell-properties fo:background-color="#ffffff" fo:border="0.74pt solid #000000"/>
      <style:text-properties fo:color="#999999"/>
    </style:style>
    <style:style style:name="ce62" style:family="table-cell" style:parent-style-name="Default" style:data-style-name="N133">
      <style:table-cell-properties fo:background-color="#ffffff" fo:border="0.74pt solid #000000"/>
      <style:text-properties fo:color="#000000"/>
    </style:style>
    <style:style style:name="ce64" style:family="table-cell" style:parent-style-name="Default">
      <style:table-cell-properties fo:background-color="#ffffd7" fo:wrap-option="wrap"/>
      <style:text-properties fo:color="#000000"/>
    </style:style>
    <style:style style:name="ce65" style:family="table-cell" style:parent-style-name="Default">
      <style:table-cell-properties fo:background-color="#b4c7dc" fo:wrap-option="wrap"/>
      <style:text-properties fo:color="#000000"/>
    </style:style>
    <style:style style:name="ce66" style:family="table-cell" style:parent-style-name="Default">
      <style:table-cell-properties fo:background-color="#b4c7dc" style:text-align-source="fix" style:repeat-content="false" fo:wrap-option="wrap"/>
      <style:paragraph-properties fo:text-align="center" fo:margin-left="0in"/>
      <style:text-properties fo:color="#000000"/>
    </style:style>
    <style:style style:name="ce79" style:family="table-cell" style:parent-style-name="Default">
      <style:table-cell-properties fo:background-color="#ffaa95" style:text-align-source="fix" style:repeat-content="false" fo:wrap-option="wrap"/>
      <style:paragraph-properties fo:text-align="center" fo:margin-left="0in"/>
      <style:text-properties fo:color="#000000"/>
    </style:style>
    <style:style style:name="ce68" style:family="table-cell" style:parent-style-name="Default">
      <style:table-cell-properties fo:background-color="#ffaa95" fo:wrap-option="wrap"/>
      <style:text-properties fo:color="#000000"/>
    </style:style>
    <style:style style:name="ce69" style:family="table-cell" style:parent-style-name="Default">
      <style:table-cell-properties fo:background-color="#dee7e5" style:text-align-source="fix" style:repeat-content="false" fo:wrap-option="wrap" style:vertical-align="middle"/>
      <style:paragraph-properties fo:text-align="center"/>
      <style:text-properties fo:color="#000000"/>
    </style:style>
    <style:style style:name="ce70" style:family="table-cell" style:parent-style-name="Default">
      <style:table-cell-properties fo:background-color="#dee7e5" style:text-align-source="fix" style:repeat-content="false" fo:wrap-option="wrap"/>
      <style:paragraph-properties fo:text-align="center" fo:margin-left="0in"/>
      <style:text-properties fo:color="#000000"/>
    </style:style>
    <style:style style:name="ce63" style:family="table-cell" style:parent-style-name="Default" style:data-style-name="N137">
      <style:table-cell-properties fo:background-color="#ffffff" fo:border="0.74pt solid #000000"/>
      <style:text-properties fo:color="#999999"/>
    </style:style>
    <style:style style:name="ce72" style:family="table-cell" style:parent-style-name="Default" style:data-style-name="N137">
      <style:table-cell-properties fo:background-color="#ffffff" fo:border="0.74pt solid #000000"/>
      <style:text-properties fo:color="#000000"/>
    </style:style>
    <style:style style:name="ce85" style:family="table-cell" style:parent-style-name="Default">
      <style:table-cell-properties fo:background-color="#dee7e5" fo:wrap-option="wrap"/>
      <style:text-properties fo:color="#000000"/>
    </style:style>
    <style:style style:name="ce74" style:family="table-cell" style:parent-style-name="Default" style:data-style-name="N134">
      <style:table-cell-properties fo:background-color="#ffffff"/>
      <style:text-properties fo:color="#000000"/>
    </style:style>
    <style:style style:name="ce27" style:family="table-cell" style:parent-style-name="Default" style:data-style-name="N136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ositionData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22"/>
        <table:table-column table:style-name="co4" table:default-cell-style-name="ce22"/>
        <table:table-column table:style-name="co5" table:default-cell-style-name="ce4"/>
        <table:table-column table:style-name="co6" table:number-columns-repeated="3" table:default-cell-style-name="Default"/>
        <table:table-column table:style-name="co7" table:number-columns-repeated="2" table:default-cell-style-name="Default"/>
        <table:table-column table:style-name="co6" table:default-cell-style-name="Default"/>
        <table:table-column table:style-name="co8" table:default-cell-style-name="Default"/>
        <table:table-column table:style-name="co6" table:default-cell-style-name="Default"/>
        <table:table-column table:style-name="co9" table:number-columns-repeated="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16363" table:default-cell-style-name="Default"/>
        <table:table-row table:style-name="ro1">
          <table:table-cell/>
          <table:table-cell table:style-name="ce13"/>
          <table:table-cell table:style-name="ce16" table:number-columns-repeated="2"/>
          <table:table-cell table:style-name="ce13" table:number-columns-repeated="9"/>
          <table:table-cell table:style-name="ce13" office:value-type="string" calcext:value-type="string">
            <text:p>Old: 2’1”</text:p>
          </table:table-cell>
          <table:table-cell table:style-name="ce13" office:value-type="string" calcext:value-type="string">
            <text:p>Reef backwards offset:</text:p>
          </table:table-cell>
          <table:table-cell table:style-name="ce13"/>
          <table:table-cell table:style-name="ce13" office:value-type="string" calcext:value-type="string">
            <text:p>Source backwards offset</text:p>
          </table:table-cell>
          <table:table-cell table:style-name="ce13" table:number-columns-repeated="2"/>
          <table:table-cell table:style-name="ce13" office:value-type="string" calcext:value-type="string">
            <text:p>offset of branches: +/- 6.47</text:p>
          </table:table-cell>
          <table:table-cell table:style-name="ce13" table:number-columns-repeated="2"/>
          <table:table-cell table:style-name="ce74" table:formula="of:=6.47/12" office:value-type="float" office:value="0.539166666666667" calcext:value-type="float">
            <text:p>0.5391667</text:p>
          </table:table-cell>
          <table:table-cell table:style-name="ce13" office:value-type="string" calcext:value-type="string">
            <text:p>Feet</text:p>
          </table:table-cell>
          <table:table-cell table:style-name="ce4" table:number-columns-repeated="16360"/>
        </table:table-row>
        <table:table-row table:style-name="ro1">
          <table:table-cell/>
          <table:table-cell table:style-name="ce13"/>
          <table:table-cell table:style-name="ce16" table:number-columns-repeated="2"/>
          <table:table-cell table:style-name="ce13" table:number-columns-repeated="10"/>
          <table:table-cell table:style-name="ce13" table:formula="of:=-(2.416667)" office:value-type="float" office:value="-2.416667" calcext:value-type="float">
            <text:p>-2.416667</text:p>
          </table:table-cell>
          <table:table-cell table:style-name="ce13"/>
          <table:table-cell table:style-name="ce13" office:value-type="float" office:value="-3" calcext:value-type="float">
            <text:p>-3</text:p>
          </table:table-cell>
          <table:table-cell table:style-name="ce13" table:number-columns-repeated="7"/>
          <table:table-cell table:style-name="ce4" table:number-columns-repeated="16360"/>
        </table:table-row>
        <table:table-row table:style-name="ro2">
          <table:table-cell table:style-name="ce5"/>
          <table:table-cell table:style-name="ce15"/>
          <table:table-cell table:style-name="ce17" table:number-columns-repeated="2"/>
          <table:table-cell table:style-name="ce15"/>
          <table:table-cell table:style-name="ce31" office:value-type="string" calcext:value-type="string" table:number-columns-spanned="3" table:number-rows-spanned="1">
            <text:p>April Tag Positions</text:p>
          </table:table-cell>
          <table:covered-table-cell table:style-name="ce37"/>
          <table:covered-table-cell table:style-name="ce48"/>
          <table:table-cell table:style-name="ce51" office:value-type="string" calcext:value-type="string" table:number-columns-spanned="3" table:number-rows-spanned="1">
            <text:p>April Tag Positions</text:p>
          </table:table-cell>
          <table:covered-table-cell table:number-columns-repeated="2" table:style-name="ce56"/>
          <table:table-cell table:style-name="ce57"/>
          <table:table-cell table:style-name="ce37"/>
          <table:table-cell table:style-name="ce59" office:value-type="string" calcext:value-type="string" table:number-columns-spanned="2" table:number-rows-spanned="1">
            <text:p>X Vector Angle Functions</text:p>
          </table:table-cell>
          <table:covered-table-cell table:style-name="ce64"/>
          <table:table-cell table:style-name="ce65" office:value-type="string" calcext:value-type="string">
            <text:p>Y Vector Angle Functions</text:p>
          </table:table-cell>
          <table:table-cell table:style-name="ce65"/>
          <table:table-cell table:style-name="ce79" office:value-type="string" calcext:value-type="string" table:number-columns-spanned="2" table:number-rows-spanned="1">
            <text:p>Offset</text:p>
          </table:table-cell>
          <table:covered-table-cell table:style-name="ce68"/>
          <table:table-cell table:style-name="ce69" office:value-type="string" calcext:value-type="string" table:number-columns-spanned="2" table:number-rows-spanned="1">
            <text:p>Absolute Robot Desired Position</text:p>
          </table:table-cell>
          <table:covered-table-cell table:style-name="ce85"/>
          <table:table-cell table:style-name="ce85" office:value-type="string" calcext:value-type="string">
            <text:p>Absolute Robot Orientation Angle</text:p>
          </table:table-cell>
          <table:table-cell table:style-name="ce85" table:number-columns-repeated="2"/>
          <table:table-cell table:style-name="ce15" table:number-columns-repeated="2"/>
          <table:table-cell table:style-name="ce5" table:number-columns-repeated="12"/>
          <table:table-cell table:number-columns-repeated="16346"/>
        </table:table-row>
        <table:table-row table:style-name="ro3">
          <table:table-cell table:style-name="ce12"/>
          <table:table-cell table:style-name="ce17"/>
          <table:table-cell table:style-name="ce17" office:value-type="string" calcext:value-type="string">
            <text:p>Color</text:p>
          </table:table-cell>
          <table:table-cell table:style-name="ce17" office:value-type="string" calcext:value-type="string">
            <text:p>Position</text:p>
          </table:table-cell>
          <table:table-cell table:style-name="ce17" office:value-type="string" calcext:value-type="string">
            <text:p>April Tag</text:p>
          </table:table-cell>
          <table:table-cell table:style-name="ce33" office:value-type="string" calcext:value-type="string">
            <text:p>X inches</text:p>
          </table:table-cell>
          <table:table-cell table:style-name="ce47" office:value-type="string" calcext:value-type="string">
            <text:p>Y inches</text:p>
          </table:table-cell>
          <table:table-cell table:style-name="ce50" office:value-type="string" calcext:value-type="string">
            <text:p>Z rot degrees</text:p>
          </table:table-cell>
          <table:table-cell table:style-name="ce52" office:value-type="string" calcext:value-type="string">
            <text:p>X feet</text:p>
          </table:table-cell>
          <table:table-cell table:style-name="ce52" office:value-type="string" calcext:value-type="string">
            <text:p>Y feet</text:p>
          </table:table-cell>
          <table:table-cell table:style-name="ce52" office:value-type="string" calcext:value-type="string">
            <text:p>z rot radians</text:p>
          </table:table-cell>
          <table:table-cell table:style-name="ce58" office:value-type="string" calcext:value-type="string">
            <text:p>X vector Angle</text:p>
          </table:table-cell>
          <table:table-cell table:style-name="ce47" office:value-type="string" calcext:value-type="string">
            <text:p>Y Vector Angle</text:p>
          </table:table-cell>
          <table:table-cell table:style-name="ce60" office:value-type="string" calcext:value-type="string">
            <text:p>Cos</text:p>
          </table:table-cell>
          <table:table-cell table:style-name="ce60" office:value-type="string" calcext:value-type="string">
            <text:p>Sine</text:p>
          </table:table-cell>
          <table:table-cell table:style-name="ce66" office:value-type="string" calcext:value-type="string">
            <text:p>Cos</text:p>
          </table:table-cell>
          <table:table-cell table:style-name="ce66" office:value-type="string" calcext:value-type="string">
            <text:p>Sine</text:p>
          </table:table-cell>
          <table:table-cell table:style-name="ce79" office:value-type="string" calcext:value-type="string">
            <text:p>distance in front of FT</text:p>
          </table:table-cell>
          <table:table-cell table:style-name="ce79" office:value-type="string" calcext:value-type="string">
            <text:p>Distance side offset feet</text:p>
          </table:table-cell>
          <table:table-cell table:style-name="ce70" office:value-type="string" calcext:value-type="string">
            <text:p>X feet</text:p>
          </table:table-cell>
          <table:table-cell table:style-name="ce70" office:value-type="string" calcext:value-type="string">
            <text:p>Y feet</text:p>
          </table:table-cell>
          <table:table-cell table:style-name="ce70" office:value-type="string" calcext:value-type="string">
            <text:p>Degrees</text:p>
          </table:table-cell>
          <table:table-cell table:style-name="ce70" office:value-type="string" calcext:value-type="string">
            <text:p>X inches</text:p>
          </table:table-cell>
          <table:table-cell table:style-name="ce70" office:value-type="string" calcext:value-type="string">
            <text:p>Y Inches</text:p>
          </table:table-cell>
          <table:table-cell table:style-name="ce17" table:number-columns-repeated="2"/>
          <table:table-cell table:style-name="ce12" table:number-columns-repeated="16358"/>
        </table:table-row>
        <table:table-row table:style-name="ro1">
          <table:table-cell/>
          <table:table-cell table:style-name="ce11" office:value-type="string" calcext:value-type="string">
            <text:p>Center</text:p>
          </table:table-cell>
          <table:table-cell table:style-name="ce18" table:number-columns-repeated="2"/>
          <table:table-cell table:style-name="ce11" office:value-type="string" calcext:value-type="string">
            <text:p>Blue Reef 19</text:p>
          </table:table-cell>
          <table:table-cell table:style-name="ce21" office:value-type="float" office:value="160.39" calcext:value-type="float">
            <text:p>160.390</text:p>
          </table:table-cell>
          <table:table-cell table:style-name="ce21" office:value-type="float" office:value="186.83" calcext:value-type="float">
            <text:p>186.830</text:p>
          </table:table-cell>
          <table:table-cell table:style-name="ce21" office:value-type="float" office:value="120" calcext:value-type="float">
            <text:p>120.000</text:p>
          </table:table-cell>
          <table:table-cell table:style-name="ce45" table:formula="of:=[.F5]/12" office:value-type="float" office:value="13.3658333333333" calcext:value-type="float">
            <text:p>13.36583</text:p>
          </table:table-cell>
          <table:table-cell table:style-name="ce45" table:formula="of:=[.G5]/12" office:value-type="float" office:value="15.5691666666667" calcext:value-type="float">
            <text:p>15.56917</text:p>
          </table:table-cell>
          <table:table-cell table:style-name="ce45" table:formula="of:=[.H5]/360*PI()*2" office:value-type="float" office:value="2.0943951023932" calcext:value-type="float">
            <text:p>2.09440</text:p>
          </table:table-cell>
          <table:table-cell table:style-name="ce45" table:formula="of:=IF([.K5]&lt;PI()/2;[.K5]+PI();[.K5]-PI())" office:value-type="float" office:value="-1.0471975511966" calcext:value-type="float">
            <text:p>-1.04720</text:p>
          </table:table-cell>
          <table:table-cell table:style-name="ce45" table:formula="of:=[.L5]+PI()/2" office:value-type="float" office:value="0.523598775598299" calcext:value-type="float">
            <text:p>0.52360</text:p>
          </table:table-cell>
          <table:table-cell table:style-name="ce54" table:formula="of:=COS([.L5])" office:value-type="float" office:value="0.5" calcext:value-type="float">
            <text:p>0.50000000</text:p>
          </table:table-cell>
          <table:table-cell table:style-name="ce54" table:formula="of:=SIN([.L5])" office:value-type="float" office:value="-0.866025403784439" calcext:value-type="float">
            <text:p>-0.86602540</text:p>
          </table:table-cell>
          <table:table-cell table:style-name="ce54" table:formula="of:=COS([.M5])" office:value-type="float" office:value="0.866025403784439" calcext:value-type="float">
            <text:p>0.86602540</text:p>
          </table:table-cell>
          <table:table-cell table:style-name="ce54" table:formula="of:=SIN([.M5])" office:value-type="float" office:value="0.5" calcext:value-type="float">
            <text:p>0.50000000</text:p>
          </table:table-cell>
          <table:table-cell table:style-name="ce21" table:formula="of:=[.O2]" office:value-type="float" office:value="-2.416667" calcext:value-type="float">
            <text:p>-2.417</text:p>
          </table:table-cell>
          <table:table-cell table:style-name="ce21" office:value-type="float" office:value="0" calcext:value-type="float">
            <text:p>0.000</text:p>
          </table:table-cell>
          <table:table-cell table:style-name="ce63" table:formula="of:=[.I5]+[.R5]*[.N5]+[.S5]*[.P5]" office:value-type="float" office:value="12.1574998333333" calcext:value-type="float">
            <text:p>12.1575</text:p>
          </table:table-cell>
          <table:table-cell table:style-name="ce63" table:formula="of:=[.J5]+[.R5]*[.O5]+[.S5]*[.Q5]" office:value-type="float" office:value="17.6620616811542" calcext:value-type="float">
            <text:p>17.6621</text:p>
          </table:table-cell>
          <table:table-cell table:style-name="ce63" table:formula="of:=[.L5]*180/PI()" office:value-type="float" office:value="-60" calcext:value-type="float">
            <text:p>-60.0000</text:p>
          </table:table-cell>
          <table:table-cell table:style-name="ce63" table:formula="of:=[.T5]*12" office:value-type="float" office:value="145.889998" calcext:value-type="float">
            <text:p>145.8900</text:p>
          </table:table-cell>
          <table:table-cell table:style-name="ce63" table:formula="of:=[.U5]*12" office:value-type="float" office:value="211.944740173851" calcext:value-type="float">
            <text:p>211.9447</text:p>
          </table:table-cell>
          <table:table-cell table:style-name="ce13" table:number-columns-repeated="2"/>
          <table:table-cell table:style-name="ce4" table:number-columns-repeated="16358"/>
        </table:table-row>
        <table:table-row table:style-name="ro1">
          <table:table-cell/>
          <table:table-cell table:style-name="ce11" office:value-type="string" calcext:value-type="string">
            <text:p>Left</text:p>
          </table:table-cell>
          <table:table-cell table:style-name="ce18" office:value-type="string" calcext:value-type="string">
            <text:p>Blue</text:p>
          </table:table-cell>
          <table:table-cell table:style-name="ce18" office:value-type="string" calcext:value-type="string">
            <text:p>K</text:p>
          </table:table-cell>
          <table:table-cell table:style-name="ce11" office:value-type="string" calcext:value-type="string">
            <text:p>Blue Reef 19</text:p>
          </table:table-cell>
          <table:table-cell table:style-name="ce21" office:value-type="float" office:value="160.39" calcext:value-type="float">
            <text:p>160.390</text:p>
          </table:table-cell>
          <table:table-cell table:style-name="ce21" office:value-type="float" office:value="186.83" calcext:value-type="float">
            <text:p>186.830</text:p>
          </table:table-cell>
          <table:table-cell table:style-name="ce21" office:value-type="float" office:value="120" calcext:value-type="float">
            <text:p>120.000</text:p>
          </table:table-cell>
          <table:table-cell table:style-name="ce45" table:formula="of:=[.F6]/12" office:value-type="float" office:value="13.3658333333333" calcext:value-type="float">
            <text:p>13.36583</text:p>
          </table:table-cell>
          <table:table-cell table:style-name="ce45" table:formula="of:=[.G6]/12" office:value-type="float" office:value="15.5691666666667" calcext:value-type="float">
            <text:p>15.56917</text:p>
          </table:table-cell>
          <table:table-cell table:style-name="ce45" table:formula="of:=[.H6]/360*PI()*2" office:value-type="float" office:value="2.0943951023932" calcext:value-type="float">
            <text:p>2.09440</text:p>
          </table:table-cell>
          <table:table-cell table:style-name="ce45" table:formula="of:=IF([.K6]&lt;PI()/2;[.K6]+PI();[.K6]-PI())" office:value-type="float" office:value="-1.0471975511966" calcext:value-type="float">
            <text:p>-1.04720</text:p>
          </table:table-cell>
          <table:table-cell table:style-name="ce45" table:formula="of:=[.L6]+PI()/2" office:value-type="float" office:value="0.523598775598299" calcext:value-type="float">
            <text:p>0.52360</text:p>
          </table:table-cell>
          <table:table-cell table:style-name="ce54" table:formula="of:=COS([.L6])" office:value-type="float" office:value="0.5" calcext:value-type="float">
            <text:p>0.50000000</text:p>
          </table:table-cell>
          <table:table-cell table:style-name="ce54" table:formula="of:=SIN([.L6])" office:value-type="float" office:value="-0.866025403784439" calcext:value-type="float">
            <text:p>-0.86602540</text:p>
          </table:table-cell>
          <table:table-cell table:style-name="ce54" table:formula="of:=COS([.M6])" office:value-type="float" office:value="0.866025403784439" calcext:value-type="float">
            <text:p>0.86602540</text:p>
          </table:table-cell>
          <table:table-cell table:style-name="ce54" table:formula="of:=SIN([.M6])" office:value-type="float" office:value="0.5" calcext:value-type="float">
            <text:p>0.50000000</text:p>
          </table:table-cell>
          <table:table-cell table:style-name="ce21" table:formula="of:=[.O2]" office:value-type="float" office:value="-2.416667" calcext:value-type="float">
            <text:p>-2.417</text:p>
          </table:table-cell>
          <table:table-cell table:style-name="ce21" table:formula="of:=[.$W$1]" office:value-type="float" office:value="0.539166666666667" calcext:value-type="float">
            <text:p>0.539</text:p>
          </table:table-cell>
          <table:table-cell table:style-name="ce63" table:formula="of:=[.I6]+[.R6]*[.N6]+[.S6]*[.P6]" office:value-type="float" office:value="12.6244318635404" calcext:value-type="float">
            <text:p>12.6244</text:p>
          </table:table-cell>
          <table:table-cell table:style-name="ce63" table:formula="of:=[.J6]+[.R6]*[.O6]+[.S6]*[.Q6]" office:value-type="float" office:value="17.9316450144876" calcext:value-type="float">
            <text:p>17.9316</text:p>
          </table:table-cell>
          <table:table-cell table:style-name="ce63" table:formula="of:=[.L6]*180/PI()" office:value-type="float" office:value="-60" calcext:value-type="float">
            <text:p>-60.0000</text:p>
          </table:table-cell>
          <table:table-cell table:style-name="ce63" table:formula="of:=[.T6]*12" office:value-type="float" office:value="151.493182362485" calcext:value-type="float">
            <text:p>151.4932</text:p>
          </table:table-cell>
          <table:table-cell table:style-name="ce63" table:formula="of:=[.U6]*12" office:value-type="float" office:value="215.179740173851" calcext:value-type="float">
            <text:p>215.1797</text:p>
          </table:table-cell>
          <table:table-cell table:style-name="ce13" table:number-columns-repeated="2"/>
          <table:table-cell table:style-name="ce4" table:number-columns-repeated="16358"/>
        </table:table-row>
        <table:table-row table:style-name="ro1">
          <table:table-cell/>
          <table:table-cell table:style-name="ce11" office:value-type="string" calcext:value-type="string">
            <text:p>Right</text:p>
          </table:table-cell>
          <table:table-cell table:style-name="ce18" office:value-type="string" calcext:value-type="string">
            <text:p>Blue</text:p>
          </table:table-cell>
          <table:table-cell table:style-name="ce18" office:value-type="string" calcext:value-type="string">
            <text:p>L</text:p>
          </table:table-cell>
          <table:table-cell table:style-name="ce11" office:value-type="string" calcext:value-type="string">
            <text:p>Blue Reef 19</text:p>
          </table:table-cell>
          <table:table-cell table:style-name="ce21" office:value-type="float" office:value="160.39" calcext:value-type="float">
            <text:p>160.390</text:p>
          </table:table-cell>
          <table:table-cell table:style-name="ce21" office:value-type="float" office:value="186.83" calcext:value-type="float">
            <text:p>186.830</text:p>
          </table:table-cell>
          <table:table-cell table:style-name="ce21" office:value-type="float" office:value="120" calcext:value-type="float">
            <text:p>120.000</text:p>
          </table:table-cell>
          <table:table-cell table:style-name="ce45" table:formula="of:=[.F7]/12" office:value-type="float" office:value="13.3658333333333" calcext:value-type="float">
            <text:p>13.36583</text:p>
          </table:table-cell>
          <table:table-cell table:style-name="ce45" table:formula="of:=[.G7]/12" office:value-type="float" office:value="15.5691666666667" calcext:value-type="float">
            <text:p>15.56917</text:p>
          </table:table-cell>
          <table:table-cell table:style-name="ce45" table:formula="of:=[.H7]/360*PI()*2" office:value-type="float" office:value="2.0943951023932" calcext:value-type="float">
            <text:p>2.09440</text:p>
          </table:table-cell>
          <table:table-cell table:style-name="ce45" table:formula="of:=IF([.K7]&lt;PI()/2;[.K7]+PI();[.K7]-PI())" office:value-type="float" office:value="-1.0471975511966" calcext:value-type="float">
            <text:p>-1.04720</text:p>
          </table:table-cell>
          <table:table-cell table:style-name="ce45" table:formula="of:=[.L7]+PI()/2" office:value-type="float" office:value="0.523598775598299" calcext:value-type="float">
            <text:p>0.52360</text:p>
          </table:table-cell>
          <table:table-cell table:style-name="ce54" table:formula="of:=COS([.L7])" office:value-type="float" office:value="0.5" calcext:value-type="float">
            <text:p>0.50000000</text:p>
          </table:table-cell>
          <table:table-cell table:style-name="ce54" table:formula="of:=SIN([.L7])" office:value-type="float" office:value="-0.866025403784439" calcext:value-type="float">
            <text:p>-0.86602540</text:p>
          </table:table-cell>
          <table:table-cell table:style-name="ce54" table:formula="of:=COS([.M7])" office:value-type="float" office:value="0.866025403784439" calcext:value-type="float">
            <text:p>0.86602540</text:p>
          </table:table-cell>
          <table:table-cell table:style-name="ce54" table:formula="of:=SIN([.M7])" office:value-type="float" office:value="0.5" calcext:value-type="float">
            <text:p>0.50000000</text:p>
          </table:table-cell>
          <table:table-cell table:style-name="ce21" table:formula="of:=[.O2]" office:value-type="float" office:value="-2.416667" calcext:value-type="float">
            <text:p>-2.417</text:p>
          </table:table-cell>
          <table:table-cell table:style-name="ce21" table:formula="of:=-1*[.$W$1]" office:value-type="float" office:value="-0.539166666666667" calcext:value-type="float">
            <text:p>-0.539</text:p>
          </table:table-cell>
          <table:table-cell table:style-name="ce63" table:formula="of:=[.I7]+[.R7]*[.N7]+[.S7]*[.P7]" office:value-type="float" office:value="11.6905678031262" calcext:value-type="float">
            <text:p>11.6906</text:p>
          </table:table-cell>
          <table:table-cell table:style-name="ce63" table:formula="of:=[.J7]+[.R7]*[.O7]+[.S7]*[.Q7]" office:value-type="float" office:value="17.3924783478209" calcext:value-type="float">
            <text:p>17.3925</text:p>
          </table:table-cell>
          <table:table-cell table:style-name="ce63" table:formula="of:=[.L7]*180/PI()" office:value-type="float" office:value="-60" calcext:value-type="float">
            <text:p>-60.0000</text:p>
          </table:table-cell>
          <table:table-cell table:style-name="ce63" table:formula="of:=[.T7]*12" office:value-type="float" office:value="140.286813637514" calcext:value-type="float">
            <text:p>140.2868</text:p>
          </table:table-cell>
          <table:table-cell table:style-name="ce63" table:formula="of:=[.U7]*12" office:value-type="float" office:value="208.709740173851" calcext:value-type="float">
            <text:p>208.7097</text:p>
          </table:table-cell>
          <table:table-cell table:style-name="ce13" table:number-columns-repeated="2"/>
          <table:table-cell table:style-name="ce4" table:number-columns-repeated="16358"/>
        </table:table-row>
        <table:table-row table:style-name="ro1">
          <table:table-cell/>
          <table:table-cell table:style-name="ce11" office:value-type="string" calcext:value-type="string">
            <text:p>Center</text:p>
          </table:table-cell>
          <table:table-cell table:style-name="ce18" table:number-columns-repeated="2"/>
          <table:table-cell table:style-name="ce11" office:value-type="string" calcext:value-type="string">
            <text:p>Blue Reef 20</text:p>
          </table:table-cell>
          <table:table-cell table:style-name="ce21" office:value-type="float" office:value="193.1" calcext:value-type="float">
            <text:p>193.100</text:p>
          </table:table-cell>
          <table:table-cell table:style-name="ce21" office:value-type="float" office:value="186.83" calcext:value-type="float">
            <text:p>186.830</text:p>
          </table:table-cell>
          <table:table-cell table:style-name="ce21" office:value-type="float" office:value="60" calcext:value-type="float">
            <text:p>60.000</text:p>
          </table:table-cell>
          <table:table-cell table:style-name="ce45" table:formula="of:=[.F8]/12" office:value-type="float" office:value="16.0916666666667" calcext:value-type="float">
            <text:p>16.09167</text:p>
          </table:table-cell>
          <table:table-cell table:style-name="ce45" table:formula="of:=[.G8]/12" office:value-type="float" office:value="15.5691666666667" calcext:value-type="float">
            <text:p>15.56917</text:p>
          </table:table-cell>
          <table:table-cell table:style-name="ce45" table:formula="of:=[.H8]/360*PI()*2" office:value-type="float" office:value="1.0471975511966" calcext:value-type="float">
            <text:p>1.04720</text:p>
          </table:table-cell>
          <table:table-cell table:style-name="ce45" table:formula="of:=IF([.K8]&lt;PI()/2;[.K8]+PI();[.K8]-PI())" office:value-type="float" office:value="4.18879020478639" calcext:value-type="float">
            <text:p>4.18879</text:p>
          </table:table-cell>
          <table:table-cell table:style-name="ce45" table:formula="of:=[.L8]+PI()/2" office:value-type="float" office:value="5.75958653158129" calcext:value-type="float">
            <text:p>5.75959</text:p>
          </table:table-cell>
          <table:table-cell table:style-name="ce54" table:formula="of:=COS([.L8])" office:value-type="float" office:value="-0.499999999999998" calcext:value-type="float">
            <text:p>-0.50000000</text:p>
          </table:table-cell>
          <table:table-cell table:style-name="ce54" table:formula="of:=SIN([.L8])" office:value-type="float" office:value="-0.86602540378444" calcext:value-type="float">
            <text:p>-0.86602540</text:p>
          </table:table-cell>
          <table:table-cell table:style-name="ce54" table:formula="of:=COS([.M8])" office:value-type="float" office:value="0.86602540378444" calcext:value-type="float">
            <text:p>0.86602540</text:p>
          </table:table-cell>
          <table:table-cell table:style-name="ce54" table:formula="of:=SIN([.M8])" office:value-type="float" office:value="-0.499999999999998" calcext:value-type="float">
            <text:p>-0.50000000</text:p>
          </table:table-cell>
          <table:table-cell table:style-name="ce21" table:formula="of:=[.O2]" office:value-type="float" office:value="-2.416667" calcext:value-type="float">
            <text:p>-2.417</text:p>
          </table:table-cell>
          <table:table-cell table:style-name="ce21" office:value-type="float" office:value="0" calcext:value-type="float">
            <text:p>0.000</text:p>
          </table:table-cell>
          <table:table-cell table:style-name="ce63" table:formula="of:=[.I8]+[.R8]*[.N8]+[.S8]*[.P8]" office:value-type="float" office:value="17.3000001666667" calcext:value-type="float">
            <text:p>17.3000</text:p>
          </table:table-cell>
          <table:table-cell table:style-name="ce63" table:formula="of:=[.J8]+[.R8]*[.O8]+[.S8]*[.Q8]" office:value-type="float" office:value="17.6620616811542" calcext:value-type="float">
            <text:p>17.6621</text:p>
          </table:table-cell>
          <table:table-cell table:style-name="ce63" table:formula="of:=[.L8]*180/PI()" office:value-type="float" office:value="240" calcext:value-type="float">
            <text:p>240.0000</text:p>
          </table:table-cell>
          <table:table-cell table:style-name="ce63" table:formula="of:=[.T8]*12" office:value-type="float" office:value="207.600002" calcext:value-type="float">
            <text:p>207.6000</text:p>
          </table:table-cell>
          <table:table-cell table:style-name="ce63" table:formula="of:=[.U8]*12" office:value-type="float" office:value="211.944740173851" calcext:value-type="float">
            <text:p>211.9447</text:p>
          </table:table-cell>
          <table:table-cell table:style-name="ce13" table:number-columns-repeated="2"/>
          <table:table-cell table:style-name="ce4" table:number-columns-repeated="16358"/>
        </table:table-row>
        <table:table-row table:style-name="ro1">
          <table:table-cell/>
          <table:table-cell table:style-name="ce11" office:value-type="string" calcext:value-type="string">
            <text:p>Left</text:p>
          </table:table-cell>
          <table:table-cell table:style-name="ce18" office:value-type="string" calcext:value-type="string">
            <text:p>Blue</text:p>
          </table:table-cell>
          <table:table-cell table:style-name="ce18" office:value-type="string" calcext:value-type="string">
            <text:p>I</text:p>
          </table:table-cell>
          <table:table-cell table:style-name="ce11" office:value-type="string" calcext:value-type="string">
            <text:p>Blue Reef 20</text:p>
          </table:table-cell>
          <table:table-cell table:style-name="ce21" office:value-type="float" office:value="193.1" calcext:value-type="float">
            <text:p>193.100</text:p>
          </table:table-cell>
          <table:table-cell table:style-name="ce21" office:value-type="float" office:value="186.83" calcext:value-type="float">
            <text:p>186.830</text:p>
          </table:table-cell>
          <table:table-cell table:style-name="ce21" office:value-type="float" office:value="60" calcext:value-type="float">
            <text:p>60.000</text:p>
          </table:table-cell>
          <table:table-cell table:style-name="ce45" table:formula="of:=[.F9]/12" office:value-type="float" office:value="16.0916666666667" calcext:value-type="float">
            <text:p>16.09167</text:p>
          </table:table-cell>
          <table:table-cell table:style-name="ce45" table:formula="of:=[.G9]/12" office:value-type="float" office:value="15.5691666666667" calcext:value-type="float">
            <text:p>15.56917</text:p>
          </table:table-cell>
          <table:table-cell table:style-name="ce45" table:formula="of:=[.H9]/360*PI()*2" office:value-type="float" office:value="1.0471975511966" calcext:value-type="float">
            <text:p>1.04720</text:p>
          </table:table-cell>
          <table:table-cell table:style-name="ce45" table:formula="of:=IF([.K9]&lt;PI()/2;[.K9]+PI();[.K9]-PI())" office:value-type="float" office:value="4.18879020478639" calcext:value-type="float">
            <text:p>4.18879</text:p>
          </table:table-cell>
          <table:table-cell table:style-name="ce45" table:formula="of:=[.L9]+PI()/2" office:value-type="float" office:value="5.75958653158129" calcext:value-type="float">
            <text:p>5.75959</text:p>
          </table:table-cell>
          <table:table-cell table:style-name="ce54" table:formula="of:=COS([.L9])" office:value-type="float" office:value="-0.499999999999998" calcext:value-type="float">
            <text:p>-0.50000000</text:p>
          </table:table-cell>
          <table:table-cell table:style-name="ce54" table:formula="of:=SIN([.L9])" office:value-type="float" office:value="-0.86602540378444" calcext:value-type="float">
            <text:p>-0.86602540</text:p>
          </table:table-cell>
          <table:table-cell table:style-name="ce54" table:formula="of:=COS([.M9])" office:value-type="float" office:value="0.86602540378444" calcext:value-type="float">
            <text:p>0.86602540</text:p>
          </table:table-cell>
          <table:table-cell table:style-name="ce54" table:formula="of:=SIN([.M9])" office:value-type="float" office:value="-0.499999999999998" calcext:value-type="float">
            <text:p>-0.50000000</text:p>
          </table:table-cell>
          <table:table-cell table:style-name="ce21" table:formula="of:=[.O2]" office:value-type="float" office:value="-2.416667" calcext:value-type="float">
            <text:p>-2.417</text:p>
          </table:table-cell>
          <table:table-cell table:style-name="ce21" table:formula="of:=[.$W$1]" office:value-type="float" office:value="0.539166666666667" calcext:value-type="float">
            <text:p>0.539</text:p>
          </table:table-cell>
          <table:table-cell table:style-name="ce63" table:formula="of:=[.I9]+[.R9]*[.N9]+[.S9]*[.P9]" office:value-type="float" office:value="17.7669321968738" calcext:value-type="float">
            <text:p>17.7669</text:p>
          </table:table-cell>
          <table:table-cell table:style-name="ce63" table:formula="of:=[.J9]+[.R9]*[.O9]+[.S9]*[.Q9]" office:value-type="float" office:value="17.3924783478209" calcext:value-type="float">
            <text:p>17.3925</text:p>
          </table:table-cell>
          <table:table-cell table:style-name="ce63" table:formula="of:=[.L9]*180/PI()" office:value-type="float" office:value="240" calcext:value-type="float">
            <text:p>240.0000</text:p>
          </table:table-cell>
          <table:table-cell table:style-name="ce63" table:formula="of:=[.T9]*12" office:value-type="float" office:value="213.203186362486" calcext:value-type="float">
            <text:p>213.2032</text:p>
          </table:table-cell>
          <table:table-cell table:style-name="ce63" table:formula="of:=[.U9]*12" office:value-type="float" office:value="208.709740173851" calcext:value-type="float">
            <text:p>208.7097</text:p>
          </table:table-cell>
          <table:table-cell table:style-name="ce13" table:number-columns-repeated="2"/>
          <table:table-cell table:style-name="ce4" table:number-columns-repeated="16358"/>
        </table:table-row>
        <table:table-row table:style-name="ro1">
          <table:table-cell/>
          <table:table-cell table:style-name="ce11" office:value-type="string" calcext:value-type="string">
            <text:p>Right</text:p>
          </table:table-cell>
          <table:table-cell table:style-name="ce18" office:value-type="string" calcext:value-type="string">
            <text:p>Blue</text:p>
          </table:table-cell>
          <table:table-cell table:style-name="ce18" office:value-type="string" calcext:value-type="string">
            <text:p>J</text:p>
          </table:table-cell>
          <table:table-cell table:style-name="ce11" office:value-type="string" calcext:value-type="string">
            <text:p>Blue Reef 20</text:p>
          </table:table-cell>
          <table:table-cell table:style-name="ce21" office:value-type="float" office:value="193.1" calcext:value-type="float">
            <text:p>193.100</text:p>
          </table:table-cell>
          <table:table-cell table:style-name="ce21" office:value-type="float" office:value="186.83" calcext:value-type="float">
            <text:p>186.830</text:p>
          </table:table-cell>
          <table:table-cell table:style-name="ce21" office:value-type="float" office:value="60" calcext:value-type="float">
            <text:p>60.000</text:p>
          </table:table-cell>
          <table:table-cell table:style-name="ce45" table:formula="of:=[.F10]/12" office:value-type="float" office:value="16.0916666666667" calcext:value-type="float">
            <text:p>16.09167</text:p>
          </table:table-cell>
          <table:table-cell table:style-name="ce45" table:formula="of:=[.G10]/12" office:value-type="float" office:value="15.5691666666667" calcext:value-type="float">
            <text:p>15.56917</text:p>
          </table:table-cell>
          <table:table-cell table:style-name="ce45" table:formula="of:=[.H10]/360*PI()*2" office:value-type="float" office:value="1.0471975511966" calcext:value-type="float">
            <text:p>1.04720</text:p>
          </table:table-cell>
          <table:table-cell table:style-name="ce45" table:formula="of:=IF([.K10]&lt;PI()/2;[.K10]+PI();[.K10]-PI())" office:value-type="float" office:value="4.18879020478639" calcext:value-type="float">
            <text:p>4.18879</text:p>
          </table:table-cell>
          <table:table-cell table:style-name="ce45" table:formula="of:=[.L10]+PI()/2" office:value-type="float" office:value="5.75958653158129" calcext:value-type="float">
            <text:p>5.75959</text:p>
          </table:table-cell>
          <table:table-cell table:style-name="ce54" table:formula="of:=COS([.L10])" office:value-type="float" office:value="-0.499999999999998" calcext:value-type="float">
            <text:p>-0.50000000</text:p>
          </table:table-cell>
          <table:table-cell table:style-name="ce54" table:formula="of:=SIN([.L10])" office:value-type="float" office:value="-0.86602540378444" calcext:value-type="float">
            <text:p>-0.86602540</text:p>
          </table:table-cell>
          <table:table-cell table:style-name="ce54" table:formula="of:=COS([.M10])" office:value-type="float" office:value="0.86602540378444" calcext:value-type="float">
            <text:p>0.86602540</text:p>
          </table:table-cell>
          <table:table-cell table:style-name="ce54" table:formula="of:=SIN([.M10])" office:value-type="float" office:value="-0.499999999999998" calcext:value-type="float">
            <text:p>-0.50000000</text:p>
          </table:table-cell>
          <table:table-cell table:style-name="ce21" table:formula="of:=[.O2]" office:value-type="float" office:value="-2.416667" calcext:value-type="float">
            <text:p>-2.417</text:p>
          </table:table-cell>
          <table:table-cell table:style-name="ce21" table:formula="of:=-1*[.$W$1]" office:value-type="float" office:value="-0.539166666666667" calcext:value-type="float">
            <text:p>-0.539</text:p>
          </table:table-cell>
          <table:table-cell table:style-name="ce63" table:formula="of:=[.I10]+[.R10]*[.N10]+[.S10]*[.P10]" office:value-type="float" office:value="16.8330681364596" calcext:value-type="float">
            <text:p>16.8331</text:p>
          </table:table-cell>
          <table:table-cell table:style-name="ce63" table:formula="of:=[.J10]+[.R10]*[.O10]+[.S10]*[.Q10]" office:value-type="float" office:value="17.9316450144876" calcext:value-type="float">
            <text:p>17.9316</text:p>
          </table:table-cell>
          <table:table-cell table:style-name="ce63" table:formula="of:=[.L10]*180/PI()" office:value-type="float" office:value="240" calcext:value-type="float">
            <text:p>240.0000</text:p>
          </table:table-cell>
          <table:table-cell table:style-name="ce63" table:formula="of:=[.T10]*12" office:value-type="float" office:value="201.996817637515" calcext:value-type="float">
            <text:p>201.9968</text:p>
          </table:table-cell>
          <table:table-cell table:style-name="ce63" table:formula="of:=[.U10]*12" office:value-type="float" office:value="215.179740173851" calcext:value-type="float">
            <text:p>215.1797</text:p>
          </table:table-cell>
          <table:table-cell table:style-name="ce13" table:number-columns-repeated="2"/>
          <table:table-cell table:style-name="ce4" table:number-columns-repeated="16358"/>
        </table:table-row>
        <table:table-row table:style-name="ro1">
          <table:table-cell/>
          <table:table-cell table:style-name="ce11" office:value-type="string" calcext:value-type="string">
            <text:p>Center</text:p>
          </table:table-cell>
          <table:table-cell table:style-name="ce18" table:number-columns-repeated="2"/>
          <table:table-cell table:style-name="ce11" office:value-type="string" calcext:value-type="string">
            <text:p>Blue Reef 21</text:p>
          </table:table-cell>
          <table:table-cell table:style-name="ce21" office:value-type="float" office:value="209.49" calcext:value-type="float">
            <text:p>209.490</text:p>
          </table:table-cell>
          <table:table-cell table:style-name="ce21" office:value-type="float" office:value="158.5" calcext:value-type="float">
            <text:p>158.500</text:p>
          </table:table-cell>
          <table:table-cell table:style-name="ce21" office:value-type="float" office:value="0" calcext:value-type="float">
            <text:p>0.000</text:p>
          </table:table-cell>
          <table:table-cell table:style-name="ce45" table:formula="of:=[.F11]/12" office:value-type="float" office:value="17.4575" calcext:value-type="float">
            <text:p>17.45750</text:p>
          </table:table-cell>
          <table:table-cell table:style-name="ce45" table:formula="of:=[.G11]/12" office:value-type="float" office:value="13.2083333333333" calcext:value-type="float">
            <text:p>13.20833</text:p>
          </table:table-cell>
          <table:table-cell table:style-name="ce45" table:formula="of:=[.H11]/360*PI()*2" office:value-type="float" office:value="0" calcext:value-type="float">
            <text:p>0.00000</text:p>
          </table:table-cell>
          <table:table-cell table:style-name="ce45" table:formula="of:=IF([.K11]&lt;PI()/2;[.K11]+PI();[.K11]-PI())" office:value-type="float" office:value="3.14159265358979" calcext:value-type="float">
            <text:p>3.14159</text:p>
          </table:table-cell>
          <table:table-cell table:style-name="ce45" table:formula="of:=[.L11]+PI()/2" office:value-type="float" office:value="4.71238898038469" calcext:value-type="float">
            <text:p>4.71239</text:p>
          </table:table-cell>
          <table:table-cell table:style-name="ce54" table:formula="of:=COS([.L11])" office:value-type="float" office:value="-1" calcext:value-type="float">
            <text:p>-1.00000000</text:p>
          </table:table-cell>
          <table:table-cell table:style-name="ce54" table:formula="of:=SIN([.L11])" office:value-type="float" office:value="1.22464679914735E-016" calcext:value-type="float">
            <text:p>0.00000000</text:p>
          </table:table-cell>
          <table:table-cell table:style-name="ce54" table:formula="of:=COS([.M11])" office:value-type="float" office:value="-1.83697019872103E-016" calcext:value-type="float">
            <text:p>0.00000000</text:p>
          </table:table-cell>
          <table:table-cell table:style-name="ce54" table:formula="of:=SIN([.M11])" office:value-type="float" office:value="-1" calcext:value-type="float">
            <text:p>-1.00000000</text:p>
          </table:table-cell>
          <table:table-cell table:style-name="ce21" table:formula="of:=[.O2]" office:value-type="float" office:value="-2.416667" calcext:value-type="float">
            <text:p>-2.417</text:p>
          </table:table-cell>
          <table:table-cell table:style-name="ce21" office:value-type="float" office:value="0" calcext:value-type="float">
            <text:p>0.000</text:p>
          </table:table-cell>
          <table:table-cell table:style-name="ce63" table:formula="of:=[.I11]+[.R11]*[.N11]+[.S11]*[.P11]" office:value-type="float" office:value="19.874167" calcext:value-type="float">
            <text:p>19.8742</text:p>
          </table:table-cell>
          <table:table-cell table:style-name="ce63" table:formula="of:=[.J11]+[.R11]*[.O11]+[.S11]*[.Q11]" office:value-type="float" office:value="13.2083333333333" calcext:value-type="float">
            <text:p>13.2083</text:p>
          </table:table-cell>
          <table:table-cell table:style-name="ce63" table:formula="of:=[.L11]*180/PI()" office:value-type="float" office:value="180" calcext:value-type="float">
            <text:p>180.0000</text:p>
          </table:table-cell>
          <table:table-cell table:style-name="ce63" table:formula="of:=[.T11]*12" office:value-type="float" office:value="238.490004" calcext:value-type="float">
            <text:p>238.4900</text:p>
          </table:table-cell>
          <table:table-cell table:style-name="ce63" table:formula="of:=[.U11]*12" office:value-type="float" office:value="158.5" calcext:value-type="float">
            <text:p>158.5000</text:p>
          </table:table-cell>
          <table:table-cell table:style-name="ce13" table:number-columns-repeated="2"/>
          <table:table-cell table:style-name="ce4" table:number-columns-repeated="16358"/>
        </table:table-row>
        <table:table-row table:style-name="ro1">
          <table:table-cell/>
          <table:table-cell table:style-name="ce11" office:value-type="string" calcext:value-type="string">
            <text:p>Left</text:p>
          </table:table-cell>
          <table:table-cell table:style-name="ce18" office:value-type="string" calcext:value-type="string">
            <text:p>Blue</text:p>
          </table:table-cell>
          <table:table-cell table:style-name="ce18" office:value-type="string" calcext:value-type="string">
            <text:p>G</text:p>
          </table:table-cell>
          <table:table-cell table:style-name="ce11" office:value-type="string" calcext:value-type="string">
            <text:p>Blue Reef 21</text:p>
          </table:table-cell>
          <table:table-cell table:style-name="ce21" office:value-type="float" office:value="209.49" calcext:value-type="float">
            <text:p>209.490</text:p>
          </table:table-cell>
          <table:table-cell table:style-name="ce21" office:value-type="float" office:value="158.5" calcext:value-type="float">
            <text:p>158.500</text:p>
          </table:table-cell>
          <table:table-cell table:style-name="ce21" office:value-type="float" office:value="0" calcext:value-type="float">
            <text:p>0.000</text:p>
          </table:table-cell>
          <table:table-cell table:style-name="ce45" table:formula="of:=[.F12]/12" office:value-type="float" office:value="17.4575" calcext:value-type="float">
            <text:p>17.45750</text:p>
          </table:table-cell>
          <table:table-cell table:style-name="ce45" table:formula="of:=[.G12]/12" office:value-type="float" office:value="13.2083333333333" calcext:value-type="float">
            <text:p>13.20833</text:p>
          </table:table-cell>
          <table:table-cell table:style-name="ce45" table:formula="of:=[.H12]/360*PI()*2" office:value-type="float" office:value="0" calcext:value-type="float">
            <text:p>0.00000</text:p>
          </table:table-cell>
          <table:table-cell table:style-name="ce45" table:formula="of:=IF([.K12]&lt;PI()/2;[.K12]+PI();[.K12]-PI())" office:value-type="float" office:value="3.14159265358979" calcext:value-type="float">
            <text:p>3.14159</text:p>
          </table:table-cell>
          <table:table-cell table:style-name="ce45" table:formula="of:=[.L12]+PI()/2" office:value-type="float" office:value="4.71238898038469" calcext:value-type="float">
            <text:p>4.71239</text:p>
          </table:table-cell>
          <table:table-cell table:style-name="ce54" table:formula="of:=COS([.L12])" office:value-type="float" office:value="-1" calcext:value-type="float">
            <text:p>-1.00000000</text:p>
          </table:table-cell>
          <table:table-cell table:style-name="ce54" table:formula="of:=SIN([.L12])" office:value-type="float" office:value="1.22464679914735E-016" calcext:value-type="float">
            <text:p>0.00000000</text:p>
          </table:table-cell>
          <table:table-cell table:style-name="ce54" table:formula="of:=COS([.M12])" office:value-type="float" office:value="-1.83697019872103E-016" calcext:value-type="float">
            <text:p>0.00000000</text:p>
          </table:table-cell>
          <table:table-cell table:style-name="ce54" table:formula="of:=SIN([.M12])" office:value-type="float" office:value="-1" calcext:value-type="float">
            <text:p>-1.00000000</text:p>
          </table:table-cell>
          <table:table-cell table:style-name="ce21" table:formula="of:=[.O2]" office:value-type="float" office:value="-2.416667" calcext:value-type="float">
            <text:p>-2.417</text:p>
          </table:table-cell>
          <table:table-cell table:style-name="ce21" table:formula="of:=[.$W$1]" office:value-type="float" office:value="0.539166666666667" calcext:value-type="float">
            <text:p>0.539</text:p>
          </table:table-cell>
          <table:table-cell table:style-name="ce63" table:formula="of:=[.I12]+[.R12]*[.N12]+[.S12]*[.P12]" office:value-type="float" office:value="19.874167" calcext:value-type="float">
            <text:p>19.8742</text:p>
          </table:table-cell>
          <table:table-cell table:style-name="ce63" table:formula="of:=[.J12]+[.R12]*[.O12]+[.S12]*[.Q12]" office:value-type="float" office:value="12.6691666666666" calcext:value-type="float">
            <text:p>12.6692</text:p>
          </table:table-cell>
          <table:table-cell table:style-name="ce63" table:formula="of:=[.L12]*180/PI()" office:value-type="float" office:value="180" calcext:value-type="float">
            <text:p>180.0000</text:p>
          </table:table-cell>
          <table:table-cell table:style-name="ce63" table:formula="of:=[.T12]*12" office:value-type="float" office:value="238.490004" calcext:value-type="float">
            <text:p>238.4900</text:p>
          </table:table-cell>
          <table:table-cell table:style-name="ce63" table:formula="of:=[.U12]*12" office:value-type="float" office:value="152.03" calcext:value-type="float">
            <text:p>152.0300</text:p>
          </table:table-cell>
          <table:table-cell table:style-name="ce13" table:number-columns-repeated="2"/>
          <table:table-cell table:style-name="ce4" table:number-columns-repeated="16358"/>
        </table:table-row>
        <table:table-row table:style-name="ro1">
          <table:table-cell/>
          <table:table-cell table:style-name="ce11" office:value-type="string" calcext:value-type="string">
            <text:p>Right</text:p>
          </table:table-cell>
          <table:table-cell table:style-name="ce18" office:value-type="string" calcext:value-type="string">
            <text:p>Blue</text:p>
          </table:table-cell>
          <table:table-cell table:style-name="ce18" office:value-type="string" calcext:value-type="string">
            <text:p>H</text:p>
          </table:table-cell>
          <table:table-cell table:style-name="ce11" office:value-type="string" calcext:value-type="string">
            <text:p>Blue Reef 21</text:p>
          </table:table-cell>
          <table:table-cell table:style-name="ce21" office:value-type="float" office:value="209.49" calcext:value-type="float">
            <text:p>209.490</text:p>
          </table:table-cell>
          <table:table-cell table:style-name="ce21" office:value-type="float" office:value="158.5" calcext:value-type="float">
            <text:p>158.500</text:p>
          </table:table-cell>
          <table:table-cell table:style-name="ce21" office:value-type="float" office:value="0" calcext:value-type="float">
            <text:p>0.000</text:p>
          </table:table-cell>
          <table:table-cell table:style-name="ce45" table:formula="of:=[.F13]/12" office:value-type="float" office:value="17.4575" calcext:value-type="float">
            <text:p>17.45750</text:p>
          </table:table-cell>
          <table:table-cell table:style-name="ce45" table:formula="of:=[.G13]/12" office:value-type="float" office:value="13.2083333333333" calcext:value-type="float">
            <text:p>13.20833</text:p>
          </table:table-cell>
          <table:table-cell table:style-name="ce45" table:formula="of:=[.H13]/360*PI()*2" office:value-type="float" office:value="0" calcext:value-type="float">
            <text:p>0.00000</text:p>
          </table:table-cell>
          <table:table-cell table:style-name="ce45" table:formula="of:=IF([.K13]&lt;PI()/2;[.K13]+PI();[.K13]-PI())" office:value-type="float" office:value="3.14159265358979" calcext:value-type="float">
            <text:p>3.14159</text:p>
          </table:table-cell>
          <table:table-cell table:style-name="ce45" table:formula="of:=[.L13]+PI()/2" office:value-type="float" office:value="4.71238898038469" calcext:value-type="float">
            <text:p>4.71239</text:p>
          </table:table-cell>
          <table:table-cell table:style-name="ce54" table:formula="of:=COS([.L13])" office:value-type="float" office:value="-1" calcext:value-type="float">
            <text:p>-1.00000000</text:p>
          </table:table-cell>
          <table:table-cell table:style-name="ce54" table:formula="of:=SIN([.L13])" office:value-type="float" office:value="1.22464679914735E-016" calcext:value-type="float">
            <text:p>0.00000000</text:p>
          </table:table-cell>
          <table:table-cell table:style-name="ce54" table:formula="of:=COS([.M13])" office:value-type="float" office:value="-1.83697019872103E-016" calcext:value-type="float">
            <text:p>0.00000000</text:p>
          </table:table-cell>
          <table:table-cell table:style-name="ce54" table:formula="of:=SIN([.M13])" office:value-type="float" office:value="-1" calcext:value-type="float">
            <text:p>-1.00000000</text:p>
          </table:table-cell>
          <table:table-cell table:style-name="ce21" table:formula="of:=[.O2]" office:value-type="float" office:value="-2.416667" calcext:value-type="float">
            <text:p>-2.417</text:p>
          </table:table-cell>
          <table:table-cell table:style-name="ce21" table:formula="of:=-1*[.$W$1]" office:value-type="float" office:value="-0.539166666666667" calcext:value-type="float">
            <text:p>-0.539</text:p>
          </table:table-cell>
          <table:table-cell table:style-name="ce63" table:formula="of:=[.I13]+[.R13]*[.N13]+[.S13]*[.P13]" office:value-type="float" office:value="19.874167" calcext:value-type="float">
            <text:p>19.8742</text:p>
          </table:table-cell>
          <table:table-cell table:style-name="ce63" table:formula="of:=[.J13]+[.R13]*[.O13]+[.S13]*[.Q13]" office:value-type="float" office:value="13.7475" calcext:value-type="float">
            <text:p>13.7475</text:p>
          </table:table-cell>
          <table:table-cell table:style-name="ce63" table:formula="of:=[.L13]*180/PI()" office:value-type="float" office:value="180" calcext:value-type="float">
            <text:p>180.0000</text:p>
          </table:table-cell>
          <table:table-cell table:style-name="ce63" table:formula="of:=[.T13]*12" office:value-type="float" office:value="238.490004" calcext:value-type="float">
            <text:p>238.4900</text:p>
          </table:table-cell>
          <table:table-cell table:style-name="ce63" table:formula="of:=[.U13]*12" office:value-type="float" office:value="164.97" calcext:value-type="float">
            <text:p>164.9700</text:p>
          </table:table-cell>
          <table:table-cell table:style-name="ce13" table:number-columns-repeated="2"/>
          <table:table-cell table:style-name="ce4" table:number-columns-repeated="16358"/>
        </table:table-row>
        <table:table-row table:style-name="ro1">
          <table:table-cell/>
          <table:table-cell table:style-name="ce11" office:value-type="string" calcext:value-type="string">
            <text:p>Center</text:p>
          </table:table-cell>
          <table:table-cell table:style-name="ce18" table:number-columns-repeated="2"/>
          <table:table-cell table:style-name="ce11" office:value-type="string" calcext:value-type="string">
            <text:p>Blue Reef 22</text:p>
          </table:table-cell>
          <table:table-cell table:style-name="ce21" office:value-type="float" office:value="193.1" calcext:value-type="float">
            <text:p>193.100</text:p>
          </table:table-cell>
          <table:table-cell table:style-name="ce21" office:value-type="float" office:value="130.17" calcext:value-type="float">
            <text:p>130.170</text:p>
          </table:table-cell>
          <table:table-cell table:style-name="ce21" office:value-type="float" office:value="300" calcext:value-type="float">
            <text:p>300.000</text:p>
          </table:table-cell>
          <table:table-cell table:style-name="ce45" table:formula="of:=[.F14]/12" office:value-type="float" office:value="16.0916666666667" calcext:value-type="float">
            <text:p>16.09167</text:p>
          </table:table-cell>
          <table:table-cell table:style-name="ce45" table:formula="of:=[.G14]/12" office:value-type="float" office:value="10.8475" calcext:value-type="float">
            <text:p>10.84750</text:p>
          </table:table-cell>
          <table:table-cell table:style-name="ce45" table:formula="of:=[.H14]/360*PI()*2" office:value-type="float" office:value="5.23598775598299" calcext:value-type="float">
            <text:p>5.23599</text:p>
          </table:table-cell>
          <table:table-cell table:style-name="ce45" table:formula="of:=IF([.K14]&lt;PI()/2;[.K14]+PI();[.K14]-PI())" office:value-type="float" office:value="2.0943951023932" calcext:value-type="float">
            <text:p>2.09440</text:p>
          </table:table-cell>
          <table:table-cell table:style-name="ce45" table:formula="of:=[.L14]+PI()/2" office:value-type="float" office:value="3.66519142918809" calcext:value-type="float">
            <text:p>3.66519</text:p>
          </table:table-cell>
          <table:table-cell table:style-name="ce54" table:formula="of:=COS([.L14])" office:value-type="float" office:value="-0.500000000000001" calcext:value-type="float">
            <text:p>-0.50000000</text:p>
          </table:table-cell>
          <table:table-cell table:style-name="ce54" table:formula="of:=SIN([.L14])" office:value-type="float" office:value="0.866025403784438" calcext:value-type="float">
            <text:p>0.86602540</text:p>
          </table:table-cell>
          <table:table-cell table:style-name="ce54" table:formula="of:=COS([.M14])" office:value-type="float" office:value="-0.866025403784438" calcext:value-type="float">
            <text:p>-0.86602540</text:p>
          </table:table-cell>
          <table:table-cell table:style-name="ce54" table:formula="of:=SIN([.M14])" office:value-type="float" office:value="-0.500000000000001" calcext:value-type="float">
            <text:p>-0.50000000</text:p>
          </table:table-cell>
          <table:table-cell table:style-name="ce21" table:formula="of:=[.O2]" office:value-type="float" office:value="-2.416667" calcext:value-type="float">
            <text:p>-2.417</text:p>
          </table:table-cell>
          <table:table-cell table:style-name="ce21" office:value-type="float" office:value="0" calcext:value-type="float">
            <text:p>0.000</text:p>
          </table:table-cell>
          <table:table-cell table:style-name="ce63" table:formula="of:=[.I14]+[.R14]*[.N14]+[.S14]*[.P14]" office:value-type="float" office:value="17.3000001666667" calcext:value-type="float">
            <text:p>17.3000</text:p>
          </table:table-cell>
          <table:table-cell table:style-name="ce63" table:formula="of:=[.J14]+[.R14]*[.O14]+[.S14]*[.Q14]" office:value-type="float" office:value="8.75460498551247" calcext:value-type="float">
            <text:p>8.7546</text:p>
          </table:table-cell>
          <table:table-cell table:style-name="ce63" table:formula="of:=[.L14]*180/PI()" office:value-type="float" office:value="120" calcext:value-type="float">
            <text:p>120.0000</text:p>
          </table:table-cell>
          <table:table-cell table:style-name="ce63" table:formula="of:=[.T14]*12" office:value-type="float" office:value="207.600002" calcext:value-type="float">
            <text:p>207.6000</text:p>
          </table:table-cell>
          <table:table-cell table:style-name="ce63" table:formula="of:=[.U14]*12" office:value-type="float" office:value="105.05525982615" calcext:value-type="float">
            <text:p>105.0553</text:p>
          </table:table-cell>
          <table:table-cell table:style-name="ce13" table:number-columns-repeated="2"/>
          <table:table-cell table:style-name="ce4" table:number-columns-repeated="16358"/>
        </table:table-row>
        <table:table-row table:style-name="ro1">
          <table:table-cell/>
          <table:table-cell table:style-name="ce11" office:value-type="string" calcext:value-type="string">
            <text:p>Left</text:p>
          </table:table-cell>
          <table:table-cell table:style-name="ce18" office:value-type="string" calcext:value-type="string">
            <text:p>Blue</text:p>
          </table:table-cell>
          <table:table-cell table:style-name="ce18" office:value-type="string" calcext:value-type="string">
            <text:p>E</text:p>
          </table:table-cell>
          <table:table-cell table:style-name="ce11" office:value-type="string" calcext:value-type="string">
            <text:p>Blue Reef 22</text:p>
          </table:table-cell>
          <table:table-cell table:style-name="ce21" office:value-type="float" office:value="193.1" calcext:value-type="float">
            <text:p>193.100</text:p>
          </table:table-cell>
          <table:table-cell table:style-name="ce21" office:value-type="float" office:value="130.17" calcext:value-type="float">
            <text:p>130.170</text:p>
          </table:table-cell>
          <table:table-cell table:style-name="ce21" office:value-type="float" office:value="300" calcext:value-type="float">
            <text:p>300.000</text:p>
          </table:table-cell>
          <table:table-cell table:style-name="ce45" table:formula="of:=[.F15]/12" office:value-type="float" office:value="16.0916666666667" calcext:value-type="float">
            <text:p>16.09167</text:p>
          </table:table-cell>
          <table:table-cell table:style-name="ce45" table:formula="of:=[.G15]/12" office:value-type="float" office:value="10.8475" calcext:value-type="float">
            <text:p>10.84750</text:p>
          </table:table-cell>
          <table:table-cell table:style-name="ce45" table:formula="of:=[.H15]/360*PI()*2" office:value-type="float" office:value="5.23598775598299" calcext:value-type="float">
            <text:p>5.23599</text:p>
          </table:table-cell>
          <table:table-cell table:style-name="ce45" table:formula="of:=IF([.K15]&lt;PI()/2;[.K15]+PI();[.K15]-PI())" office:value-type="float" office:value="2.0943951023932" calcext:value-type="float">
            <text:p>2.09440</text:p>
          </table:table-cell>
          <table:table-cell table:style-name="ce45" table:formula="of:=[.L15]+PI()/2" office:value-type="float" office:value="3.66519142918809" calcext:value-type="float">
            <text:p>3.66519</text:p>
          </table:table-cell>
          <table:table-cell table:style-name="ce54" table:formula="of:=COS([.L15])" office:value-type="float" office:value="-0.500000000000001" calcext:value-type="float">
            <text:p>-0.50000000</text:p>
          </table:table-cell>
          <table:table-cell table:style-name="ce54" table:formula="of:=SIN([.L15])" office:value-type="float" office:value="0.866025403784438" calcext:value-type="float">
            <text:p>0.86602540</text:p>
          </table:table-cell>
          <table:table-cell table:style-name="ce54" table:formula="of:=COS([.M15])" office:value-type="float" office:value="-0.866025403784438" calcext:value-type="float">
            <text:p>-0.86602540</text:p>
          </table:table-cell>
          <table:table-cell table:style-name="ce54" table:formula="of:=SIN([.M15])" office:value-type="float" office:value="-0.500000000000001" calcext:value-type="float">
            <text:p>-0.50000000</text:p>
          </table:table-cell>
          <table:table-cell table:style-name="ce21" table:formula="of:=[.O2]" office:value-type="float" office:value="-2.416667" calcext:value-type="float">
            <text:p>-2.417</text:p>
          </table:table-cell>
          <table:table-cell table:style-name="ce21" table:formula="of:=[.$W$1]" office:value-type="float" office:value="0.539166666666667" calcext:value-type="float">
            <text:p>0.539</text:p>
          </table:table-cell>
          <table:table-cell table:style-name="ce63" table:formula="of:=[.I15]+[.R15]*[.N15]+[.S15]*[.P15]" office:value-type="float" office:value="16.8330681364596" calcext:value-type="float">
            <text:p>16.8331</text:p>
          </table:table-cell>
          <table:table-cell table:style-name="ce63" table:formula="of:=[.J15]+[.R15]*[.O15]+[.S15]*[.Q15]" office:value-type="float" office:value="8.48502165217914" calcext:value-type="float">
            <text:p>8.4850</text:p>
          </table:table-cell>
          <table:table-cell table:style-name="ce63" table:formula="of:=[.L15]*180/PI()" office:value-type="float" office:value="120" calcext:value-type="float">
            <text:p>120.0000</text:p>
          </table:table-cell>
          <table:table-cell table:style-name="ce63" table:formula="of:=[.T15]*12" office:value-type="float" office:value="201.996817637515" calcext:value-type="float">
            <text:p>201.9968</text:p>
          </table:table-cell>
          <table:table-cell table:style-name="ce63" table:formula="of:=[.U15]*12" office:value-type="float" office:value="101.82025982615" calcext:value-type="float">
            <text:p>101.8203</text:p>
          </table:table-cell>
          <table:table-cell table:style-name="ce13" table:number-columns-repeated="2"/>
          <table:table-cell table:style-name="ce4" table:number-columns-repeated="16358"/>
        </table:table-row>
        <table:table-row table:style-name="ro1">
          <table:table-cell/>
          <table:table-cell table:style-name="ce11" office:value-type="string" calcext:value-type="string">
            <text:p>Right</text:p>
          </table:table-cell>
          <table:table-cell table:style-name="ce18" office:value-type="string" calcext:value-type="string">
            <text:p>Blue</text:p>
          </table:table-cell>
          <table:table-cell table:style-name="ce18" office:value-type="string" calcext:value-type="string">
            <text:p>F</text:p>
          </table:table-cell>
          <table:table-cell table:style-name="ce11" office:value-type="string" calcext:value-type="string">
            <text:p>Blue Reef 22</text:p>
          </table:table-cell>
          <table:table-cell table:style-name="ce21" office:value-type="float" office:value="193.1" calcext:value-type="float">
            <text:p>193.100</text:p>
          </table:table-cell>
          <table:table-cell table:style-name="ce21" office:value-type="float" office:value="130.17" calcext:value-type="float">
            <text:p>130.170</text:p>
          </table:table-cell>
          <table:table-cell table:style-name="ce21" office:value-type="float" office:value="300" calcext:value-type="float">
            <text:p>300.000</text:p>
          </table:table-cell>
          <table:table-cell table:style-name="ce45" table:formula="of:=[.F16]/12" office:value-type="float" office:value="16.0916666666667" calcext:value-type="float">
            <text:p>16.09167</text:p>
          </table:table-cell>
          <table:table-cell table:style-name="ce45" table:formula="of:=[.G16]/12" office:value-type="float" office:value="10.8475" calcext:value-type="float">
            <text:p>10.84750</text:p>
          </table:table-cell>
          <table:table-cell table:style-name="ce45" table:formula="of:=[.H16]/360*PI()*2" office:value-type="float" office:value="5.23598775598299" calcext:value-type="float">
            <text:p>5.23599</text:p>
          </table:table-cell>
          <table:table-cell table:style-name="ce45" table:formula="of:=IF([.K16]&lt;PI()/2;[.K16]+PI();[.K16]-PI())" office:value-type="float" office:value="2.0943951023932" calcext:value-type="float">
            <text:p>2.09440</text:p>
          </table:table-cell>
          <table:table-cell table:style-name="ce45" table:formula="of:=[.L16]+PI()/2" office:value-type="float" office:value="3.66519142918809" calcext:value-type="float">
            <text:p>3.66519</text:p>
          </table:table-cell>
          <table:table-cell table:style-name="ce54" table:formula="of:=COS([.L16])" office:value-type="float" office:value="-0.500000000000001" calcext:value-type="float">
            <text:p>-0.50000000</text:p>
          </table:table-cell>
          <table:table-cell table:style-name="ce54" table:formula="of:=SIN([.L16])" office:value-type="float" office:value="0.866025403784438" calcext:value-type="float">
            <text:p>0.86602540</text:p>
          </table:table-cell>
          <table:table-cell table:style-name="ce54" table:formula="of:=COS([.M16])" office:value-type="float" office:value="-0.866025403784438" calcext:value-type="float">
            <text:p>-0.86602540</text:p>
          </table:table-cell>
          <table:table-cell table:style-name="ce54" table:formula="of:=SIN([.M16])" office:value-type="float" office:value="-0.500000000000001" calcext:value-type="float">
            <text:p>-0.50000000</text:p>
          </table:table-cell>
          <table:table-cell table:style-name="ce21" table:formula="of:=[.O2]" office:value-type="float" office:value="-2.416667" calcext:value-type="float">
            <text:p>-2.417</text:p>
          </table:table-cell>
          <table:table-cell table:style-name="ce21" table:formula="of:=-1*[.$W$1]" office:value-type="float" office:value="-0.539166666666667" calcext:value-type="float">
            <text:p>-0.539</text:p>
          </table:table-cell>
          <table:table-cell table:style-name="ce63" table:formula="of:=[.I16]+[.R16]*[.N16]+[.S16]*[.P16]" office:value-type="float" office:value="17.7669321968738" calcext:value-type="float">
            <text:p>17.7669</text:p>
          </table:table-cell>
          <table:table-cell table:style-name="ce63" table:formula="of:=[.J16]+[.R16]*[.O16]+[.S16]*[.Q16]" office:value-type="float" office:value="9.02418831884581" calcext:value-type="float">
            <text:p>9.0242</text:p>
          </table:table-cell>
          <table:table-cell table:style-name="ce63" table:formula="of:=[.L16]*180/PI()" office:value-type="float" office:value="120" calcext:value-type="float">
            <text:p>120.0000</text:p>
          </table:table-cell>
          <table:table-cell table:style-name="ce63" table:formula="of:=[.T16]*12" office:value-type="float" office:value="213.203186362486" calcext:value-type="float">
            <text:p>213.2032</text:p>
          </table:table-cell>
          <table:table-cell table:style-name="ce63" table:formula="of:=[.U16]*12" office:value-type="float" office:value="108.29025982615" calcext:value-type="float">
            <text:p>108.2903</text:p>
          </table:table-cell>
          <table:table-cell table:style-name="ce13" table:number-columns-repeated="2"/>
          <table:table-cell table:style-name="ce4" table:number-columns-repeated="16358"/>
        </table:table-row>
        <table:table-row table:style-name="ro1">
          <table:table-cell/>
          <table:table-cell table:style-name="ce11" office:value-type="string" calcext:value-type="string">
            <text:p>Center</text:p>
          </table:table-cell>
          <table:table-cell table:style-name="ce18" table:number-columns-repeated="2"/>
          <table:table-cell table:style-name="ce11" office:value-type="string" calcext:value-type="string">
            <text:p>Blue Reef 17</text:p>
          </table:table-cell>
          <table:table-cell table:style-name="ce21" office:value-type="float" office:value="160.39" calcext:value-type="float">
            <text:p>160.390</text:p>
          </table:table-cell>
          <table:table-cell table:style-name="ce21" office:value-type="float" office:value="130.17" calcext:value-type="float">
            <text:p>130.170</text:p>
          </table:table-cell>
          <table:table-cell table:style-name="ce21" office:value-type="float" office:value="240" calcext:value-type="float">
            <text:p>240.000</text:p>
          </table:table-cell>
          <table:table-cell table:style-name="ce45" table:formula="of:=[.F17]/12" office:value-type="float" office:value="13.3658333333333" calcext:value-type="float">
            <text:p>13.36583</text:p>
          </table:table-cell>
          <table:table-cell table:style-name="ce45" table:formula="of:=[.G17]/12" office:value-type="float" office:value="10.8475" calcext:value-type="float">
            <text:p>10.84750</text:p>
          </table:table-cell>
          <table:table-cell table:style-name="ce45" table:formula="of:=[.H17]/360*PI()*2" office:value-type="float" office:value="4.18879020478639" calcext:value-type="float">
            <text:p>4.18879</text:p>
          </table:table-cell>
          <table:table-cell table:style-name="ce45" table:formula="of:=IF([.K17]&lt;PI()/2;[.K17]+PI();[.K17]-PI())" office:value-type="float" office:value="1.0471975511966" calcext:value-type="float">
            <text:p>1.04720</text:p>
          </table:table-cell>
          <table:table-cell table:style-name="ce45" table:formula="of:=[.L17]+PI()/2" office:value-type="float" office:value="2.61799387799149" calcext:value-type="float">
            <text:p>2.61799</text:p>
          </table:table-cell>
          <table:table-cell table:style-name="ce54" table:formula="of:=COS([.L17])" office:value-type="float" office:value="0.500000000000001" calcext:value-type="float">
            <text:p>0.50000000</text:p>
          </table:table-cell>
          <table:table-cell table:style-name="ce54" table:formula="of:=SIN([.L17])" office:value-type="float" office:value="0.866025403784438" calcext:value-type="float">
            <text:p>0.86602540</text:p>
          </table:table-cell>
          <table:table-cell table:style-name="ce54" table:formula="of:=COS([.M17])" office:value-type="float" office:value="-0.866025403784438" calcext:value-type="float">
            <text:p>-0.86602540</text:p>
          </table:table-cell>
          <table:table-cell table:style-name="ce54" table:formula="of:=SIN([.M17])" office:value-type="float" office:value="0.500000000000001" calcext:value-type="float">
            <text:p>0.50000000</text:p>
          </table:table-cell>
          <table:table-cell table:style-name="ce21" table:formula="of:=[.O2]" office:value-type="float" office:value="-2.416667" calcext:value-type="float">
            <text:p>-2.417</text:p>
          </table:table-cell>
          <table:table-cell table:style-name="ce21" office:value-type="float" office:value="0" calcext:value-type="float">
            <text:p>0.000</text:p>
          </table:table-cell>
          <table:table-cell table:style-name="ce63" table:formula="of:=[.I17]+[.R17]*[.N17]+[.S17]*[.P17]" office:value-type="float" office:value="12.1574998333333" calcext:value-type="float">
            <text:p>12.1575</text:p>
          </table:table-cell>
          <table:table-cell table:style-name="ce63" table:formula="of:=[.J17]+[.R17]*[.O17]+[.S17]*[.Q17]" office:value-type="float" office:value="8.75460498551247" calcext:value-type="float">
            <text:p>8.7546</text:p>
          </table:table-cell>
          <table:table-cell table:style-name="ce63" table:formula="of:=[.L17]*180/PI()" office:value-type="float" office:value="59.9999999999999" calcext:value-type="float">
            <text:p>60.0000</text:p>
          </table:table-cell>
          <table:table-cell table:style-name="ce63" table:formula="of:=[.T17]*12" office:value-type="float" office:value="145.889998" calcext:value-type="float">
            <text:p>145.8900</text:p>
          </table:table-cell>
          <table:table-cell table:style-name="ce63" table:formula="of:=[.U17]*12" office:value-type="float" office:value="105.05525982615" calcext:value-type="float">
            <text:p>105.0553</text:p>
          </table:table-cell>
          <table:table-cell table:style-name="ce13" table:number-columns-repeated="2"/>
          <table:table-cell table:style-name="ce4" table:number-columns-repeated="16358"/>
        </table:table-row>
        <table:table-row table:style-name="ro1">
          <table:table-cell/>
          <table:table-cell table:style-name="ce11" office:value-type="string" calcext:value-type="string">
            <text:p>Left</text:p>
          </table:table-cell>
          <table:table-cell table:style-name="ce18" office:value-type="string" calcext:value-type="string">
            <text:p>Blue</text:p>
          </table:table-cell>
          <table:table-cell table:style-name="ce18" office:value-type="string" calcext:value-type="string">
            <text:p>C</text:p>
          </table:table-cell>
          <table:table-cell table:style-name="ce11" office:value-type="string" calcext:value-type="string">
            <text:p>Blue Reef 17</text:p>
          </table:table-cell>
          <table:table-cell table:style-name="ce21" office:value-type="float" office:value="160.39" calcext:value-type="float">
            <text:p>160.390</text:p>
          </table:table-cell>
          <table:table-cell table:style-name="ce21" office:value-type="float" office:value="130.17" calcext:value-type="float">
            <text:p>130.170</text:p>
          </table:table-cell>
          <table:table-cell table:style-name="ce21" office:value-type="float" office:value="240" calcext:value-type="float">
            <text:p>240.000</text:p>
          </table:table-cell>
          <table:table-cell table:style-name="ce45" table:formula="of:=[.F18]/12" office:value-type="float" office:value="13.3658333333333" calcext:value-type="float">
            <text:p>13.36583</text:p>
          </table:table-cell>
          <table:table-cell table:style-name="ce45" table:formula="of:=[.G18]/12" office:value-type="float" office:value="10.8475" calcext:value-type="float">
            <text:p>10.84750</text:p>
          </table:table-cell>
          <table:table-cell table:style-name="ce45" table:formula="of:=[.H18]/360*PI()*2" office:value-type="float" office:value="4.18879020478639" calcext:value-type="float">
            <text:p>4.18879</text:p>
          </table:table-cell>
          <table:table-cell table:style-name="ce45" table:formula="of:=IF([.K18]&lt;PI()/2;[.K18]+PI();[.K18]-PI())" office:value-type="float" office:value="1.0471975511966" calcext:value-type="float">
            <text:p>1.04720</text:p>
          </table:table-cell>
          <table:table-cell table:style-name="ce45" table:formula="of:=[.L18]+PI()/2" office:value-type="float" office:value="2.61799387799149" calcext:value-type="float">
            <text:p>2.61799</text:p>
          </table:table-cell>
          <table:table-cell table:style-name="ce54" table:formula="of:=COS([.L18])" office:value-type="float" office:value="0.500000000000001" calcext:value-type="float">
            <text:p>0.50000000</text:p>
          </table:table-cell>
          <table:table-cell table:style-name="ce54" table:formula="of:=SIN([.L18])" office:value-type="float" office:value="0.866025403784438" calcext:value-type="float">
            <text:p>0.86602540</text:p>
          </table:table-cell>
          <table:table-cell table:style-name="ce54" table:formula="of:=COS([.M18])" office:value-type="float" office:value="-0.866025403784438" calcext:value-type="float">
            <text:p>-0.86602540</text:p>
          </table:table-cell>
          <table:table-cell table:style-name="ce54" table:formula="of:=SIN([.M18])" office:value-type="float" office:value="0.500000000000001" calcext:value-type="float">
            <text:p>0.50000000</text:p>
          </table:table-cell>
          <table:table-cell table:style-name="ce21" table:formula="of:=[.O2]" office:value-type="float" office:value="-2.416667" calcext:value-type="float">
            <text:p>-2.417</text:p>
          </table:table-cell>
          <table:table-cell table:style-name="ce21" table:formula="of:=[.$W$1]" office:value-type="float" office:value="0.539166666666667" calcext:value-type="float">
            <text:p>0.539</text:p>
          </table:table-cell>
          <table:table-cell table:style-name="ce63" table:formula="of:=[.I18]+[.R18]*[.N18]+[.S18]*[.P18]" office:value-type="float" office:value="11.6905678031262" calcext:value-type="float">
            <text:p>11.6906</text:p>
          </table:table-cell>
          <table:table-cell table:style-name="ce63" table:formula="of:=[.J18]+[.R18]*[.O18]+[.S18]*[.Q18]" office:value-type="float" office:value="9.02418831884581" calcext:value-type="float">
            <text:p>9.0242</text:p>
          </table:table-cell>
          <table:table-cell table:style-name="ce63" table:formula="of:=[.L18]*180/PI()" office:value-type="float" office:value="59.9999999999999" calcext:value-type="float">
            <text:p>60.0000</text:p>
          </table:table-cell>
          <table:table-cell table:style-name="ce63" table:formula="of:=[.T18]*12" office:value-type="float" office:value="140.286813637514" calcext:value-type="float">
            <text:p>140.2868</text:p>
          </table:table-cell>
          <table:table-cell table:style-name="ce63" table:formula="of:=[.U18]*12" office:value-type="float" office:value="108.29025982615" calcext:value-type="float">
            <text:p>108.2903</text:p>
          </table:table-cell>
          <table:table-cell table:style-name="ce13" table:number-columns-repeated="2"/>
          <table:table-cell table:style-name="ce4" table:number-columns-repeated="16358"/>
        </table:table-row>
        <table:table-row table:style-name="ro1">
          <table:table-cell/>
          <table:table-cell table:style-name="ce11" office:value-type="string" calcext:value-type="string">
            <text:p>Right</text:p>
          </table:table-cell>
          <table:table-cell table:style-name="ce18" office:value-type="string" calcext:value-type="string">
            <text:p>Blue</text:p>
          </table:table-cell>
          <table:table-cell table:style-name="ce18" office:value-type="string" calcext:value-type="string">
            <text:p>D</text:p>
          </table:table-cell>
          <table:table-cell table:style-name="ce11" office:value-type="string" calcext:value-type="string">
            <text:p>Blue Reef 17</text:p>
          </table:table-cell>
          <table:table-cell table:style-name="ce21" office:value-type="float" office:value="160.39" calcext:value-type="float">
            <text:p>160.390</text:p>
          </table:table-cell>
          <table:table-cell table:style-name="ce21" office:value-type="float" office:value="130.17" calcext:value-type="float">
            <text:p>130.170</text:p>
          </table:table-cell>
          <table:table-cell table:style-name="ce21" office:value-type="float" office:value="240" calcext:value-type="float">
            <text:p>240.000</text:p>
          </table:table-cell>
          <table:table-cell table:style-name="ce45" table:formula="of:=[.F19]/12" office:value-type="float" office:value="13.3658333333333" calcext:value-type="float">
            <text:p>13.36583</text:p>
          </table:table-cell>
          <table:table-cell table:style-name="ce45" table:formula="of:=[.G19]/12" office:value-type="float" office:value="10.8475" calcext:value-type="float">
            <text:p>10.84750</text:p>
          </table:table-cell>
          <table:table-cell table:style-name="ce45" table:formula="of:=[.H19]/360*PI()*2" office:value-type="float" office:value="4.18879020478639" calcext:value-type="float">
            <text:p>4.18879</text:p>
          </table:table-cell>
          <table:table-cell table:style-name="ce45" table:formula="of:=IF([.K19]&lt;PI()/2;[.K19]+PI();[.K19]-PI())" office:value-type="float" office:value="1.0471975511966" calcext:value-type="float">
            <text:p>1.04720</text:p>
          </table:table-cell>
          <table:table-cell table:style-name="ce45" table:formula="of:=[.L19]+PI()/2" office:value-type="float" office:value="2.61799387799149" calcext:value-type="float">
            <text:p>2.61799</text:p>
          </table:table-cell>
          <table:table-cell table:style-name="ce54" table:formula="of:=COS([.L19])" office:value-type="float" office:value="0.500000000000001" calcext:value-type="float">
            <text:p>0.50000000</text:p>
          </table:table-cell>
          <table:table-cell table:style-name="ce54" table:formula="of:=SIN([.L19])" office:value-type="float" office:value="0.866025403784438" calcext:value-type="float">
            <text:p>0.86602540</text:p>
          </table:table-cell>
          <table:table-cell table:style-name="ce54" table:formula="of:=COS([.M19])" office:value-type="float" office:value="-0.866025403784438" calcext:value-type="float">
            <text:p>-0.86602540</text:p>
          </table:table-cell>
          <table:table-cell table:style-name="ce54" table:formula="of:=SIN([.M19])" office:value-type="float" office:value="0.500000000000001" calcext:value-type="float">
            <text:p>0.50000000</text:p>
          </table:table-cell>
          <table:table-cell table:style-name="ce21" table:formula="of:=[.O2]" office:value-type="float" office:value="-2.416667" calcext:value-type="float">
            <text:p>-2.417</text:p>
          </table:table-cell>
          <table:table-cell table:style-name="ce21" table:formula="of:=-1*[.$W$1]" office:value-type="float" office:value="-0.539166666666667" calcext:value-type="float">
            <text:p>-0.539</text:p>
          </table:table-cell>
          <table:table-cell table:style-name="ce63" table:formula="of:=[.I19]+[.R19]*[.N19]+[.S19]*[.P19]" office:value-type="float" office:value="12.6244318635404" calcext:value-type="float">
            <text:p>12.6244</text:p>
          </table:table-cell>
          <table:table-cell table:style-name="ce63" table:formula="of:=[.J19]+[.R19]*[.O19]+[.S19]*[.Q19]" office:value-type="float" office:value="8.48502165217914" calcext:value-type="float">
            <text:p>8.4850</text:p>
          </table:table-cell>
          <table:table-cell table:style-name="ce63" table:formula="of:=[.L19]*180/PI()" office:value-type="float" office:value="59.9999999999999" calcext:value-type="float">
            <text:p>60.0000</text:p>
          </table:table-cell>
          <table:table-cell table:style-name="ce63" table:formula="of:=[.T19]*12" office:value-type="float" office:value="151.493182362485" calcext:value-type="float">
            <text:p>151.4932</text:p>
          </table:table-cell>
          <table:table-cell table:style-name="ce63" table:formula="of:=[.U19]*12" office:value-type="float" office:value="101.82025982615" calcext:value-type="float">
            <text:p>101.8203</text:p>
          </table:table-cell>
          <table:table-cell table:style-name="ce13" table:number-columns-repeated="2"/>
          <table:table-cell table:style-name="ce4" table:number-columns-repeated="16358"/>
        </table:table-row>
        <table:table-row table:style-name="ro1">
          <table:table-cell/>
          <table:table-cell table:style-name="ce11" office:value-type="string" calcext:value-type="string">
            <text:p>Center</text:p>
          </table:table-cell>
          <table:table-cell table:style-name="ce18" table:number-columns-repeated="2"/>
          <table:table-cell table:style-name="ce11" office:value-type="string" calcext:value-type="string">
            <text:p>Blue Reef 18</text:p>
          </table:table-cell>
          <table:table-cell table:style-name="ce21" office:value-type="float" office:value="144" calcext:value-type="float">
            <text:p>144.000</text:p>
          </table:table-cell>
          <table:table-cell table:style-name="ce21" office:value-type="float" office:value="158.5" calcext:value-type="float">
            <text:p>158.500</text:p>
          </table:table-cell>
          <table:table-cell table:style-name="ce21" office:value-type="float" office:value="180" calcext:value-type="float">
            <text:p>180.000</text:p>
          </table:table-cell>
          <table:table-cell table:style-name="ce45" table:formula="of:=[.F20]/12" office:value-type="float" office:value="12" calcext:value-type="float">
            <text:p>12.00000</text:p>
          </table:table-cell>
          <table:table-cell table:style-name="ce45" table:formula="of:=[.G20]/12" office:value-type="float" office:value="13.2083333333333" calcext:value-type="float">
            <text:p>13.20833</text:p>
          </table:table-cell>
          <table:table-cell table:style-name="ce45" table:formula="of:=[.H20]/360*PI()*2" office:value-type="float" office:value="3.14159265358979" calcext:value-type="float">
            <text:p>3.14159</text:p>
          </table:table-cell>
          <table:table-cell table:style-name="ce45" table:formula="of:=IF([.K20]&lt;PI()/2;[.K20]+PI();[.K20]-PI())" office:value-type="float" office:value="0" calcext:value-type="float">
            <text:p>0.00000</text:p>
          </table:table-cell>
          <table:table-cell table:style-name="ce45" table:formula="of:=[.L20]+PI()/2" office:value-type="float" office:value="1.5707963267949" calcext:value-type="float">
            <text:p>1.57080</text:p>
          </table:table-cell>
          <table:table-cell table:style-name="ce54" table:formula="of:=COS([.L20])" office:value-type="float" office:value="1" calcext:value-type="float">
            <text:p>1.00000000</text:p>
          </table:table-cell>
          <table:table-cell table:style-name="ce54" table:formula="of:=SIN([.L20])" office:value-type="float" office:value="0" calcext:value-type="float">
            <text:p>0.00000000</text:p>
          </table:table-cell>
          <table:table-cell table:style-name="ce54" table:formula="of:=COS([.M20])" office:value-type="float" office:value="6.12323399573677E-017" calcext:value-type="float">
            <text:p>0.00000000</text:p>
          </table:table-cell>
          <table:table-cell table:style-name="ce54" table:formula="of:=SIN([.M20])" office:value-type="float" office:value="1" calcext:value-type="float">
            <text:p>1.00000000</text:p>
          </table:table-cell>
          <table:table-cell table:style-name="ce21" table:formula="of:=[.O2]" office:value-type="float" office:value="-2.416667" calcext:value-type="float">
            <text:p>-2.417</text:p>
          </table:table-cell>
          <table:table-cell table:style-name="ce21" office:value-type="float" office:value="0" calcext:value-type="float">
            <text:p>0.000</text:p>
          </table:table-cell>
          <table:table-cell table:style-name="ce63" table:formula="of:=[.I20]+[.R20]*[.N20]+[.S20]*[.P20]" office:value-type="float" office:value="9.583333" calcext:value-type="float">
            <text:p>9.5833</text:p>
          </table:table-cell>
          <table:table-cell table:style-name="ce63" table:formula="of:=[.J20]+[.R20]*[.O20]+[.S20]*[.Q20]" office:value-type="float" office:value="13.2083333333333" calcext:value-type="float">
            <text:p>13.2083</text:p>
          </table:table-cell>
          <table:table-cell table:style-name="ce63" table:formula="of:=[.L20]*180/PI()" office:value-type="float" office:value="0" calcext:value-type="float">
            <text:p>0.0000</text:p>
          </table:table-cell>
          <table:table-cell table:style-name="ce63" table:formula="of:=[.T20]*12" office:value-type="float" office:value="114.999996" calcext:value-type="float">
            <text:p>115.0000</text:p>
          </table:table-cell>
          <table:table-cell table:style-name="ce63" table:formula="of:=[.U20]*12" office:value-type="float" office:value="158.5" calcext:value-type="float">
            <text:p>158.5000</text:p>
          </table:table-cell>
          <table:table-cell table:style-name="ce13" table:number-columns-repeated="2"/>
          <table:table-cell table:style-name="ce4" table:number-columns-repeated="16358"/>
        </table:table-row>
        <table:table-row table:style-name="ro1">
          <table:table-cell/>
          <table:table-cell table:style-name="ce11" office:value-type="string" calcext:value-type="string">
            <text:p>Left</text:p>
          </table:table-cell>
          <table:table-cell table:style-name="ce18" office:value-type="string" calcext:value-type="string">
            <text:p>Blue</text:p>
          </table:table-cell>
          <table:table-cell table:style-name="ce18" office:value-type="string" calcext:value-type="string">
            <text:p>A</text:p>
          </table:table-cell>
          <table:table-cell table:style-name="ce11" office:value-type="string" calcext:value-type="string">
            <text:p>Blue Reef 18</text:p>
          </table:table-cell>
          <table:table-cell table:style-name="ce21" office:value-type="float" office:value="144" calcext:value-type="float">
            <text:p>144.000</text:p>
          </table:table-cell>
          <table:table-cell table:style-name="ce21" office:value-type="float" office:value="158.5" calcext:value-type="float">
            <text:p>158.500</text:p>
          </table:table-cell>
          <table:table-cell table:style-name="ce21" office:value-type="float" office:value="180" calcext:value-type="float">
            <text:p>180.000</text:p>
          </table:table-cell>
          <table:table-cell table:style-name="ce45" table:formula="of:=[.F21]/12" office:value-type="float" office:value="12" calcext:value-type="float">
            <text:p>12.00000</text:p>
          </table:table-cell>
          <table:table-cell table:style-name="ce45" table:formula="of:=[.G21]/12" office:value-type="float" office:value="13.2083333333333" calcext:value-type="float">
            <text:p>13.20833</text:p>
          </table:table-cell>
          <table:table-cell table:style-name="ce45" table:formula="of:=[.H21]/360*PI()*2" office:value-type="float" office:value="3.14159265358979" calcext:value-type="float">
            <text:p>3.14159</text:p>
          </table:table-cell>
          <table:table-cell table:style-name="ce45" table:formula="of:=IF([.K21]&lt;PI()/2;[.K21]+PI();[.K21]-PI())" office:value-type="float" office:value="0" calcext:value-type="float">
            <text:p>0.00000</text:p>
          </table:table-cell>
          <table:table-cell table:style-name="ce45" table:formula="of:=[.L21]+PI()/2" office:value-type="float" office:value="1.5707963267949" calcext:value-type="float">
            <text:p>1.57080</text:p>
          </table:table-cell>
          <table:table-cell table:style-name="ce54" table:formula="of:=COS([.L21])" office:value-type="float" office:value="1" calcext:value-type="float">
            <text:p>1.00000000</text:p>
          </table:table-cell>
          <table:table-cell table:style-name="ce54" table:formula="of:=SIN([.L21])" office:value-type="float" office:value="0" calcext:value-type="float">
            <text:p>0.00000000</text:p>
          </table:table-cell>
          <table:table-cell table:style-name="ce54" table:formula="of:=COS([.M21])" office:value-type="float" office:value="6.12323399573677E-017" calcext:value-type="float">
            <text:p>0.00000000</text:p>
          </table:table-cell>
          <table:table-cell table:style-name="ce54" table:formula="of:=SIN([.M21])" office:value-type="float" office:value="1" calcext:value-type="float">
            <text:p>1.00000000</text:p>
          </table:table-cell>
          <table:table-cell table:style-name="ce21" table:formula="of:=[.O2]" office:value-type="float" office:value="-2.416667" calcext:value-type="float">
            <text:p>-2.417</text:p>
          </table:table-cell>
          <table:table-cell table:style-name="ce21" table:formula="of:=[.$W$1]" office:value-type="float" office:value="0.539166666666667" calcext:value-type="float">
            <text:p>0.539</text:p>
          </table:table-cell>
          <table:table-cell table:style-name="ce63" table:formula="of:=[.I21]+[.R21]*[.N21]+[.S21]*[.P21]" office:value-type="float" office:value="9.583333" calcext:value-type="float">
            <text:p>9.5833</text:p>
          </table:table-cell>
          <table:table-cell table:style-name="ce63" table:formula="of:=[.J21]+[.R21]*[.O21]+[.S21]*[.Q21]" office:value-type="float" office:value="13.7475" calcext:value-type="float">
            <text:p>13.7475</text:p>
          </table:table-cell>
          <table:table-cell table:style-name="ce63" table:formula="of:=[.L21]*180/PI()" office:value-type="float" office:value="0" calcext:value-type="float">
            <text:p>0.0000</text:p>
          </table:table-cell>
          <table:table-cell table:style-name="ce63" table:formula="of:=[.T21]*12" office:value-type="float" office:value="114.999996" calcext:value-type="float">
            <text:p>115.0000</text:p>
          </table:table-cell>
          <table:table-cell table:style-name="ce63" table:formula="of:=[.U21]*12" office:value-type="float" office:value="164.97" calcext:value-type="float">
            <text:p>164.9700</text:p>
          </table:table-cell>
          <table:table-cell table:style-name="ce13" table:number-columns-repeated="2"/>
          <table:table-cell table:style-name="ce4" table:number-columns-repeated="16358"/>
        </table:table-row>
        <table:table-row table:style-name="ro1">
          <table:table-cell/>
          <table:table-cell table:style-name="ce11" office:value-type="string" calcext:value-type="string">
            <text:p>Right</text:p>
          </table:table-cell>
          <table:table-cell table:style-name="ce18" office:value-type="string" calcext:value-type="string">
            <text:p>Blue</text:p>
          </table:table-cell>
          <table:table-cell table:style-name="ce18" office:value-type="string" calcext:value-type="string">
            <text:p>B</text:p>
          </table:table-cell>
          <table:table-cell table:style-name="ce11" office:value-type="string" calcext:value-type="string">
            <text:p>Blue Reef 18</text:p>
          </table:table-cell>
          <table:table-cell table:style-name="ce21" office:value-type="float" office:value="144" calcext:value-type="float">
            <text:p>144.000</text:p>
          </table:table-cell>
          <table:table-cell table:style-name="ce21" office:value-type="float" office:value="158.5" calcext:value-type="float">
            <text:p>158.500</text:p>
          </table:table-cell>
          <table:table-cell table:style-name="ce21" office:value-type="float" office:value="180" calcext:value-type="float">
            <text:p>180.000</text:p>
          </table:table-cell>
          <table:table-cell table:style-name="ce45" table:formula="of:=[.F22]/12" office:value-type="float" office:value="12" calcext:value-type="float">
            <text:p>12.00000</text:p>
          </table:table-cell>
          <table:table-cell table:style-name="ce45" table:formula="of:=[.G22]/12" office:value-type="float" office:value="13.2083333333333" calcext:value-type="float">
            <text:p>13.20833</text:p>
          </table:table-cell>
          <table:table-cell table:style-name="ce45" table:formula="of:=[.H22]/360*PI()*2" office:value-type="float" office:value="3.14159265358979" calcext:value-type="float">
            <text:p>3.14159</text:p>
          </table:table-cell>
          <table:table-cell table:style-name="ce45" table:formula="of:=IF([.K22]&lt;PI()/2;[.K22]+PI();[.K22]-PI())" office:value-type="float" office:value="0" calcext:value-type="float">
            <text:p>0.00000</text:p>
          </table:table-cell>
          <table:table-cell table:style-name="ce45" table:formula="of:=[.L22]+PI()/2" office:value-type="float" office:value="1.5707963267949" calcext:value-type="float">
            <text:p>1.57080</text:p>
          </table:table-cell>
          <table:table-cell table:style-name="ce54" table:formula="of:=COS([.L22])" office:value-type="float" office:value="1" calcext:value-type="float">
            <text:p>1.00000000</text:p>
          </table:table-cell>
          <table:table-cell table:style-name="ce54" table:formula="of:=SIN([.L22])" office:value-type="float" office:value="0" calcext:value-type="float">
            <text:p>0.00000000</text:p>
          </table:table-cell>
          <table:table-cell table:style-name="ce54" table:formula="of:=COS([.M22])" office:value-type="float" office:value="6.12323399573677E-017" calcext:value-type="float">
            <text:p>0.00000000</text:p>
          </table:table-cell>
          <table:table-cell table:style-name="ce54" table:formula="of:=SIN([.M22])" office:value-type="float" office:value="1" calcext:value-type="float">
            <text:p>1.00000000</text:p>
          </table:table-cell>
          <table:table-cell table:style-name="ce21" table:formula="of:=[.O2]" office:value-type="float" office:value="-2.416667" calcext:value-type="float">
            <text:p>-2.417</text:p>
          </table:table-cell>
          <table:table-cell table:style-name="ce21" table:formula="of:=-1*[.$W$1]" office:value-type="float" office:value="-0.539166666666667" calcext:value-type="float">
            <text:p>-0.539</text:p>
          </table:table-cell>
          <table:table-cell table:style-name="ce63" table:formula="of:=[.I22]+[.R22]*[.N22]+[.S22]*[.P22]" office:value-type="float" office:value="9.583333" calcext:value-type="float">
            <text:p>9.5833</text:p>
          </table:table-cell>
          <table:table-cell table:style-name="ce63" table:formula="of:=[.J22]+[.R22]*[.O22]+[.S22]*[.Q22]" office:value-type="float" office:value="12.6691666666666" calcext:value-type="float">
            <text:p>12.6692</text:p>
          </table:table-cell>
          <table:table-cell table:style-name="ce63" table:formula="of:=[.L22]*180/PI()" office:value-type="float" office:value="0" calcext:value-type="float">
            <text:p>0.0000</text:p>
          </table:table-cell>
          <table:table-cell table:style-name="ce63" table:formula="of:=[.T22]*12" office:value-type="float" office:value="114.999996" calcext:value-type="float">
            <text:p>115.0000</text:p>
          </table:table-cell>
          <table:table-cell table:style-name="ce63" table:formula="of:=[.U22]*12" office:value-type="float" office:value="152.03" calcext:value-type="float">
            <text:p>152.0300</text:p>
          </table:table-cell>
          <table:table-cell table:style-name="ce13" table:number-columns-repeated="2"/>
          <table:table-cell table:style-name="ce4" table:number-columns-repeated="16358"/>
        </table:table-row>
        <table:table-row table:style-name="ro1">
          <table:table-cell/>
          <table:table-cell table:style-name="ce24" office:value-type="string" calcext:value-type="string">
            <text:p>Center</text:p>
          </table:table-cell>
          <table:table-cell table:style-name="ce19" table:number-columns-repeated="2"/>
          <table:table-cell table:style-name="ce24" office:value-type="string" calcext:value-type="string">
            <text:p>Blue Feeder 12</text:p>
          </table:table-cell>
          <table:table-cell table:style-name="ce39" office:value-type="float" office:value="33.51" calcext:value-type="float">
            <text:p>33.510</text:p>
          </table:table-cell>
          <table:table-cell table:style-name="ce39" office:value-type="float" office:value="25.8" calcext:value-type="float">
            <text:p>25.800</text:p>
          </table:table-cell>
          <table:table-cell table:style-name="ce39" office:value-type="float" office:value="54" calcext:value-type="float">
            <text:p>54.000</text:p>
          </table:table-cell>
          <table:table-cell table:style-name="ce55" table:formula="of:=[.F23]/12" office:value-type="float" office:value="2.7925" calcext:value-type="float">
            <text:p>2.79250</text:p>
          </table:table-cell>
          <table:table-cell table:style-name="ce55" table:formula="of:=[.G23]/12" office:value-type="float" office:value="2.15" calcext:value-type="float">
            <text:p>2.15000</text:p>
          </table:table-cell>
          <table:table-cell table:style-name="ce55" table:formula="of:=[.H23]/360*PI()*2" office:value-type="float" office:value="0.942477796076938" calcext:value-type="float">
            <text:p>0.94248</text:p>
          </table:table-cell>
          <table:table-cell table:style-name="ce55" table:formula="of:=IF([.K23]&lt;PI()/2;[.K23]+PI();[.K23]-PI())" office:value-type="float" office:value="4.08407044966673" calcext:value-type="float">
            <text:p>4.08407</text:p>
          </table:table-cell>
          <table:table-cell table:style-name="ce55" table:formula="of:=[.L23]+PI()/2" office:value-type="float" office:value="5.65486677646163" calcext:value-type="float">
            <text:p>5.65487</text:p>
          </table:table-cell>
          <table:table-cell table:style-name="ce62" table:formula="of:=COS([.L23])" office:value-type="float" office:value="-0.587785252292473" calcext:value-type="float">
            <text:p>-0.58778525</text:p>
          </table:table-cell>
          <table:table-cell table:style-name="ce62" table:formula="of:=SIN([.L23])" office:value-type="float" office:value="-0.809016994374947" calcext:value-type="float">
            <text:p>-0.80901699</text:p>
          </table:table-cell>
          <table:table-cell table:style-name="ce62" table:formula="of:=COS([.M23])" office:value-type="float" office:value="0.809016994374947" calcext:value-type="float">
            <text:p>0.80901699</text:p>
          </table:table-cell>
          <table:table-cell table:style-name="ce62" table:formula="of:=SIN([.M23])" office:value-type="float" office:value="-0.587785252292473" calcext:value-type="float">
            <text:p>-0.58778525</text:p>
          </table:table-cell>
          <table:table-cell table:style-name="ce39" table:formula="of:=[.Q2]" office:value-type="float" office:value="-3" calcext:value-type="float">
            <text:p>-3.000</text:p>
          </table:table-cell>
          <table:table-cell table:style-name="ce39" office:value-type="float" office:value="0" calcext:value-type="float">
            <text:p>0.000</text:p>
          </table:table-cell>
          <table:table-cell table:style-name="ce72" table:formula="of:=[.I23]+[.R23]*[.N23]+[.S23]*[.P23]" office:value-type="float" office:value="4.55585575687742" calcext:value-type="float">
            <text:p>4.5559</text:p>
          </table:table-cell>
          <table:table-cell table:style-name="ce72" table:formula="of:=[.J23]+[.R23]*[.O23]+[.S23]*[.Q23]" office:value-type="float" office:value="4.57705098312484" calcext:value-type="float">
            <text:p>4.5771</text:p>
          </table:table-cell>
          <table:table-cell table:style-name="ce72" table:formula="of:=[.L23]*180/PI()" office:value-type="float" office:value="234" calcext:value-type="float">
            <text:p>234.0000</text:p>
          </table:table-cell>
          <table:table-cell table:style-name="ce63" table:formula="of:=[.T23]*12" office:value-type="float" office:value="54.670269082529" calcext:value-type="float">
            <text:p>54.6703</text:p>
          </table:table-cell>
          <table:table-cell table:style-name="ce63" table:formula="of:=[.U23]*12" office:value-type="float" office:value="54.9246117974981" calcext:value-type="float">
            <text:p>54.9246</text:p>
          </table:table-cell>
          <table:table-cell table:style-name="ce13" office:value-type="string" calcext:value-type="string">
            <text:p>(switch left and right for Source, driver orient)</text:p>
          </table:table-cell>
          <table:table-cell table:style-name="ce13"/>
          <table:table-cell table:style-name="ce4" table:number-columns-repeated="16358"/>
        </table:table-row>
        <table:table-row table:style-name="ro1">
          <table:table-cell/>
          <table:table-cell table:style-name="ce24" office:value-type="string" calcext:value-type="string">
            <text:p>Left</text:p>
          </table:table-cell>
          <table:table-cell table:style-name="ce19" office:value-type="string" calcext:value-type="string">
            <text:p>Blue</text:p>
          </table:table-cell>
          <table:table-cell table:style-name="ce19" office:value-type="string" calcext:value-type="string">
            <text:p>Feed Right-L</text:p>
          </table:table-cell>
          <table:table-cell table:style-name="ce24" office:value-type="string" calcext:value-type="string">
            <text:p>Blue Feeder 12</text:p>
          </table:table-cell>
          <table:table-cell table:style-name="ce39" office:value-type="float" office:value="33.51" calcext:value-type="float">
            <text:p>33.510</text:p>
          </table:table-cell>
          <table:table-cell table:style-name="ce39" office:value-type="float" office:value="25.8" calcext:value-type="float">
            <text:p>25.800</text:p>
          </table:table-cell>
          <table:table-cell table:style-name="ce39" office:value-type="float" office:value="54" calcext:value-type="float">
            <text:p>54.000</text:p>
          </table:table-cell>
          <table:table-cell table:style-name="ce55" table:formula="of:=[.F24]/12" office:value-type="float" office:value="2.7925" calcext:value-type="float">
            <text:p>2.79250</text:p>
          </table:table-cell>
          <table:table-cell table:style-name="ce55" table:formula="of:=[.G24]/12" office:value-type="float" office:value="2.15" calcext:value-type="float">
            <text:p>2.15000</text:p>
          </table:table-cell>
          <table:table-cell table:style-name="ce55" table:formula="of:=[.H24]/360*PI()*2" office:value-type="float" office:value="0.942477796076938" calcext:value-type="float">
            <text:p>0.94248</text:p>
          </table:table-cell>
          <table:table-cell table:style-name="ce55" table:formula="of:=IF([.K24]&lt;PI()/2;[.K24]+PI();[.K24]-PI())" office:value-type="float" office:value="4.08407044966673" calcext:value-type="float">
            <text:p>4.08407</text:p>
          </table:table-cell>
          <table:table-cell table:style-name="ce55" table:formula="of:=[.L24]+PI()/2" office:value-type="float" office:value="5.65486677646163" calcext:value-type="float">
            <text:p>5.65487</text:p>
          </table:table-cell>
          <table:table-cell table:style-name="ce62" table:formula="of:=COS([.L24])" office:value-type="float" office:value="-0.587785252292473" calcext:value-type="float">
            <text:p>-0.58778525</text:p>
          </table:table-cell>
          <table:table-cell table:style-name="ce62" table:formula="of:=SIN([.L24])" office:value-type="float" office:value="-0.809016994374947" calcext:value-type="float">
            <text:p>-0.80901699</text:p>
          </table:table-cell>
          <table:table-cell table:style-name="ce62" table:formula="of:=COS([.M24])" office:value-type="float" office:value="0.809016994374947" calcext:value-type="float">
            <text:p>0.80901699</text:p>
          </table:table-cell>
          <table:table-cell table:style-name="ce62" table:formula="of:=SIN([.M24])" office:value-type="float" office:value="-0.587785252292473" calcext:value-type="float">
            <text:p>-0.58778525</text:p>
          </table:table-cell>
          <table:table-cell table:style-name="ce39" table:formula="of:=[.Q2]" office:value-type="float" office:value="-3" calcext:value-type="float">
            <text:p>-3.000</text:p>
          </table:table-cell>
          <table:table-cell table:style-name="ce39" table:formula="of:=[.$W$1]" office:value-type="float" office:value="0.539166666666667" calcext:value-type="float">
            <text:p>0.539</text:p>
          </table:table-cell>
          <table:table-cell table:style-name="ce72" table:formula="of:=[.I24]+[.R24]*[.N24]+[.S24]*[.P24]" office:value-type="float" office:value="4.99205075301124" calcext:value-type="float">
            <text:p>4.9921</text:p>
          </table:table-cell>
          <table:table-cell table:style-name="ce72" table:formula="of:=[.J24]+[.R24]*[.O24]+[.S24]*[.Q24]" office:value-type="float" office:value="4.26013676793048" calcext:value-type="float">
            <text:p>4.2601</text:p>
          </table:table-cell>
          <table:table-cell table:style-name="ce72" table:formula="of:=[.L24]*180/PI()" office:value-type="float" office:value="234" calcext:value-type="float">
            <text:p>234.0000</text:p>
          </table:table-cell>
          <table:table-cell table:style-name="ce63" table:formula="of:=[.T24]*12" office:value-type="float" office:value="59.9046090361349" calcext:value-type="float">
            <text:p>59.9046</text:p>
          </table:table-cell>
          <table:table-cell table:style-name="ce63" table:formula="of:=[.U24]*12" office:value-type="float" office:value="51.1216412151658" calcext:value-type="float">
            <text:p>51.1216</text:p>
          </table:table-cell>
          <table:table-cell table:style-name="ce13" office:value-type="string" calcext:value-type="string">
            <text:p>right</text:p>
          </table:table-cell>
          <table:table-cell table:style-name="ce13"/>
          <table:table-cell table:style-name="ce4" table:number-columns-repeated="16358"/>
        </table:table-row>
        <table:table-row table:style-name="ro1">
          <table:table-cell/>
          <table:table-cell table:style-name="ce24" office:value-type="string" calcext:value-type="string">
            <text:p>Right</text:p>
          </table:table-cell>
          <table:table-cell table:style-name="ce19" office:value-type="string" calcext:value-type="string">
            <text:p>Blue</text:p>
          </table:table-cell>
          <table:table-cell table:style-name="ce19" office:value-type="string" calcext:value-type="string">
            <text:p>Feed Right-R</text:p>
          </table:table-cell>
          <table:table-cell table:style-name="ce24" office:value-type="string" calcext:value-type="string">
            <text:p>Blue Feeder 12</text:p>
          </table:table-cell>
          <table:table-cell table:style-name="ce39" office:value-type="float" office:value="33.51" calcext:value-type="float">
            <text:p>33.510</text:p>
          </table:table-cell>
          <table:table-cell table:style-name="ce39" office:value-type="float" office:value="25.8" calcext:value-type="float">
            <text:p>25.800</text:p>
          </table:table-cell>
          <table:table-cell table:style-name="ce39" office:value-type="float" office:value="54" calcext:value-type="float">
            <text:p>54.000</text:p>
          </table:table-cell>
          <table:table-cell table:style-name="ce55" table:formula="of:=[.F25]/12" office:value-type="float" office:value="2.7925" calcext:value-type="float">
            <text:p>2.79250</text:p>
          </table:table-cell>
          <table:table-cell table:style-name="ce55" table:formula="of:=[.G25]/12" office:value-type="float" office:value="2.15" calcext:value-type="float">
            <text:p>2.15000</text:p>
          </table:table-cell>
          <table:table-cell table:style-name="ce55" table:formula="of:=[.H25]/360*PI()*2" office:value-type="float" office:value="0.942477796076938" calcext:value-type="float">
            <text:p>0.94248</text:p>
          </table:table-cell>
          <table:table-cell table:style-name="ce55" table:formula="of:=IF([.K25]&lt;PI()/2;[.K25]+PI();[.K25]-PI())" office:value-type="float" office:value="4.08407044966673" calcext:value-type="float">
            <text:p>4.08407</text:p>
          </table:table-cell>
          <table:table-cell table:style-name="ce55" table:formula="of:=[.L25]+PI()/2" office:value-type="float" office:value="5.65486677646163" calcext:value-type="float">
            <text:p>5.65487</text:p>
          </table:table-cell>
          <table:table-cell table:style-name="ce62" table:formula="of:=COS([.L25])" office:value-type="float" office:value="-0.587785252292473" calcext:value-type="float">
            <text:p>-0.58778525</text:p>
          </table:table-cell>
          <table:table-cell table:style-name="ce62" table:formula="of:=SIN([.L25])" office:value-type="float" office:value="-0.809016994374947" calcext:value-type="float">
            <text:p>-0.80901699</text:p>
          </table:table-cell>
          <table:table-cell table:style-name="ce62" table:formula="of:=COS([.M25])" office:value-type="float" office:value="0.809016994374947" calcext:value-type="float">
            <text:p>0.80901699</text:p>
          </table:table-cell>
          <table:table-cell table:style-name="ce62" table:formula="of:=SIN([.M25])" office:value-type="float" office:value="-0.587785252292473" calcext:value-type="float">
            <text:p>-0.58778525</text:p>
          </table:table-cell>
          <table:table-cell table:style-name="ce39" table:formula="of:=[.Q2]" office:value-type="float" office:value="-3" calcext:value-type="float">
            <text:p>-3.000</text:p>
          </table:table-cell>
          <table:table-cell table:style-name="ce39" table:formula="of:=-1*[.$W$1]" office:value-type="float" office:value="-0.539166666666667" calcext:value-type="float">
            <text:p>-0.539</text:p>
          </table:table-cell>
          <table:table-cell table:style-name="ce72" table:formula="of:=[.I25]+[.R25]*[.N25]+[.S25]*[.P25]" office:value-type="float" office:value="4.11966076074359" calcext:value-type="float">
            <text:p>4.1197</text:p>
          </table:table-cell>
          <table:table-cell table:style-name="ce72" table:formula="of:=[.J25]+[.R25]*[.O25]+[.S25]*[.Q25]" office:value-type="float" office:value="4.8939651983192" calcext:value-type="float">
            <text:p>4.8940</text:p>
          </table:table-cell>
          <table:table-cell table:style-name="ce72" table:formula="of:=[.L25]*180/PI()" office:value-type="float" office:value="234" calcext:value-type="float">
            <text:p>234.0000</text:p>
          </table:table-cell>
          <table:table-cell table:style-name="ce63" table:formula="of:=[.T25]*12" office:value-type="float" office:value="49.4359291289231" calcext:value-type="float">
            <text:p>49.4359</text:p>
          </table:table-cell>
          <table:table-cell table:style-name="ce63" table:formula="of:=[.U25]*12" office:value-type="float" office:value="58.7275823798304" calcext:value-type="float">
            <text:p>58.7276</text:p>
          </table:table-cell>
          <table:table-cell table:style-name="ce13" office:value-type="string" calcext:value-type="string">
            <text:p>left</text:p>
          </table:table-cell>
          <table:table-cell table:style-name="ce13"/>
          <table:table-cell table:style-name="ce4" table:number-columns-repeated="16358"/>
        </table:table-row>
        <table:table-row table:style-name="ro1">
          <table:table-cell/>
          <table:table-cell table:style-name="ce24" office:value-type="string" calcext:value-type="string">
            <text:p>Center</text:p>
          </table:table-cell>
          <table:table-cell table:style-name="ce19" table:number-columns-repeated="2"/>
          <table:table-cell table:style-name="ce24" office:value-type="string" calcext:value-type="string">
            <text:p>Blue Feeder 13</text:p>
          </table:table-cell>
          <table:table-cell table:style-name="ce39" office:value-type="float" office:value="33.51" calcext:value-type="float">
            <text:p>33.510</text:p>
          </table:table-cell>
          <table:table-cell table:style-name="ce39" office:value-type="float" office:value="291.2" calcext:value-type="float">
            <text:p>291.200</text:p>
          </table:table-cell>
          <table:table-cell table:style-name="ce39" office:value-type="float" office:value="306" calcext:value-type="float">
            <text:p>306.000</text:p>
          </table:table-cell>
          <table:table-cell table:style-name="ce55" table:formula="of:=[.F26]/12" office:value-type="float" office:value="2.7925" calcext:value-type="float">
            <text:p>2.79250</text:p>
          </table:table-cell>
          <table:table-cell table:style-name="ce55" table:formula="of:=[.G26]/12" office:value-type="float" office:value="24.2666666666667" calcext:value-type="float">
            <text:p>24.26667</text:p>
          </table:table-cell>
          <table:table-cell table:style-name="ce55" table:formula="of:=[.H26]/360*PI()*2" office:value-type="float" office:value="5.34070751110265" calcext:value-type="float">
            <text:p>5.34071</text:p>
          </table:table-cell>
          <table:table-cell table:style-name="ce55" table:formula="of:=IF([.K26]&lt;PI()/2;[.K26]+PI();[.K26]-PI())" office:value-type="float" office:value="2.19911485751286" calcext:value-type="float">
            <text:p>2.19911</text:p>
          </table:table-cell>
          <table:table-cell table:style-name="ce55" table:formula="of:=[.L26]+PI()/2" office:value-type="float" office:value="3.76991118430775" calcext:value-type="float">
            <text:p>3.76991</text:p>
          </table:table-cell>
          <table:table-cell table:style-name="ce62" table:formula="of:=COS([.L26])" office:value-type="float" office:value="-0.587785252292475" calcext:value-type="float">
            <text:p>-0.58778525</text:p>
          </table:table-cell>
          <table:table-cell table:style-name="ce62" table:formula="of:=SIN([.L26])" office:value-type="float" office:value="0.809016994374947" calcext:value-type="float">
            <text:p>0.80901699</text:p>
          </table:table-cell>
          <table:table-cell table:style-name="ce62" table:formula="of:=COS([.M26])" office:value-type="float" office:value="-0.809016994374947" calcext:value-type="float">
            <text:p>-0.80901699</text:p>
          </table:table-cell>
          <table:table-cell table:style-name="ce62" table:formula="of:=SIN([.M26])" office:value-type="float" office:value="-0.587785252292475" calcext:value-type="float">
            <text:p>-0.58778525</text:p>
          </table:table-cell>
          <table:table-cell table:style-name="ce39" table:formula="of:=[.Q2]" office:value-type="float" office:value="-3" calcext:value-type="float">
            <text:p>-3.000</text:p>
          </table:table-cell>
          <table:table-cell table:style-name="ce39" office:value-type="float" office:value="0" calcext:value-type="float">
            <text:p>0.000</text:p>
          </table:table-cell>
          <table:table-cell table:style-name="ce72" table:formula="of:=[.I26]+[.R26]*[.N26]+[.S26]*[.P26]" office:value-type="float" office:value="4.55585575687743" calcext:value-type="float">
            <text:p>4.5559</text:p>
          </table:table-cell>
          <table:table-cell table:style-name="ce72" table:formula="of:=[.J26]+[.R26]*[.O26]+[.S26]*[.Q26]" office:value-type="float" office:value="21.8396156835419" calcext:value-type="float">
            <text:p>21.8396</text:p>
          </table:table-cell>
          <table:table-cell table:style-name="ce72" table:formula="of:=[.L26]*180/PI()" office:value-type="float" office:value="126" calcext:value-type="float">
            <text:p>126.0000</text:p>
          </table:table-cell>
          <table:table-cell table:style-name="ce63" table:formula="of:=[.T26]*12" office:value-type="float" office:value="54.6702690825292" calcext:value-type="float">
            <text:p>54.6703</text:p>
          </table:table-cell>
          <table:table-cell table:style-name="ce63" table:formula="of:=[.U26]*12" office:value-type="float" office:value="262.075388202503" calcext:value-type="float">
            <text:p>262.0754</text:p>
          </table:table-cell>
          <table:table-cell table:style-name="ce13" table:number-columns-repeated="2"/>
          <table:table-cell table:style-name="ce4" table:number-columns-repeated="16358"/>
        </table:table-row>
        <table:table-row table:style-name="ro1">
          <table:table-cell/>
          <table:table-cell table:style-name="ce24" office:value-type="string" calcext:value-type="string">
            <text:p>Left</text:p>
          </table:table-cell>
          <table:table-cell table:style-name="ce19" office:value-type="string" calcext:value-type="string">
            <text:p>Blue</text:p>
          </table:table-cell>
          <table:table-cell table:style-name="ce19" office:value-type="string" calcext:value-type="string">
            <text:p>Feed Left-L</text:p>
          </table:table-cell>
          <table:table-cell table:style-name="ce24" office:value-type="string" calcext:value-type="string">
            <text:p>Blue Feeder 13</text:p>
          </table:table-cell>
          <table:table-cell table:style-name="ce39" office:value-type="float" office:value="33.51" calcext:value-type="float">
            <text:p>33.510</text:p>
          </table:table-cell>
          <table:table-cell table:style-name="ce39" office:value-type="float" office:value="291.2" calcext:value-type="float">
            <text:p>291.200</text:p>
          </table:table-cell>
          <table:table-cell table:style-name="ce39" office:value-type="float" office:value="306" calcext:value-type="float">
            <text:p>306.000</text:p>
          </table:table-cell>
          <table:table-cell table:style-name="ce55" table:formula="of:=[.F27]/12" office:value-type="float" office:value="2.7925" calcext:value-type="float">
            <text:p>2.79250</text:p>
          </table:table-cell>
          <table:table-cell table:style-name="ce55" table:formula="of:=[.G27]/12" office:value-type="float" office:value="24.2666666666667" calcext:value-type="float">
            <text:p>24.26667</text:p>
          </table:table-cell>
          <table:table-cell table:style-name="ce55" table:formula="of:=[.H27]/360*PI()*2" office:value-type="float" office:value="5.34070751110265" calcext:value-type="float">
            <text:p>5.34071</text:p>
          </table:table-cell>
          <table:table-cell table:style-name="ce55" table:formula="of:=IF([.K27]&lt;PI()/2;[.K27]+PI();[.K27]-PI())" office:value-type="float" office:value="2.19911485751286" calcext:value-type="float">
            <text:p>2.19911</text:p>
          </table:table-cell>
          <table:table-cell table:style-name="ce55" table:formula="of:=[.L27]+PI()/2" office:value-type="float" office:value="3.76991118430775" calcext:value-type="float">
            <text:p>3.76991</text:p>
          </table:table-cell>
          <table:table-cell table:style-name="ce62" table:formula="of:=COS([.L27])" office:value-type="float" office:value="-0.587785252292475" calcext:value-type="float">
            <text:p>-0.58778525</text:p>
          </table:table-cell>
          <table:table-cell table:style-name="ce62" table:formula="of:=SIN([.L27])" office:value-type="float" office:value="0.809016994374947" calcext:value-type="float">
            <text:p>0.80901699</text:p>
          </table:table-cell>
          <table:table-cell table:style-name="ce62" table:formula="of:=COS([.M27])" office:value-type="float" office:value="-0.809016994374947" calcext:value-type="float">
            <text:p>-0.80901699</text:p>
          </table:table-cell>
          <table:table-cell table:style-name="ce62" table:formula="of:=SIN([.M27])" office:value-type="float" office:value="-0.587785252292475" calcext:value-type="float">
            <text:p>-0.58778525</text:p>
          </table:table-cell>
          <table:table-cell table:style-name="ce39" table:formula="of:=[.Q2]" office:value-type="float" office:value="-3" calcext:value-type="float">
            <text:p>-3.000</text:p>
          </table:table-cell>
          <table:table-cell table:style-name="ce39" table:formula="of:=[.$W$1]" office:value-type="float" office:value="0.539166666666667" calcext:value-type="float">
            <text:p>0.539</text:p>
          </table:table-cell>
          <table:table-cell table:style-name="ce72" table:formula="of:=[.I27]+[.R27]*[.N27]+[.S27]*[.P27]" office:value-type="float" office:value="4.1196607607436" calcext:value-type="float">
            <text:p>4.1197</text:p>
          </table:table-cell>
          <table:table-cell table:style-name="ce72" table:formula="of:=[.J27]+[.R27]*[.O27]+[.S27]*[.Q27]" office:value-type="float" office:value="21.5227014683475" calcext:value-type="float">
            <text:p>21.5227</text:p>
          </table:table-cell>
          <table:table-cell table:style-name="ce72" table:formula="of:=[.L27]*180/PI()" office:value-type="float" office:value="126" calcext:value-type="float">
            <text:p>126.0000</text:p>
          </table:table-cell>
          <table:table-cell table:style-name="ce63" table:formula="of:=[.T27]*12" office:value-type="float" office:value="49.4359291289232" calcext:value-type="float">
            <text:p>49.4359</text:p>
          </table:table-cell>
          <table:table-cell table:style-name="ce63" table:formula="of:=[.U27]*12" office:value-type="float" office:value="258.27241762017" calcext:value-type="float">
            <text:p>258.2724</text:p>
          </table:table-cell>
          <table:table-cell table:style-name="ce13" office:value-type="string" calcext:value-type="string">
            <text:p>right</text:p>
          </table:table-cell>
          <table:table-cell table:style-name="ce13"/>
          <table:table-cell table:style-name="ce4" table:number-columns-repeated="16358"/>
        </table:table-row>
        <table:table-row table:style-name="ro1">
          <table:table-cell/>
          <table:table-cell table:style-name="ce24" office:value-type="string" calcext:value-type="string">
            <text:p>Right</text:p>
          </table:table-cell>
          <table:table-cell table:style-name="ce19" office:value-type="string" calcext:value-type="string">
            <text:p>Blue</text:p>
          </table:table-cell>
          <table:table-cell table:style-name="ce19" office:value-type="string" calcext:value-type="string">
            <text:p>Feed-Left-R</text:p>
          </table:table-cell>
          <table:table-cell table:style-name="ce24" office:value-type="string" calcext:value-type="string">
            <text:p>Blue Feeder 13</text:p>
          </table:table-cell>
          <table:table-cell table:style-name="ce39" office:value-type="float" office:value="33.51" calcext:value-type="float">
            <text:p>33.510</text:p>
          </table:table-cell>
          <table:table-cell table:style-name="ce39" office:value-type="float" office:value="291.2" calcext:value-type="float">
            <text:p>291.200</text:p>
          </table:table-cell>
          <table:table-cell table:style-name="ce39" office:value-type="float" office:value="306" calcext:value-type="float">
            <text:p>306.000</text:p>
          </table:table-cell>
          <table:table-cell table:style-name="ce55" table:formula="of:=[.F28]/12" office:value-type="float" office:value="2.7925" calcext:value-type="float">
            <text:p>2.79250</text:p>
          </table:table-cell>
          <table:table-cell table:style-name="ce55" table:formula="of:=[.G28]/12" office:value-type="float" office:value="24.2666666666667" calcext:value-type="float">
            <text:p>24.26667</text:p>
          </table:table-cell>
          <table:table-cell table:style-name="ce55" table:formula="of:=[.H28]/360*PI()*2" office:value-type="float" office:value="5.34070751110265" calcext:value-type="float">
            <text:p>5.34071</text:p>
          </table:table-cell>
          <table:table-cell table:style-name="ce55" table:formula="of:=IF([.K28]&lt;PI()/2;[.K28]+PI();[.K28]-PI())" office:value-type="float" office:value="2.19911485751286" calcext:value-type="float">
            <text:p>2.19911</text:p>
          </table:table-cell>
          <table:table-cell table:style-name="ce55" table:formula="of:=[.L28]+PI()/2" office:value-type="float" office:value="3.76991118430775" calcext:value-type="float">
            <text:p>3.76991</text:p>
          </table:table-cell>
          <table:table-cell table:style-name="ce62" table:formula="of:=COS([.L28])" office:value-type="float" office:value="-0.587785252292475" calcext:value-type="float">
            <text:p>-0.58778525</text:p>
          </table:table-cell>
          <table:table-cell table:style-name="ce62" table:formula="of:=SIN([.L28])" office:value-type="float" office:value="0.809016994374947" calcext:value-type="float">
            <text:p>0.80901699</text:p>
          </table:table-cell>
          <table:table-cell table:style-name="ce62" table:formula="of:=COS([.M28])" office:value-type="float" office:value="-0.809016994374947" calcext:value-type="float">
            <text:p>-0.80901699</text:p>
          </table:table-cell>
          <table:table-cell table:style-name="ce62" table:formula="of:=SIN([.M28])" office:value-type="float" office:value="-0.587785252292475" calcext:value-type="float">
            <text:p>-0.58778525</text:p>
          </table:table-cell>
          <table:table-cell table:style-name="ce39" table:formula="of:=[.Q2]" office:value-type="float" office:value="-3" calcext:value-type="float">
            <text:p>-3.000</text:p>
          </table:table-cell>
          <table:table-cell table:style-name="ce39" table:formula="of:=-1*[.$W$1]" office:value-type="float" office:value="-0.539166666666667" calcext:value-type="float">
            <text:p>-0.539</text:p>
          </table:table-cell>
          <table:table-cell table:style-name="ce72" table:formula="of:=[.I28]+[.R28]*[.N28]+[.S28]*[.P28]" office:value-type="float" office:value="4.99205075301125" calcext:value-type="float">
            <text:p>4.9921</text:p>
          </table:table-cell>
          <table:table-cell table:style-name="ce72" table:formula="of:=[.J28]+[.R28]*[.O28]+[.S28]*[.Q28]" office:value-type="float" office:value="22.1565298987362" calcext:value-type="float">
            <text:p>22.1565</text:p>
          </table:table-cell>
          <table:table-cell table:style-name="ce72" table:formula="of:=[.L28]*180/PI()" office:value-type="float" office:value="126" calcext:value-type="float">
            <text:p>126.0000</text:p>
          </table:table-cell>
          <table:table-cell table:style-name="ce63" table:formula="of:=[.T28]*12" office:value-type="float" office:value="59.904609036135" calcext:value-type="float">
            <text:p>59.9046</text:p>
          </table:table-cell>
          <table:table-cell table:style-name="ce63" table:formula="of:=[.U28]*12" office:value-type="float" office:value="265.878358784834" calcext:value-type="float">
            <text:p>265.8784</text:p>
          </table:table-cell>
          <table:table-cell table:style-name="ce13" office:value-type="string" calcext:value-type="string">
            <text:p>left</text:p>
          </table:table-cell>
          <table:table-cell table:style-name="ce13"/>
          <table:table-cell table:style-name="ce4" table:number-columns-repeated="16358"/>
        </table:table-row>
        <table:table-row table:style-name="ro1">
          <table:table-cell/>
          <table:table-cell table:style-name="ce26"/>
          <table:table-cell table:style-name="ce20" table:number-columns-repeated="2"/>
          <table:table-cell table:style-name="ce26" table:number-columns-repeated="20"/>
          <table:table-cell table:style-name="ce13" table:number-columns-repeated="2"/>
          <table:table-cell table:style-name="ce4" table:number-columns-repeated="16358"/>
        </table:table-row>
        <table:table-row table:style-name="ro1">
          <table:table-cell/>
          <table:table-cell table:style-name="ce11" office:value-type="string" calcext:value-type="string">
            <text:p>Center</text:p>
          </table:table-cell>
          <table:table-cell table:style-name="ce18" table:number-columns-repeated="2"/>
          <table:table-cell table:style-name="ce11" office:value-type="string" calcext:value-type="string">
            <text:p>Red Reef 9</text:p>
          </table:table-cell>
          <table:table-cell table:style-name="ce21" office:value-type="float" office:value="497.77" calcext:value-type="float">
            <text:p>497.770</text:p>
          </table:table-cell>
          <table:table-cell table:style-name="ce21" office:value-type="float" office:value="186.83" calcext:value-type="float">
            <text:p>186.830</text:p>
          </table:table-cell>
          <table:table-cell table:style-name="ce21" office:value-type="float" office:value="120" calcext:value-type="float">
            <text:p>120.000</text:p>
          </table:table-cell>
          <table:table-cell table:style-name="ce45" table:formula="of:=[.F30]/12" office:value-type="float" office:value="41.4808333333333" calcext:value-type="float">
            <text:p>41.48083</text:p>
          </table:table-cell>
          <table:table-cell table:style-name="ce45" table:formula="of:=[.G30]/12" office:value-type="float" office:value="15.5691666666667" calcext:value-type="float">
            <text:p>15.56917</text:p>
          </table:table-cell>
          <table:table-cell table:style-name="ce45" table:formula="of:=[.H30]/360*PI()*2" office:value-type="float" office:value="2.0943951023932" calcext:value-type="float">
            <text:p>2.09440</text:p>
          </table:table-cell>
          <table:table-cell table:style-name="ce45" table:formula="of:=IF([.K30]&lt;PI()/2;[.K30]+PI();[.K30]-PI())" office:value-type="float" office:value="-1.04719755119659" calcext:value-type="float">
            <text:p>-1.04720</text:p>
          </table:table-cell>
          <table:table-cell table:style-name="ce45" table:formula="of:=[.L30]+PI()/2" office:value-type="float" office:value="0.523598775598304" calcext:value-type="float">
            <text:p>0.52360</text:p>
          </table:table-cell>
          <table:table-cell table:style-name="ce54" table:formula="of:=COS([.L30])" office:value-type="float" office:value="0.500000000000004" calcext:value-type="float">
            <text:p>0.50000000</text:p>
          </table:table-cell>
          <table:table-cell table:style-name="ce54" table:formula="of:=SIN([.L30])" office:value-type="float" office:value="-0.866025403784436" calcext:value-type="float">
            <text:p>-0.86602540</text:p>
          </table:table-cell>
          <table:table-cell table:style-name="ce54" table:formula="of:=COS([.M30])" office:value-type="float" office:value="0.866025403784436" calcext:value-type="float">
            <text:p>0.86602540</text:p>
          </table:table-cell>
          <table:table-cell table:style-name="ce54" table:formula="of:=SIN([.M30])" office:value-type="float" office:value="0.500000000000004" calcext:value-type="float">
            <text:p>0.50000000</text:p>
          </table:table-cell>
          <table:table-cell table:style-name="ce21" table:formula="of:=[.O2]" office:value-type="float" office:value="-2.416667" calcext:value-type="float">
            <text:p>-2.417</text:p>
          </table:table-cell>
          <table:table-cell table:style-name="ce21" office:value-type="float" office:value="0" calcext:value-type="float">
            <text:p>0.000</text:p>
          </table:table-cell>
          <table:table-cell table:style-name="ce63" table:formula="of:=[.I30]+[.R30]*[.N30]+[.S30]*[.P30]" office:value-type="float" office:value="40.2724998333333" calcext:value-type="float">
            <text:p>40.2725</text:p>
          </table:table-cell>
          <table:table-cell table:style-name="ce63" table:formula="of:=[.J30]+[.R30]*[.O30]+[.S30]*[.Q30]" office:value-type="float" office:value="17.6620616811542" calcext:value-type="float">
            <text:p>17.6621</text:p>
          </table:table-cell>
          <table:table-cell table:style-name="ce63" table:formula="of:=[.L30]*180/PI()" office:value-type="float" office:value="-59.9999999999997" calcext:value-type="float">
            <text:p>-60.0000</text:p>
          </table:table-cell>
          <table:table-cell table:style-name="ce63" table:formula="of:=[.T30]*12" office:value-type="float" office:value="483.269998" calcext:value-type="float">
            <text:p>483.2700</text:p>
          </table:table-cell>
          <table:table-cell table:style-name="ce63" table:formula="of:=[.U30]*12" office:value-type="float" office:value="211.944740173851" calcext:value-type="float">
            <text:p>211.9447</text:p>
          </table:table-cell>
          <table:table-cell table:style-name="ce13" table:number-columns-repeated="2"/>
          <table:table-cell table:style-name="ce4" table:number-columns-repeated="16358"/>
        </table:table-row>
        <table:table-row table:style-name="ro1">
          <table:table-cell/>
          <table:table-cell table:style-name="ce11" office:value-type="string" calcext:value-type="string">
            <text:p>Left</text:p>
          </table:table-cell>
          <table:table-cell table:style-name="ce18"/>
          <table:table-cell table:style-name="ce18" office:value-type="string" calcext:value-type="string">
            <text:p>E</text:p>
          </table:table-cell>
          <table:table-cell table:style-name="ce11" office:value-type="string" calcext:value-type="string">
            <text:p>Red Reef 9</text:p>
          </table:table-cell>
          <table:table-cell table:style-name="ce21" office:value-type="float" office:value="497.77" calcext:value-type="float">
            <text:p>497.770</text:p>
          </table:table-cell>
          <table:table-cell table:style-name="ce21" office:value-type="float" office:value="186.83" calcext:value-type="float">
            <text:p>186.830</text:p>
          </table:table-cell>
          <table:table-cell table:style-name="ce21" office:value-type="float" office:value="120" calcext:value-type="float">
            <text:p>120.000</text:p>
          </table:table-cell>
          <table:table-cell table:style-name="ce45" table:formula="of:=[.F31]/12" office:value-type="float" office:value="41.4808333333333" calcext:value-type="float">
            <text:p>41.48083</text:p>
          </table:table-cell>
          <table:table-cell table:style-name="ce45" table:formula="of:=[.G31]/12" office:value-type="float" office:value="15.5691666666667" calcext:value-type="float">
            <text:p>15.56917</text:p>
          </table:table-cell>
          <table:table-cell table:style-name="ce45" table:formula="of:=[.H31]/360*PI()*2" office:value-type="float" office:value="2.0943951023932" calcext:value-type="float">
            <text:p>2.09440</text:p>
          </table:table-cell>
          <table:table-cell table:style-name="ce45" table:formula="of:=IF([.K31]&lt;PI()/2;[.K31]+PI();[.K31]-PI())" office:value-type="float" office:value="-1.04719755119659" calcext:value-type="float">
            <text:p>-1.04720</text:p>
          </table:table-cell>
          <table:table-cell table:style-name="ce45" table:formula="of:=[.L31]+PI()/2" office:value-type="float" office:value="0.523598775598304" calcext:value-type="float">
            <text:p>0.52360</text:p>
          </table:table-cell>
          <table:table-cell table:style-name="ce54" table:formula="of:=COS([.L31])" office:value-type="float" office:value="0.500000000000004" calcext:value-type="float">
            <text:p>0.50000000</text:p>
          </table:table-cell>
          <table:table-cell table:style-name="ce54" table:formula="of:=SIN([.L31])" office:value-type="float" office:value="-0.866025403784436" calcext:value-type="float">
            <text:p>-0.86602540</text:p>
          </table:table-cell>
          <table:table-cell table:style-name="ce54" table:formula="of:=COS([.M31])" office:value-type="float" office:value="0.866025403784436" calcext:value-type="float">
            <text:p>0.86602540</text:p>
          </table:table-cell>
          <table:table-cell table:style-name="ce54" table:formula="of:=SIN([.M31])" office:value-type="float" office:value="0.500000000000004" calcext:value-type="float">
            <text:p>0.50000000</text:p>
          </table:table-cell>
          <table:table-cell table:style-name="ce21" table:formula="of:=[.O2]" office:value-type="float" office:value="-2.416667" calcext:value-type="float">
            <text:p>-2.417</text:p>
          </table:table-cell>
          <table:table-cell table:style-name="ce21" table:formula="of:=[.$W$1]" office:value-type="float" office:value="0.539166666666667" calcext:value-type="float">
            <text:p>0.539</text:p>
          </table:table-cell>
          <table:table-cell table:style-name="ce63" table:formula="of:=[.I31]+[.R31]*[.N31]+[.S31]*[.P31]" office:value-type="float" office:value="40.7394318635404" calcext:value-type="float">
            <text:p>40.7394</text:p>
          </table:table-cell>
          <table:table-cell table:style-name="ce63" table:formula="of:=[.J31]+[.R31]*[.O31]+[.S31]*[.Q31]" office:value-type="float" office:value="17.9316450144876" calcext:value-type="float">
            <text:p>17.9316</text:p>
          </table:table-cell>
          <table:table-cell table:style-name="ce63" table:formula="of:=[.L31]*180/PI()" office:value-type="float" office:value="-59.9999999999997" calcext:value-type="float">
            <text:p>-60.0000</text:p>
          </table:table-cell>
          <table:table-cell table:style-name="ce63" table:formula="of:=[.T31]*12" office:value-type="float" office:value="488.873182362485" calcext:value-type="float">
            <text:p>488.8732</text:p>
          </table:table-cell>
          <table:table-cell table:style-name="ce63" table:formula="of:=[.U31]*12" office:value-type="float" office:value="215.179740173851" calcext:value-type="float">
            <text:p>215.1797</text:p>
          </table:table-cell>
          <table:table-cell table:style-name="ce13" table:number-columns-repeated="2"/>
          <table:table-cell table:style-name="ce4" table:number-columns-repeated="16358"/>
        </table:table-row>
        <table:table-row table:style-name="ro1">
          <table:table-cell/>
          <table:table-cell table:style-name="ce11" office:value-type="string" calcext:value-type="string">
            <text:p>Right</text:p>
          </table:table-cell>
          <table:table-cell table:style-name="ce18"/>
          <table:table-cell table:style-name="ce18" office:value-type="string" calcext:value-type="string">
            <text:p>F</text:p>
          </table:table-cell>
          <table:table-cell table:style-name="ce11" office:value-type="string" calcext:value-type="string">
            <text:p>Red Reef 9</text:p>
          </table:table-cell>
          <table:table-cell table:style-name="ce21" office:value-type="float" office:value="497.77" calcext:value-type="float">
            <text:p>497.770</text:p>
          </table:table-cell>
          <table:table-cell table:style-name="ce21" office:value-type="float" office:value="186.83" calcext:value-type="float">
            <text:p>186.830</text:p>
          </table:table-cell>
          <table:table-cell table:style-name="ce21" office:value-type="float" office:value="120" calcext:value-type="float">
            <text:p>120.000</text:p>
          </table:table-cell>
          <table:table-cell table:style-name="ce45" table:formula="of:=[.F32]/12" office:value-type="float" office:value="41.4808333333333" calcext:value-type="float">
            <text:p>41.48083</text:p>
          </table:table-cell>
          <table:table-cell table:style-name="ce45" table:formula="of:=[.G32]/12" office:value-type="float" office:value="15.5691666666667" calcext:value-type="float">
            <text:p>15.56917</text:p>
          </table:table-cell>
          <table:table-cell table:style-name="ce45" table:formula="of:=[.H32]/360*PI()*2" office:value-type="float" office:value="2.0943951023932" calcext:value-type="float">
            <text:p>2.09440</text:p>
          </table:table-cell>
          <table:table-cell table:style-name="ce45" table:formula="of:=IF([.K32]&lt;PI()/2;[.K32]+PI();[.K32]-PI())" office:value-type="float" office:value="-1.04719755119659" calcext:value-type="float">
            <text:p>-1.04720</text:p>
          </table:table-cell>
          <table:table-cell table:style-name="ce45" table:formula="of:=[.L32]+PI()/2" office:value-type="float" office:value="0.523598775598304" calcext:value-type="float">
            <text:p>0.52360</text:p>
          </table:table-cell>
          <table:table-cell table:style-name="ce54" table:formula="of:=COS([.L32])" office:value-type="float" office:value="0.500000000000004" calcext:value-type="float">
            <text:p>0.50000000</text:p>
          </table:table-cell>
          <table:table-cell table:style-name="ce54" table:formula="of:=SIN([.L32])" office:value-type="float" office:value="-0.866025403784436" calcext:value-type="float">
            <text:p>-0.86602540</text:p>
          </table:table-cell>
          <table:table-cell table:style-name="ce54" table:formula="of:=COS([.M32])" office:value-type="float" office:value="0.866025403784436" calcext:value-type="float">
            <text:p>0.86602540</text:p>
          </table:table-cell>
          <table:table-cell table:style-name="ce54" table:formula="of:=SIN([.M32])" office:value-type="float" office:value="0.500000000000004" calcext:value-type="float">
            <text:p>0.50000000</text:p>
          </table:table-cell>
          <table:table-cell table:style-name="ce21" table:formula="of:=[.O2]" office:value-type="float" office:value="-2.416667" calcext:value-type="float">
            <text:p>-2.417</text:p>
          </table:table-cell>
          <table:table-cell table:style-name="ce21" table:formula="of:=-1*[.$W$1]" office:value-type="float" office:value="-0.539166666666667" calcext:value-type="float">
            <text:p>-0.539</text:p>
          </table:table-cell>
          <table:table-cell table:style-name="ce63" table:formula="of:=[.I32]+[.R32]*[.N32]+[.S32]*[.P32]" office:value-type="float" office:value="39.8055678031262" calcext:value-type="float">
            <text:p>39.8056</text:p>
          </table:table-cell>
          <table:table-cell table:style-name="ce63" table:formula="of:=[.J32]+[.R32]*[.O32]+[.S32]*[.Q32]" office:value-type="float" office:value="17.3924783478209" calcext:value-type="float">
            <text:p>17.3925</text:p>
          </table:table-cell>
          <table:table-cell table:style-name="ce63" table:formula="of:=[.L32]*180/PI()" office:value-type="float" office:value="-59.9999999999997" calcext:value-type="float">
            <text:p>-60.0000</text:p>
          </table:table-cell>
          <table:table-cell table:style-name="ce63" table:formula="of:=[.T32]*12" office:value-type="float" office:value="477.666813637514" calcext:value-type="float">
            <text:p>477.6668</text:p>
          </table:table-cell>
          <table:table-cell table:style-name="ce63" table:formula="of:=[.U32]*12" office:value-type="float" office:value="208.709740173851" calcext:value-type="float">
            <text:p>208.7097</text:p>
          </table:table-cell>
          <table:table-cell table:style-name="ce13" table:number-columns-repeated="2"/>
          <table:table-cell table:style-name="ce4" table:number-columns-repeated="16358"/>
        </table:table-row>
        <table:table-row table:style-name="ro1">
          <table:table-cell/>
          <table:table-cell table:style-name="ce11" office:value-type="string" calcext:value-type="string">
            <text:p>Center</text:p>
          </table:table-cell>
          <table:table-cell table:style-name="ce18" table:number-columns-repeated="2"/>
          <table:table-cell table:style-name="ce11" office:value-type="string" calcext:value-type="string">
            <text:p>Red Reef 8</text:p>
          </table:table-cell>
          <table:table-cell table:style-name="ce21" office:value-type="float" office:value="530.49" calcext:value-type="float">
            <text:p>530.490</text:p>
          </table:table-cell>
          <table:table-cell table:style-name="ce21" office:value-type="float" office:value="186.83" calcext:value-type="float">
            <text:p>186.830</text:p>
          </table:table-cell>
          <table:table-cell table:style-name="ce21" office:value-type="float" office:value="60" calcext:value-type="float">
            <text:p>60.000</text:p>
          </table:table-cell>
          <table:table-cell table:style-name="ce45" table:formula="of:=[.F33]/12" office:value-type="float" office:value="44.2075" calcext:value-type="float">
            <text:p>44.20750</text:p>
          </table:table-cell>
          <table:table-cell table:style-name="ce45" table:formula="of:=[.G33]/12" office:value-type="float" office:value="15.5691666666667" calcext:value-type="float">
            <text:p>15.56917</text:p>
          </table:table-cell>
          <table:table-cell table:style-name="ce45" table:formula="of:=[.H33]/360*PI()*2" office:value-type="float" office:value="1.0471975511966" calcext:value-type="float">
            <text:p>1.04720</text:p>
          </table:table-cell>
          <table:table-cell table:style-name="ce45" table:formula="of:=IF([.K33]&lt;PI()/2;[.K33]+PI();[.K33]-PI())" office:value-type="float" office:value="4.18879020478639" calcext:value-type="float">
            <text:p>4.18879</text:p>
          </table:table-cell>
          <table:table-cell table:style-name="ce45" table:formula="of:=[.L33]+PI()/2" office:value-type="float" office:value="5.75958653158129" calcext:value-type="float">
            <text:p>5.75959</text:p>
          </table:table-cell>
          <table:table-cell table:style-name="ce54" table:formula="of:=COS([.L33])" office:value-type="float" office:value="-0.499999999999998" calcext:value-type="float">
            <text:p>-0.50000000</text:p>
          </table:table-cell>
          <table:table-cell table:style-name="ce54" table:formula="of:=SIN([.L33])" office:value-type="float" office:value="-0.86602540378444" calcext:value-type="float">
            <text:p>-0.86602540</text:p>
          </table:table-cell>
          <table:table-cell table:style-name="ce54" table:formula="of:=COS([.M33])" office:value-type="float" office:value="0.86602540378444" calcext:value-type="float">
            <text:p>0.86602540</text:p>
          </table:table-cell>
          <table:table-cell table:style-name="ce54" table:formula="of:=SIN([.M33])" office:value-type="float" office:value="-0.499999999999998" calcext:value-type="float">
            <text:p>-0.50000000</text:p>
          </table:table-cell>
          <table:table-cell table:style-name="ce21" table:formula="of:=[.O2]" office:value-type="float" office:value="-2.416667" calcext:value-type="float">
            <text:p>-2.417</text:p>
          </table:table-cell>
          <table:table-cell table:style-name="ce21" office:value-type="float" office:value="0" calcext:value-type="float">
            <text:p>0.000</text:p>
          </table:table-cell>
          <table:table-cell table:style-name="ce63" table:formula="of:=[.I33]+[.R33]*[.N33]+[.S33]*[.P33]" office:value-type="float" office:value="45.4158335" calcext:value-type="float">
            <text:p>45.4158</text:p>
          </table:table-cell>
          <table:table-cell table:style-name="ce63" table:formula="of:=[.J33]+[.R33]*[.O33]+[.S33]*[.Q33]" office:value-type="float" office:value="17.6620616811542" calcext:value-type="float">
            <text:p>17.6621</text:p>
          </table:table-cell>
          <table:table-cell table:style-name="ce63" table:formula="of:=[.L33]*180/PI()" office:value-type="float" office:value="240" calcext:value-type="float">
            <text:p>240.0000</text:p>
          </table:table-cell>
          <table:table-cell table:style-name="ce63" table:formula="of:=[.T33]*12" office:value-type="float" office:value="544.990002" calcext:value-type="float">
            <text:p>544.9900</text:p>
          </table:table-cell>
          <table:table-cell table:style-name="ce63" table:formula="of:=[.U33]*12" office:value-type="float" office:value="211.944740173851" calcext:value-type="float">
            <text:p>211.9447</text:p>
          </table:table-cell>
          <table:table-cell table:style-name="ce13" table:number-columns-repeated="2"/>
          <table:table-cell table:style-name="ce4" table:number-columns-repeated="16358"/>
        </table:table-row>
        <table:table-row table:style-name="ro1">
          <table:table-cell/>
          <table:table-cell table:style-name="ce11" office:value-type="string" calcext:value-type="string">
            <text:p>Left</text:p>
          </table:table-cell>
          <table:table-cell table:style-name="ce18"/>
          <table:table-cell table:style-name="ce18" office:value-type="string" calcext:value-type="string">
            <text:p>C</text:p>
          </table:table-cell>
          <table:table-cell table:style-name="ce11" office:value-type="string" calcext:value-type="string">
            <text:p>Red Reef 8</text:p>
          </table:table-cell>
          <table:table-cell table:style-name="ce21" office:value-type="float" office:value="530.49" calcext:value-type="float">
            <text:p>530.490</text:p>
          </table:table-cell>
          <table:table-cell table:style-name="ce21" office:value-type="float" office:value="186.83" calcext:value-type="float">
            <text:p>186.830</text:p>
          </table:table-cell>
          <table:table-cell table:style-name="ce21" office:value-type="float" office:value="60" calcext:value-type="float">
            <text:p>60.000</text:p>
          </table:table-cell>
          <table:table-cell table:style-name="ce45" table:formula="of:=[.F34]/12" office:value-type="float" office:value="44.2075" calcext:value-type="float">
            <text:p>44.20750</text:p>
          </table:table-cell>
          <table:table-cell table:style-name="ce45" table:formula="of:=[.G34]/12" office:value-type="float" office:value="15.5691666666667" calcext:value-type="float">
            <text:p>15.56917</text:p>
          </table:table-cell>
          <table:table-cell table:style-name="ce45" table:formula="of:=[.H34]/360*PI()*2" office:value-type="float" office:value="1.0471975511966" calcext:value-type="float">
            <text:p>1.04720</text:p>
          </table:table-cell>
          <table:table-cell table:style-name="ce45" table:formula="of:=IF([.K34]&lt;PI()/2;[.K34]+PI();[.K34]-PI())" office:value-type="float" office:value="4.18879020478639" calcext:value-type="float">
            <text:p>4.18879</text:p>
          </table:table-cell>
          <table:table-cell table:style-name="ce45" table:formula="of:=[.L34]+PI()/2" office:value-type="float" office:value="5.75958653158129" calcext:value-type="float">
            <text:p>5.75959</text:p>
          </table:table-cell>
          <table:table-cell table:style-name="ce54" table:formula="of:=COS([.L34])" office:value-type="float" office:value="-0.499999999999998" calcext:value-type="float">
            <text:p>-0.50000000</text:p>
          </table:table-cell>
          <table:table-cell table:style-name="ce54" table:formula="of:=SIN([.L34])" office:value-type="float" office:value="-0.86602540378444" calcext:value-type="float">
            <text:p>-0.86602540</text:p>
          </table:table-cell>
          <table:table-cell table:style-name="ce54" table:formula="of:=COS([.M34])" office:value-type="float" office:value="0.86602540378444" calcext:value-type="float">
            <text:p>0.86602540</text:p>
          </table:table-cell>
          <table:table-cell table:style-name="ce54" table:formula="of:=SIN([.M34])" office:value-type="float" office:value="-0.499999999999998" calcext:value-type="float">
            <text:p>-0.50000000</text:p>
          </table:table-cell>
          <table:table-cell table:style-name="ce21" table:formula="of:=[.O2]" office:value-type="float" office:value="-2.416667" calcext:value-type="float">
            <text:p>-2.417</text:p>
          </table:table-cell>
          <table:table-cell table:style-name="ce21" table:formula="of:=[.$W$1]" office:value-type="float" office:value="0.539166666666667" calcext:value-type="float">
            <text:p>0.539</text:p>
          </table:table-cell>
          <table:table-cell table:style-name="ce63" table:formula="of:=[.I34]+[.R34]*[.N34]+[.S34]*[.P34]" office:value-type="float" office:value="45.8827655302071" calcext:value-type="float">
            <text:p>45.8828</text:p>
          </table:table-cell>
          <table:table-cell table:style-name="ce63" table:formula="of:=[.J34]+[.R34]*[.O34]+[.S34]*[.Q34]" office:value-type="float" office:value="17.3924783478209" calcext:value-type="float">
            <text:p>17.3925</text:p>
          </table:table-cell>
          <table:table-cell table:style-name="ce63" table:formula="of:=[.L34]*180/PI()" office:value-type="float" office:value="240" calcext:value-type="float">
            <text:p>240.0000</text:p>
          </table:table-cell>
          <table:table-cell table:style-name="ce63" table:formula="of:=[.T34]*12" office:value-type="float" office:value="550.593186362485" calcext:value-type="float">
            <text:p>550.5932</text:p>
          </table:table-cell>
          <table:table-cell table:style-name="ce63" table:formula="of:=[.U34]*12" office:value-type="float" office:value="208.709740173851" calcext:value-type="float">
            <text:p>208.7097</text:p>
          </table:table-cell>
          <table:table-cell table:style-name="ce13" table:number-columns-repeated="2"/>
          <table:table-cell table:style-name="ce4" table:number-columns-repeated="16358"/>
        </table:table-row>
        <table:table-row table:style-name="ro1">
          <table:table-cell/>
          <table:table-cell table:style-name="ce11" office:value-type="string" calcext:value-type="string">
            <text:p>Right</text:p>
          </table:table-cell>
          <table:table-cell table:style-name="ce18"/>
          <table:table-cell table:style-name="ce18" office:value-type="string" calcext:value-type="string">
            <text:p>D</text:p>
          </table:table-cell>
          <table:table-cell table:style-name="ce11" office:value-type="string" calcext:value-type="string">
            <text:p>Red Reef 8</text:p>
          </table:table-cell>
          <table:table-cell table:style-name="ce21" office:value-type="float" office:value="530.49" calcext:value-type="float">
            <text:p>530.490</text:p>
          </table:table-cell>
          <table:table-cell table:style-name="ce21" office:value-type="float" office:value="186.83" calcext:value-type="float">
            <text:p>186.830</text:p>
          </table:table-cell>
          <table:table-cell table:style-name="ce21" office:value-type="float" office:value="60" calcext:value-type="float">
            <text:p>60.000</text:p>
          </table:table-cell>
          <table:table-cell table:style-name="ce45" table:formula="of:=[.F35]/12" office:value-type="float" office:value="44.2075" calcext:value-type="float">
            <text:p>44.20750</text:p>
          </table:table-cell>
          <table:table-cell table:style-name="ce45" table:formula="of:=[.G35]/12" office:value-type="float" office:value="15.5691666666667" calcext:value-type="float">
            <text:p>15.56917</text:p>
          </table:table-cell>
          <table:table-cell table:style-name="ce45" table:formula="of:=[.H35]/360*PI()*2" office:value-type="float" office:value="1.0471975511966" calcext:value-type="float">
            <text:p>1.04720</text:p>
          </table:table-cell>
          <table:table-cell table:style-name="ce45" table:formula="of:=IF([.K35]&lt;PI()/2;[.K35]+PI();[.K35]-PI())" office:value-type="float" office:value="4.18879020478639" calcext:value-type="float">
            <text:p>4.18879</text:p>
          </table:table-cell>
          <table:table-cell table:style-name="ce45" table:formula="of:=[.L35]+PI()/2" office:value-type="float" office:value="5.75958653158129" calcext:value-type="float">
            <text:p>5.75959</text:p>
          </table:table-cell>
          <table:table-cell table:style-name="ce54" table:formula="of:=COS([.L35])" office:value-type="float" office:value="-0.499999999999998" calcext:value-type="float">
            <text:p>-0.50000000</text:p>
          </table:table-cell>
          <table:table-cell table:style-name="ce54" table:formula="of:=SIN([.L35])" office:value-type="float" office:value="-0.86602540378444" calcext:value-type="float">
            <text:p>-0.86602540</text:p>
          </table:table-cell>
          <table:table-cell table:style-name="ce54" table:formula="of:=COS([.M35])" office:value-type="float" office:value="0.86602540378444" calcext:value-type="float">
            <text:p>0.86602540</text:p>
          </table:table-cell>
          <table:table-cell table:style-name="ce54" table:formula="of:=SIN([.M35])" office:value-type="float" office:value="-0.499999999999998" calcext:value-type="float">
            <text:p>-0.50000000</text:p>
          </table:table-cell>
          <table:table-cell table:style-name="ce21" table:formula="of:=[.O2]" office:value-type="float" office:value="-2.416667" calcext:value-type="float">
            <text:p>-2.417</text:p>
          </table:table-cell>
          <table:table-cell table:style-name="ce21" table:formula="of:=-1*[.$W$1]" office:value-type="float" office:value="-0.539166666666667" calcext:value-type="float">
            <text:p>-0.539</text:p>
          </table:table-cell>
          <table:table-cell table:style-name="ce63" table:formula="of:=[.I35]+[.R35]*[.N35]+[.S35]*[.P35]" office:value-type="float" office:value="44.9489014697929" calcext:value-type="float">
            <text:p>44.9489</text:p>
          </table:table-cell>
          <table:table-cell table:style-name="ce63" table:formula="of:=[.J35]+[.R35]*[.O35]+[.S35]*[.Q35]" office:value-type="float" office:value="17.9316450144876" calcext:value-type="float">
            <text:p>17.9316</text:p>
          </table:table-cell>
          <table:table-cell table:style-name="ce63" table:formula="of:=[.L35]*180/PI()" office:value-type="float" office:value="240" calcext:value-type="float">
            <text:p>240.0000</text:p>
          </table:table-cell>
          <table:table-cell table:style-name="ce63" table:formula="of:=[.T35]*12" office:value-type="float" office:value="539.386817637515" calcext:value-type="float">
            <text:p>539.3868</text:p>
          </table:table-cell>
          <table:table-cell table:style-name="ce63" table:formula="of:=[.U35]*12" office:value-type="float" office:value="215.179740173851" calcext:value-type="float">
            <text:p>215.1797</text:p>
          </table:table-cell>
          <table:table-cell table:style-name="ce13" table:number-columns-repeated="2"/>
          <table:table-cell table:style-name="ce4" table:number-columns-repeated="16358"/>
        </table:table-row>
        <table:table-row table:style-name="ro1">
          <table:table-cell/>
          <table:table-cell table:style-name="ce11" office:value-type="string" calcext:value-type="string">
            <text:p>Center</text:p>
          </table:table-cell>
          <table:table-cell table:style-name="ce18" table:number-columns-repeated="2"/>
          <table:table-cell table:style-name="ce11" office:value-type="string" calcext:value-type="string">
            <text:p>Red Reef 7</text:p>
          </table:table-cell>
          <table:table-cell table:style-name="ce21" office:value-type="float" office:value="546.87" calcext:value-type="float">
            <text:p>546.870</text:p>
          </table:table-cell>
          <table:table-cell table:style-name="ce21" office:value-type="float" office:value="158.5" calcext:value-type="float">
            <text:p>158.500</text:p>
          </table:table-cell>
          <table:table-cell table:style-name="ce21" office:value-type="float" office:value="0" calcext:value-type="float">
            <text:p>0.000</text:p>
          </table:table-cell>
          <table:table-cell table:style-name="ce45" table:formula="of:=[.F36]/12" office:value-type="float" office:value="45.5725" calcext:value-type="float">
            <text:p>45.57250</text:p>
          </table:table-cell>
          <table:table-cell table:style-name="ce45" table:formula="of:=[.G36]/12" office:value-type="float" office:value="13.2083333333333" calcext:value-type="float">
            <text:p>13.20833</text:p>
          </table:table-cell>
          <table:table-cell table:style-name="ce45" table:formula="of:=[.H36]/360*PI()*2" office:value-type="float" office:value="0" calcext:value-type="float">
            <text:p>0.00000</text:p>
          </table:table-cell>
          <table:table-cell table:style-name="ce45" table:formula="of:=IF([.K36]&lt;PI()/2;[.K36]+PI();[.K36]-PI())" office:value-type="float" office:value="3.14159265358979" calcext:value-type="float">
            <text:p>3.14159</text:p>
          </table:table-cell>
          <table:table-cell table:style-name="ce45" table:formula="of:=[.L36]+PI()/2" office:value-type="float" office:value="4.71238898038469" calcext:value-type="float">
            <text:p>4.71239</text:p>
          </table:table-cell>
          <table:table-cell table:style-name="ce54" table:formula="of:=COS([.L36])" office:value-type="float" office:value="-1" calcext:value-type="float">
            <text:p>-1.00000000</text:p>
          </table:table-cell>
          <table:table-cell table:style-name="ce54" table:formula="of:=SIN([.L36])" office:value-type="float" office:value="1.22464679914735E-016" calcext:value-type="float">
            <text:p>0.00000000</text:p>
          </table:table-cell>
          <table:table-cell table:style-name="ce54" table:formula="of:=COS([.M36])" office:value-type="float" office:value="-1.83697019872103E-016" calcext:value-type="float">
            <text:p>0.00000000</text:p>
          </table:table-cell>
          <table:table-cell table:style-name="ce54" table:formula="of:=SIN([.M36])" office:value-type="float" office:value="-1" calcext:value-type="float">
            <text:p>-1.00000000</text:p>
          </table:table-cell>
          <table:table-cell table:style-name="ce21" table:formula="of:=[.O2]" office:value-type="float" office:value="-2.416667" calcext:value-type="float">
            <text:p>-2.417</text:p>
          </table:table-cell>
          <table:table-cell table:style-name="ce21" office:value-type="float" office:value="0" calcext:value-type="float">
            <text:p>0.000</text:p>
          </table:table-cell>
          <table:table-cell table:style-name="ce63" table:formula="of:=[.I36]+[.R36]*[.N36]+[.S36]*[.P36]" office:value-type="float" office:value="47.989167" calcext:value-type="float">
            <text:p>47.9892</text:p>
          </table:table-cell>
          <table:table-cell table:style-name="ce63" table:formula="of:=[.J36]+[.R36]*[.O36]+[.S36]*[.Q36]" office:value-type="float" office:value="13.2083333333333" calcext:value-type="float">
            <text:p>13.2083</text:p>
          </table:table-cell>
          <table:table-cell table:style-name="ce63" table:formula="of:=[.L36]*180/PI()" office:value-type="float" office:value="180" calcext:value-type="float">
            <text:p>180.0000</text:p>
          </table:table-cell>
          <table:table-cell table:style-name="ce63" table:formula="of:=[.T36]*12" office:value-type="float" office:value="575.870004" calcext:value-type="float">
            <text:p>575.8700</text:p>
          </table:table-cell>
          <table:table-cell table:style-name="ce63" table:formula="of:=[.U36]*12" office:value-type="float" office:value="158.5" calcext:value-type="float">
            <text:p>158.5000</text:p>
          </table:table-cell>
          <table:table-cell table:style-name="ce13" table:number-columns-repeated="2"/>
          <table:table-cell table:style-name="ce4" table:number-columns-repeated="16358"/>
        </table:table-row>
        <table:table-row table:style-name="ro1">
          <table:table-cell/>
          <table:table-cell table:style-name="ce11" office:value-type="string" calcext:value-type="string">
            <text:p>Left</text:p>
          </table:table-cell>
          <table:table-cell table:style-name="ce18"/>
          <table:table-cell table:style-name="ce18" office:value-type="string" calcext:value-type="string">
            <text:p>A</text:p>
          </table:table-cell>
          <table:table-cell table:style-name="ce11" office:value-type="string" calcext:value-type="string">
            <text:p>Red Reef 7</text:p>
          </table:table-cell>
          <table:table-cell table:style-name="ce21" office:value-type="float" office:value="546.87" calcext:value-type="float">
            <text:p>546.870</text:p>
          </table:table-cell>
          <table:table-cell table:style-name="ce21" office:value-type="float" office:value="158.5" calcext:value-type="float">
            <text:p>158.500</text:p>
          </table:table-cell>
          <table:table-cell table:style-name="ce21" office:value-type="float" office:value="0" calcext:value-type="float">
            <text:p>0.000</text:p>
          </table:table-cell>
          <table:table-cell table:style-name="ce45" table:formula="of:=[.F37]/12" office:value-type="float" office:value="45.5725" calcext:value-type="float">
            <text:p>45.57250</text:p>
          </table:table-cell>
          <table:table-cell table:style-name="ce45" table:formula="of:=[.G37]/12" office:value-type="float" office:value="13.2083333333333" calcext:value-type="float">
            <text:p>13.20833</text:p>
          </table:table-cell>
          <table:table-cell table:style-name="ce45" table:formula="of:=[.H37]/360*PI()*2" office:value-type="float" office:value="0" calcext:value-type="float">
            <text:p>0.00000</text:p>
          </table:table-cell>
          <table:table-cell table:style-name="ce45" table:formula="of:=IF([.K37]&lt;PI()/2;[.K37]+PI();[.K37]-PI())" office:value-type="float" office:value="3.14159265358979" calcext:value-type="float">
            <text:p>3.14159</text:p>
          </table:table-cell>
          <table:table-cell table:style-name="ce45" table:formula="of:=[.L37]+PI()/2" office:value-type="float" office:value="4.71238898038469" calcext:value-type="float">
            <text:p>4.71239</text:p>
          </table:table-cell>
          <table:table-cell table:style-name="ce54" table:formula="of:=COS([.L37])" office:value-type="float" office:value="-1" calcext:value-type="float">
            <text:p>-1.00000000</text:p>
          </table:table-cell>
          <table:table-cell table:style-name="ce54" table:formula="of:=SIN([.L37])" office:value-type="float" office:value="1.22464679914735E-016" calcext:value-type="float">
            <text:p>0.00000000</text:p>
          </table:table-cell>
          <table:table-cell table:style-name="ce54" table:formula="of:=COS([.M37])" office:value-type="float" office:value="-1.83697019872103E-016" calcext:value-type="float">
            <text:p>0.00000000</text:p>
          </table:table-cell>
          <table:table-cell table:style-name="ce54" table:formula="of:=SIN([.M37])" office:value-type="float" office:value="-1" calcext:value-type="float">
            <text:p>-1.00000000</text:p>
          </table:table-cell>
          <table:table-cell table:style-name="ce21" table:formula="of:=[.O2]" office:value-type="float" office:value="-2.416667" calcext:value-type="float">
            <text:p>-2.417</text:p>
          </table:table-cell>
          <table:table-cell table:style-name="ce21" table:formula="of:=[.$W$1]" office:value-type="float" office:value="0.539166666666667" calcext:value-type="float">
            <text:p>0.539</text:p>
          </table:table-cell>
          <table:table-cell table:style-name="ce63" table:formula="of:=[.I37]+[.R37]*[.N37]+[.S37]*[.P37]" office:value-type="float" office:value="47.989167" calcext:value-type="float">
            <text:p>47.9892</text:p>
          </table:table-cell>
          <table:table-cell table:style-name="ce63" table:formula="of:=[.J37]+[.R37]*[.O37]+[.S37]*[.Q37]" office:value-type="float" office:value="12.6691666666666" calcext:value-type="float">
            <text:p>12.6692</text:p>
          </table:table-cell>
          <table:table-cell table:style-name="ce63" table:formula="of:=[.L37]*180/PI()" office:value-type="float" office:value="180" calcext:value-type="float">
            <text:p>180.0000</text:p>
          </table:table-cell>
          <table:table-cell table:style-name="ce63" table:formula="of:=[.T37]*12" office:value-type="float" office:value="575.870004" calcext:value-type="float">
            <text:p>575.8700</text:p>
          </table:table-cell>
          <table:table-cell table:style-name="ce63" table:formula="of:=[.U37]*12" office:value-type="float" office:value="152.03" calcext:value-type="float">
            <text:p>152.0300</text:p>
          </table:table-cell>
          <table:table-cell table:style-name="ce13" table:number-columns-repeated="2"/>
          <table:table-cell table:style-name="ce4" table:number-columns-repeated="16358"/>
        </table:table-row>
        <table:table-row table:style-name="ro1">
          <table:table-cell/>
          <table:table-cell table:style-name="ce11" office:value-type="string" calcext:value-type="string">
            <text:p>Right</text:p>
          </table:table-cell>
          <table:table-cell table:style-name="ce18"/>
          <table:table-cell table:style-name="ce18" office:value-type="string" calcext:value-type="string">
            <text:p>B</text:p>
          </table:table-cell>
          <table:table-cell table:style-name="ce11" office:value-type="string" calcext:value-type="string">
            <text:p>Red Reef 7</text:p>
          </table:table-cell>
          <table:table-cell table:style-name="ce21" office:value-type="float" office:value="546.87" calcext:value-type="float">
            <text:p>546.870</text:p>
          </table:table-cell>
          <table:table-cell table:style-name="ce21" office:value-type="float" office:value="158.5" calcext:value-type="float">
            <text:p>158.500</text:p>
          </table:table-cell>
          <table:table-cell table:style-name="ce21" office:value-type="float" office:value="0" calcext:value-type="float">
            <text:p>0.000</text:p>
          </table:table-cell>
          <table:table-cell table:style-name="ce45" table:formula="of:=[.F38]/12" office:value-type="float" office:value="45.5725" calcext:value-type="float">
            <text:p>45.57250</text:p>
          </table:table-cell>
          <table:table-cell table:style-name="ce45" table:formula="of:=[.G38]/12" office:value-type="float" office:value="13.2083333333333" calcext:value-type="float">
            <text:p>13.20833</text:p>
          </table:table-cell>
          <table:table-cell table:style-name="ce45" table:formula="of:=[.H38]/360*PI()*2" office:value-type="float" office:value="0" calcext:value-type="float">
            <text:p>0.00000</text:p>
          </table:table-cell>
          <table:table-cell table:style-name="ce45" table:formula="of:=IF([.K38]&lt;PI()/2;[.K38]+PI();[.K38]-PI())" office:value-type="float" office:value="3.14159265358979" calcext:value-type="float">
            <text:p>3.14159</text:p>
          </table:table-cell>
          <table:table-cell table:style-name="ce45" table:formula="of:=[.L38]+PI()/2" office:value-type="float" office:value="4.71238898038469" calcext:value-type="float">
            <text:p>4.71239</text:p>
          </table:table-cell>
          <table:table-cell table:style-name="ce54" table:formula="of:=COS([.L38])" office:value-type="float" office:value="-1" calcext:value-type="float">
            <text:p>-1.00000000</text:p>
          </table:table-cell>
          <table:table-cell table:style-name="ce54" table:formula="of:=SIN([.L38])" office:value-type="float" office:value="1.22464679914735E-016" calcext:value-type="float">
            <text:p>0.00000000</text:p>
          </table:table-cell>
          <table:table-cell table:style-name="ce54" table:formula="of:=COS([.M38])" office:value-type="float" office:value="-1.83697019872103E-016" calcext:value-type="float">
            <text:p>0.00000000</text:p>
          </table:table-cell>
          <table:table-cell table:style-name="ce54" table:formula="of:=SIN([.M38])" office:value-type="float" office:value="-1" calcext:value-type="float">
            <text:p>-1.00000000</text:p>
          </table:table-cell>
          <table:table-cell table:style-name="ce21" table:formula="of:=[.O2]" office:value-type="float" office:value="-2.416667" calcext:value-type="float">
            <text:p>-2.417</text:p>
          </table:table-cell>
          <table:table-cell table:style-name="ce21" table:formula="of:=-1*[.$W$1]" office:value-type="float" office:value="-0.539166666666667" calcext:value-type="float">
            <text:p>-0.539</text:p>
          </table:table-cell>
          <table:table-cell table:style-name="ce63" table:formula="of:=[.I38]+[.R38]*[.N38]+[.S38]*[.P38]" office:value-type="float" office:value="47.989167" calcext:value-type="float">
            <text:p>47.9892</text:p>
          </table:table-cell>
          <table:table-cell table:style-name="ce63" table:formula="of:=[.J38]+[.R38]*[.O38]+[.S38]*[.Q38]" office:value-type="float" office:value="13.7475" calcext:value-type="float">
            <text:p>13.7475</text:p>
          </table:table-cell>
          <table:table-cell table:style-name="ce63" table:formula="of:=[.L38]*180/PI()" office:value-type="float" office:value="180" calcext:value-type="float">
            <text:p>180.0000</text:p>
          </table:table-cell>
          <table:table-cell table:style-name="ce63" table:formula="of:=[.T38]*12" office:value-type="float" office:value="575.870004" calcext:value-type="float">
            <text:p>575.8700</text:p>
          </table:table-cell>
          <table:table-cell table:style-name="ce63" table:formula="of:=[.U38]*12" office:value-type="float" office:value="164.97" calcext:value-type="float">
            <text:p>164.9700</text:p>
          </table:table-cell>
          <table:table-cell table:style-name="ce13" table:number-columns-repeated="2"/>
          <table:table-cell table:style-name="ce4" table:number-columns-repeated="16358"/>
        </table:table-row>
        <table:table-row table:style-name="ro1">
          <table:table-cell/>
          <table:table-cell table:style-name="ce11" office:value-type="string" calcext:value-type="string">
            <text:p>Center</text:p>
          </table:table-cell>
          <table:table-cell table:style-name="ce18" table:number-columns-repeated="2"/>
          <table:table-cell table:style-name="ce11" office:value-type="string" calcext:value-type="string">
            <text:p>Red Reef 6</text:p>
          </table:table-cell>
          <table:table-cell table:style-name="ce21" office:value-type="float" office:value="530.49" calcext:value-type="float">
            <text:p>530.490</text:p>
          </table:table-cell>
          <table:table-cell table:style-name="ce21" office:value-type="float" office:value="130.17" calcext:value-type="float">
            <text:p>130.170</text:p>
          </table:table-cell>
          <table:table-cell table:style-name="ce21" office:value-type="float" office:value="300" calcext:value-type="float">
            <text:p>300.000</text:p>
          </table:table-cell>
          <table:table-cell table:style-name="ce45" table:formula="of:=[.F39]/12" office:value-type="float" office:value="44.2075" calcext:value-type="float">
            <text:p>44.20750</text:p>
          </table:table-cell>
          <table:table-cell table:style-name="ce45" table:formula="of:=[.G39]/12" office:value-type="float" office:value="10.8475" calcext:value-type="float">
            <text:p>10.84750</text:p>
          </table:table-cell>
          <table:table-cell table:style-name="ce45" table:formula="of:=[.H39]/360*PI()*2" office:value-type="float" office:value="5.23598775598299" calcext:value-type="float">
            <text:p>5.23599</text:p>
          </table:table-cell>
          <table:table-cell table:style-name="ce45" table:formula="of:=IF([.K39]&lt;PI()/2;[.K39]+PI();[.K39]-PI())" office:value-type="float" office:value="2.0943951023932" calcext:value-type="float">
            <text:p>2.09440</text:p>
          </table:table-cell>
          <table:table-cell table:style-name="ce45" table:formula="of:=[.L39]+PI()/2" office:value-type="float" office:value="3.66519142918809" calcext:value-type="float">
            <text:p>3.66519</text:p>
          </table:table-cell>
          <table:table-cell table:style-name="ce54" table:formula="of:=COS([.L39])" office:value-type="float" office:value="-0.500000000000001" calcext:value-type="float">
            <text:p>-0.50000000</text:p>
          </table:table-cell>
          <table:table-cell table:style-name="ce54" table:formula="of:=SIN([.L39])" office:value-type="float" office:value="0.866025403784438" calcext:value-type="float">
            <text:p>0.86602540</text:p>
          </table:table-cell>
          <table:table-cell table:style-name="ce54" table:formula="of:=COS([.M39])" office:value-type="float" office:value="-0.866025403784438" calcext:value-type="float">
            <text:p>-0.86602540</text:p>
          </table:table-cell>
          <table:table-cell table:style-name="ce54" table:formula="of:=SIN([.M39])" office:value-type="float" office:value="-0.500000000000001" calcext:value-type="float">
            <text:p>-0.50000000</text:p>
          </table:table-cell>
          <table:table-cell table:style-name="ce21" table:formula="of:=[.O2]" office:value-type="float" office:value="-2.416667" calcext:value-type="float">
            <text:p>-2.417</text:p>
          </table:table-cell>
          <table:table-cell table:style-name="ce21" office:value-type="float" office:value="0" calcext:value-type="float">
            <text:p>0.000</text:p>
          </table:table-cell>
          <table:table-cell table:style-name="ce63" table:formula="of:=[.I39]+[.R39]*[.N39]+[.S39]*[.P39]" office:value-type="float" office:value="45.4158335" calcext:value-type="float">
            <text:p>45.4158</text:p>
          </table:table-cell>
          <table:table-cell table:style-name="ce63" table:formula="of:=[.J39]+[.R39]*[.O39]+[.S39]*[.Q39]" office:value-type="float" office:value="8.75460498551247" calcext:value-type="float">
            <text:p>8.7546</text:p>
          </table:table-cell>
          <table:table-cell table:style-name="ce63" table:formula="of:=[.L39]*180/PI()" office:value-type="float" office:value="120" calcext:value-type="float">
            <text:p>120.0000</text:p>
          </table:table-cell>
          <table:table-cell table:style-name="ce63" table:formula="of:=[.T39]*12" office:value-type="float" office:value="544.990002" calcext:value-type="float">
            <text:p>544.9900</text:p>
          </table:table-cell>
          <table:table-cell table:style-name="ce63" table:formula="of:=[.U39]*12" office:value-type="float" office:value="105.05525982615" calcext:value-type="float">
            <text:p>105.0553</text:p>
          </table:table-cell>
          <table:table-cell table:style-name="ce13" table:number-columns-repeated="2"/>
          <table:table-cell table:style-name="ce4" table:number-columns-repeated="16358"/>
        </table:table-row>
        <table:table-row table:style-name="ro1">
          <table:table-cell/>
          <table:table-cell table:style-name="ce11" office:value-type="string" calcext:value-type="string">
            <text:p>Left</text:p>
          </table:table-cell>
          <table:table-cell table:style-name="ce18"/>
          <table:table-cell table:style-name="ce18" office:value-type="string" calcext:value-type="string">
            <text:p>K</text:p>
          </table:table-cell>
          <table:table-cell table:style-name="ce11" office:value-type="string" calcext:value-type="string">
            <text:p>Red Reef 6</text:p>
          </table:table-cell>
          <table:table-cell table:style-name="ce21" office:value-type="float" office:value="530.49" calcext:value-type="float">
            <text:p>530.490</text:p>
          </table:table-cell>
          <table:table-cell table:style-name="ce21" office:value-type="float" office:value="130.17" calcext:value-type="float">
            <text:p>130.170</text:p>
          </table:table-cell>
          <table:table-cell table:style-name="ce21" office:value-type="float" office:value="300" calcext:value-type="float">
            <text:p>300.000</text:p>
          </table:table-cell>
          <table:table-cell table:style-name="ce45" table:formula="of:=[.F40]/12" office:value-type="float" office:value="44.2075" calcext:value-type="float">
            <text:p>44.20750</text:p>
          </table:table-cell>
          <table:table-cell table:style-name="ce45" table:formula="of:=[.G40]/12" office:value-type="float" office:value="10.8475" calcext:value-type="float">
            <text:p>10.84750</text:p>
          </table:table-cell>
          <table:table-cell table:style-name="ce45" table:formula="of:=[.H40]/360*PI()*2" office:value-type="float" office:value="5.23598775598299" calcext:value-type="float">
            <text:p>5.23599</text:p>
          </table:table-cell>
          <table:table-cell table:style-name="ce45" table:formula="of:=IF([.K40]&lt;PI()/2;[.K40]+PI();[.K40]-PI())" office:value-type="float" office:value="2.0943951023932" calcext:value-type="float">
            <text:p>2.09440</text:p>
          </table:table-cell>
          <table:table-cell table:style-name="ce45" table:formula="of:=[.L40]+PI()/2" office:value-type="float" office:value="3.66519142918809" calcext:value-type="float">
            <text:p>3.66519</text:p>
          </table:table-cell>
          <table:table-cell table:style-name="ce54" table:formula="of:=COS([.L40])" office:value-type="float" office:value="-0.500000000000001" calcext:value-type="float">
            <text:p>-0.50000000</text:p>
          </table:table-cell>
          <table:table-cell table:style-name="ce54" table:formula="of:=SIN([.L40])" office:value-type="float" office:value="0.866025403784438" calcext:value-type="float">
            <text:p>0.86602540</text:p>
          </table:table-cell>
          <table:table-cell table:style-name="ce54" table:formula="of:=COS([.M40])" office:value-type="float" office:value="-0.866025403784438" calcext:value-type="float">
            <text:p>-0.86602540</text:p>
          </table:table-cell>
          <table:table-cell table:style-name="ce54" table:formula="of:=SIN([.M40])" office:value-type="float" office:value="-0.500000000000001" calcext:value-type="float">
            <text:p>-0.50000000</text:p>
          </table:table-cell>
          <table:table-cell table:style-name="ce21" table:formula="of:=[.O2]" office:value-type="float" office:value="-2.416667" calcext:value-type="float">
            <text:p>-2.417</text:p>
          </table:table-cell>
          <table:table-cell table:style-name="ce21" table:formula="of:=[.$W$1]" office:value-type="float" office:value="0.539166666666667" calcext:value-type="float">
            <text:p>0.539</text:p>
          </table:table-cell>
          <table:table-cell table:style-name="ce63" table:formula="of:=[.I40]+[.R40]*[.N40]+[.S40]*[.P40]" office:value-type="float" office:value="44.9489014697929" calcext:value-type="float">
            <text:p>44.9489</text:p>
          </table:table-cell>
          <table:table-cell table:style-name="ce63" table:formula="of:=[.J40]+[.R40]*[.O40]+[.S40]*[.Q40]" office:value-type="float" office:value="8.48502165217914" calcext:value-type="float">
            <text:p>8.4850</text:p>
          </table:table-cell>
          <table:table-cell table:style-name="ce63" table:formula="of:=[.L40]*180/PI()" office:value-type="float" office:value="120" calcext:value-type="float">
            <text:p>120.0000</text:p>
          </table:table-cell>
          <table:table-cell table:style-name="ce63" table:formula="of:=[.T40]*12" office:value-type="float" office:value="539.386817637515" calcext:value-type="float">
            <text:p>539.3868</text:p>
          </table:table-cell>
          <table:table-cell table:style-name="ce63" table:formula="of:=[.U40]*12" office:value-type="float" office:value="101.82025982615" calcext:value-type="float">
            <text:p>101.8203</text:p>
          </table:table-cell>
          <table:table-cell table:style-name="ce13" table:number-columns-repeated="2"/>
          <table:table-cell table:style-name="ce4" table:number-columns-repeated="16358"/>
        </table:table-row>
        <table:table-row table:style-name="ro1">
          <table:table-cell/>
          <table:table-cell table:style-name="ce11" office:value-type="string" calcext:value-type="string">
            <text:p>Right</text:p>
          </table:table-cell>
          <table:table-cell table:style-name="ce18"/>
          <table:table-cell table:style-name="ce18" office:value-type="string" calcext:value-type="string">
            <text:p>L</text:p>
          </table:table-cell>
          <table:table-cell table:style-name="ce11" office:value-type="string" calcext:value-type="string">
            <text:p>Red Reef 6</text:p>
          </table:table-cell>
          <table:table-cell table:style-name="ce21" office:value-type="float" office:value="530.49" calcext:value-type="float">
            <text:p>530.490</text:p>
          </table:table-cell>
          <table:table-cell table:style-name="ce21" office:value-type="float" office:value="130.17" calcext:value-type="float">
            <text:p>130.170</text:p>
          </table:table-cell>
          <table:table-cell table:style-name="ce21" office:value-type="float" office:value="300" calcext:value-type="float">
            <text:p>300.000</text:p>
          </table:table-cell>
          <table:table-cell table:style-name="ce45" table:formula="of:=[.F41]/12" office:value-type="float" office:value="44.2075" calcext:value-type="float">
            <text:p>44.20750</text:p>
          </table:table-cell>
          <table:table-cell table:style-name="ce45" table:formula="of:=[.G41]/12" office:value-type="float" office:value="10.8475" calcext:value-type="float">
            <text:p>10.84750</text:p>
          </table:table-cell>
          <table:table-cell table:style-name="ce45" table:formula="of:=[.H41]/360*PI()*2" office:value-type="float" office:value="5.23598775598299" calcext:value-type="float">
            <text:p>5.23599</text:p>
          </table:table-cell>
          <table:table-cell table:style-name="ce45" table:formula="of:=IF([.K41]&lt;PI()/2;[.K41]+PI();[.K41]-PI())" office:value-type="float" office:value="2.0943951023932" calcext:value-type="float">
            <text:p>2.09440</text:p>
          </table:table-cell>
          <table:table-cell table:style-name="ce45" table:formula="of:=[.L41]+PI()/2" office:value-type="float" office:value="3.66519142918809" calcext:value-type="float">
            <text:p>3.66519</text:p>
          </table:table-cell>
          <table:table-cell table:style-name="ce54" table:formula="of:=COS([.L41])" office:value-type="float" office:value="-0.500000000000001" calcext:value-type="float">
            <text:p>-0.50000000</text:p>
          </table:table-cell>
          <table:table-cell table:style-name="ce54" table:formula="of:=SIN([.L41])" office:value-type="float" office:value="0.866025403784438" calcext:value-type="float">
            <text:p>0.86602540</text:p>
          </table:table-cell>
          <table:table-cell table:style-name="ce54" table:formula="of:=COS([.M41])" office:value-type="float" office:value="-0.866025403784438" calcext:value-type="float">
            <text:p>-0.86602540</text:p>
          </table:table-cell>
          <table:table-cell table:style-name="ce54" table:formula="of:=SIN([.M41])" office:value-type="float" office:value="-0.500000000000001" calcext:value-type="float">
            <text:p>-0.50000000</text:p>
          </table:table-cell>
          <table:table-cell table:style-name="ce21" table:formula="of:=[.O2]" office:value-type="float" office:value="-2.416667" calcext:value-type="float">
            <text:p>-2.417</text:p>
          </table:table-cell>
          <table:table-cell table:style-name="ce21" table:formula="of:=-1*[.$W$1]" office:value-type="float" office:value="-0.539166666666667" calcext:value-type="float">
            <text:p>-0.539</text:p>
          </table:table-cell>
          <table:table-cell table:style-name="ce63" table:formula="of:=[.I41]+[.R41]*[.N41]+[.S41]*[.P41]" office:value-type="float" office:value="45.8827655302071" calcext:value-type="float">
            <text:p>45.8828</text:p>
          </table:table-cell>
          <table:table-cell table:style-name="ce63" table:formula="of:=[.J41]+[.R41]*[.O41]+[.S41]*[.Q41]" office:value-type="float" office:value="9.02418831884581" calcext:value-type="float">
            <text:p>9.0242</text:p>
          </table:table-cell>
          <table:table-cell table:style-name="ce63" table:formula="of:=[.L41]*180/PI()" office:value-type="float" office:value="120" calcext:value-type="float">
            <text:p>120.0000</text:p>
          </table:table-cell>
          <table:table-cell table:style-name="ce63" table:formula="of:=[.T41]*12" office:value-type="float" office:value="550.593186362485" calcext:value-type="float">
            <text:p>550.5932</text:p>
          </table:table-cell>
          <table:table-cell table:style-name="ce63" table:formula="of:=[.U41]*12" office:value-type="float" office:value="108.29025982615" calcext:value-type="float">
            <text:p>108.2903</text:p>
          </table:table-cell>
          <table:table-cell table:style-name="ce13" table:number-columns-repeated="2"/>
          <table:table-cell table:style-name="ce4" table:number-columns-repeated="16358"/>
        </table:table-row>
        <table:table-row table:style-name="ro1">
          <table:table-cell/>
          <table:table-cell table:style-name="ce11" office:value-type="string" calcext:value-type="string">
            <text:p>Center</text:p>
          </table:table-cell>
          <table:table-cell table:style-name="ce18" table:number-columns-repeated="2"/>
          <table:table-cell table:style-name="ce11" office:value-type="string" calcext:value-type="string">
            <text:p>Red Reef 11</text:p>
          </table:table-cell>
          <table:table-cell table:style-name="ce21" office:value-type="float" office:value="497.77" calcext:value-type="float">
            <text:p>497.770</text:p>
          </table:table-cell>
          <table:table-cell table:style-name="ce21" office:value-type="float" office:value="130.17" calcext:value-type="float">
            <text:p>130.170</text:p>
          </table:table-cell>
          <table:table-cell table:style-name="ce21" office:value-type="float" office:value="240" calcext:value-type="float">
            <text:p>240.000</text:p>
          </table:table-cell>
          <table:table-cell table:style-name="ce45" table:formula="of:=[.F42]/12" office:value-type="float" office:value="41.4808333333333" calcext:value-type="float">
            <text:p>41.48083</text:p>
          </table:table-cell>
          <table:table-cell table:style-name="ce45" table:formula="of:=[.G42]/12" office:value-type="float" office:value="10.8475" calcext:value-type="float">
            <text:p>10.84750</text:p>
          </table:table-cell>
          <table:table-cell table:style-name="ce45" table:formula="of:=[.H42]/360*PI()*2" office:value-type="float" office:value="4.18879020478639" calcext:value-type="float">
            <text:p>4.18879</text:p>
          </table:table-cell>
          <table:table-cell table:style-name="ce45" table:formula="of:=IF([.K42]&lt;PI()/2;[.K42]+PI();[.K42]-PI())" office:value-type="float" office:value="1.0471975511966" calcext:value-type="float">
            <text:p>1.04720</text:p>
          </table:table-cell>
          <table:table-cell table:style-name="ce45" table:formula="of:=[.L42]+PI()/2" office:value-type="float" office:value="2.61799387799149" calcext:value-type="float">
            <text:p>2.61799</text:p>
          </table:table-cell>
          <table:table-cell table:style-name="ce54" table:formula="of:=COS([.L42])" office:value-type="float" office:value="0.500000000000001" calcext:value-type="float">
            <text:p>0.50000000</text:p>
          </table:table-cell>
          <table:table-cell table:style-name="ce54" table:formula="of:=SIN([.L42])" office:value-type="float" office:value="0.866025403784438" calcext:value-type="float">
            <text:p>0.86602540</text:p>
          </table:table-cell>
          <table:table-cell table:style-name="ce54" table:formula="of:=COS([.M42])" office:value-type="float" office:value="-0.866025403784438" calcext:value-type="float">
            <text:p>-0.86602540</text:p>
          </table:table-cell>
          <table:table-cell table:style-name="ce54" table:formula="of:=SIN([.M42])" office:value-type="float" office:value="0.500000000000001" calcext:value-type="float">
            <text:p>0.50000000</text:p>
          </table:table-cell>
          <table:table-cell table:style-name="ce21" table:formula="of:=[.O2]" office:value-type="float" office:value="-2.416667" calcext:value-type="float">
            <text:p>-2.417</text:p>
          </table:table-cell>
          <table:table-cell table:style-name="ce21" office:value-type="float" office:value="0" calcext:value-type="float">
            <text:p>0.000</text:p>
          </table:table-cell>
          <table:table-cell table:style-name="ce63" table:formula="of:=[.I42]+[.R42]*[.N42]+[.S42]*[.P42]" office:value-type="float" office:value="40.2724998333333" calcext:value-type="float">
            <text:p>40.2725</text:p>
          </table:table-cell>
          <table:table-cell table:style-name="ce63" table:formula="of:=[.J42]+[.R42]*[.O42]+[.S42]*[.Q42]" office:value-type="float" office:value="8.75460498551247" calcext:value-type="float">
            <text:p>8.7546</text:p>
          </table:table-cell>
          <table:table-cell table:style-name="ce63" table:formula="of:=[.L42]*180/PI()" office:value-type="float" office:value="59.9999999999999" calcext:value-type="float">
            <text:p>60.0000</text:p>
          </table:table-cell>
          <table:table-cell table:style-name="ce63" table:formula="of:=[.T42]*12" office:value-type="float" office:value="483.269998" calcext:value-type="float">
            <text:p>483.2700</text:p>
          </table:table-cell>
          <table:table-cell table:style-name="ce63" table:formula="of:=[.U42]*12" office:value-type="float" office:value="105.05525982615" calcext:value-type="float">
            <text:p>105.0553</text:p>
          </table:table-cell>
          <table:table-cell table:style-name="ce13" table:number-columns-repeated="2"/>
          <table:table-cell table:style-name="ce4" table:number-columns-repeated="16358"/>
        </table:table-row>
        <table:table-row table:style-name="ro1">
          <table:table-cell/>
          <table:table-cell table:style-name="ce11" office:value-type="string" calcext:value-type="string">
            <text:p>Left</text:p>
          </table:table-cell>
          <table:table-cell table:style-name="ce18"/>
          <table:table-cell table:style-name="ce18" office:value-type="string" calcext:value-type="string">
            <text:p>I</text:p>
          </table:table-cell>
          <table:table-cell table:style-name="ce11" office:value-type="string" calcext:value-type="string">
            <text:p>Red Reef 11</text:p>
          </table:table-cell>
          <table:table-cell table:style-name="ce21" office:value-type="float" office:value="497.77" calcext:value-type="float">
            <text:p>497.770</text:p>
          </table:table-cell>
          <table:table-cell table:style-name="ce21" office:value-type="float" office:value="130.17" calcext:value-type="float">
            <text:p>130.170</text:p>
          </table:table-cell>
          <table:table-cell table:style-name="ce21" office:value-type="float" office:value="240" calcext:value-type="float">
            <text:p>240.000</text:p>
          </table:table-cell>
          <table:table-cell table:style-name="ce45" table:formula="of:=[.F43]/12" office:value-type="float" office:value="41.4808333333333" calcext:value-type="float">
            <text:p>41.48083</text:p>
          </table:table-cell>
          <table:table-cell table:style-name="ce45" table:formula="of:=[.G43]/12" office:value-type="float" office:value="10.8475" calcext:value-type="float">
            <text:p>10.84750</text:p>
          </table:table-cell>
          <table:table-cell table:style-name="ce45" table:formula="of:=[.H43]/360*PI()*2" office:value-type="float" office:value="4.18879020478639" calcext:value-type="float">
            <text:p>4.18879</text:p>
          </table:table-cell>
          <table:table-cell table:style-name="ce45" table:formula="of:=IF([.K43]&lt;PI()/2;[.K43]+PI();[.K43]-PI())" office:value-type="float" office:value="1.0471975511966" calcext:value-type="float">
            <text:p>1.04720</text:p>
          </table:table-cell>
          <table:table-cell table:style-name="ce45" table:formula="of:=[.L43]+PI()/2" office:value-type="float" office:value="2.61799387799149" calcext:value-type="float">
            <text:p>2.61799</text:p>
          </table:table-cell>
          <table:table-cell table:style-name="ce54" table:formula="of:=COS([.L43])" office:value-type="float" office:value="0.500000000000001" calcext:value-type="float">
            <text:p>0.50000000</text:p>
          </table:table-cell>
          <table:table-cell table:style-name="ce54" table:formula="of:=SIN([.L43])" office:value-type="float" office:value="0.866025403784438" calcext:value-type="float">
            <text:p>0.86602540</text:p>
          </table:table-cell>
          <table:table-cell table:style-name="ce54" table:formula="of:=COS([.M43])" office:value-type="float" office:value="-0.866025403784438" calcext:value-type="float">
            <text:p>-0.86602540</text:p>
          </table:table-cell>
          <table:table-cell table:style-name="ce54" table:formula="of:=SIN([.M43])" office:value-type="float" office:value="0.500000000000001" calcext:value-type="float">
            <text:p>0.50000000</text:p>
          </table:table-cell>
          <table:table-cell table:style-name="ce21" table:formula="of:=[.O2]" office:value-type="float" office:value="-2.416667" calcext:value-type="float">
            <text:p>-2.417</text:p>
          </table:table-cell>
          <table:table-cell table:style-name="ce21" table:formula="of:=[.$W$1]" office:value-type="float" office:value="0.539166666666667" calcext:value-type="float">
            <text:p>0.539</text:p>
          </table:table-cell>
          <table:table-cell table:style-name="ce63" table:formula="of:=[.I43]+[.R43]*[.N43]+[.S43]*[.P43]" office:value-type="float" office:value="39.8055678031262" calcext:value-type="float">
            <text:p>39.8056</text:p>
          </table:table-cell>
          <table:table-cell table:style-name="ce63" table:formula="of:=[.J43]+[.R43]*[.O43]+[.S43]*[.Q43]" office:value-type="float" office:value="9.02418831884581" calcext:value-type="float">
            <text:p>9.0242</text:p>
          </table:table-cell>
          <table:table-cell table:style-name="ce63" table:formula="of:=[.L43]*180/PI()" office:value-type="float" office:value="59.9999999999999" calcext:value-type="float">
            <text:p>60.0000</text:p>
          </table:table-cell>
          <table:table-cell table:style-name="ce63" table:formula="of:=[.T43]*12" office:value-type="float" office:value="477.666813637514" calcext:value-type="float">
            <text:p>477.6668</text:p>
          </table:table-cell>
          <table:table-cell table:style-name="ce63" table:formula="of:=[.U43]*12" office:value-type="float" office:value="108.29025982615" calcext:value-type="float">
            <text:p>108.2903</text:p>
          </table:table-cell>
          <table:table-cell table:style-name="ce13" table:number-columns-repeated="2"/>
          <table:table-cell table:style-name="ce4" table:number-columns-repeated="16358"/>
        </table:table-row>
        <table:table-row table:style-name="ro1">
          <table:table-cell/>
          <table:table-cell table:style-name="ce11" office:value-type="string" calcext:value-type="string">
            <text:p>Right</text:p>
          </table:table-cell>
          <table:table-cell table:style-name="ce18"/>
          <table:table-cell table:style-name="ce18" office:value-type="string" calcext:value-type="string">
            <text:p>J</text:p>
          </table:table-cell>
          <table:table-cell table:style-name="ce11" office:value-type="string" calcext:value-type="string">
            <text:p>Red Reef 11</text:p>
          </table:table-cell>
          <table:table-cell table:style-name="ce21" office:value-type="float" office:value="497.77" calcext:value-type="float">
            <text:p>497.770</text:p>
          </table:table-cell>
          <table:table-cell table:style-name="ce21" office:value-type="float" office:value="130.17" calcext:value-type="float">
            <text:p>130.170</text:p>
          </table:table-cell>
          <table:table-cell table:style-name="ce21" office:value-type="float" office:value="240" calcext:value-type="float">
            <text:p>240.000</text:p>
          </table:table-cell>
          <table:table-cell table:style-name="ce45" table:formula="of:=[.F44]/12" office:value-type="float" office:value="41.4808333333333" calcext:value-type="float">
            <text:p>41.48083</text:p>
          </table:table-cell>
          <table:table-cell table:style-name="ce45" table:formula="of:=[.G44]/12" office:value-type="float" office:value="10.8475" calcext:value-type="float">
            <text:p>10.84750</text:p>
          </table:table-cell>
          <table:table-cell table:style-name="ce45" table:formula="of:=[.H44]/360*PI()*2" office:value-type="float" office:value="4.18879020478639" calcext:value-type="float">
            <text:p>4.18879</text:p>
          </table:table-cell>
          <table:table-cell table:style-name="ce45" table:formula="of:=IF([.K44]&lt;PI()/2;[.K44]+PI();[.K44]-PI())" office:value-type="float" office:value="1.0471975511966" calcext:value-type="float">
            <text:p>1.04720</text:p>
          </table:table-cell>
          <table:table-cell table:style-name="ce45" table:formula="of:=[.L44]+PI()/2" office:value-type="float" office:value="2.61799387799149" calcext:value-type="float">
            <text:p>2.61799</text:p>
          </table:table-cell>
          <table:table-cell table:style-name="ce54" table:formula="of:=COS([.L44])" office:value-type="float" office:value="0.500000000000001" calcext:value-type="float">
            <text:p>0.50000000</text:p>
          </table:table-cell>
          <table:table-cell table:style-name="ce54" table:formula="of:=SIN([.L44])" office:value-type="float" office:value="0.866025403784438" calcext:value-type="float">
            <text:p>0.86602540</text:p>
          </table:table-cell>
          <table:table-cell table:style-name="ce54" table:formula="of:=COS([.M44])" office:value-type="float" office:value="-0.866025403784438" calcext:value-type="float">
            <text:p>-0.86602540</text:p>
          </table:table-cell>
          <table:table-cell table:style-name="ce54" table:formula="of:=SIN([.M44])" office:value-type="float" office:value="0.500000000000001" calcext:value-type="float">
            <text:p>0.50000000</text:p>
          </table:table-cell>
          <table:table-cell table:style-name="ce21" table:formula="of:=[.O2]" office:value-type="float" office:value="-2.416667" calcext:value-type="float">
            <text:p>-2.417</text:p>
          </table:table-cell>
          <table:table-cell table:style-name="ce21" table:formula="of:=-1*[.$W$1]" office:value-type="float" office:value="-0.539166666666667" calcext:value-type="float">
            <text:p>-0.539</text:p>
          </table:table-cell>
          <table:table-cell table:style-name="ce63" table:formula="of:=[.I44]+[.R44]*[.N44]+[.S44]*[.P44]" office:value-type="float" office:value="40.7394318635404" calcext:value-type="float">
            <text:p>40.7394</text:p>
          </table:table-cell>
          <table:table-cell table:style-name="ce63" table:formula="of:=[.J44]+[.R44]*[.O44]+[.S44]*[.Q44]" office:value-type="float" office:value="8.48502165217914" calcext:value-type="float">
            <text:p>8.4850</text:p>
          </table:table-cell>
          <table:table-cell table:style-name="ce63" table:formula="of:=[.L44]*180/PI()" office:value-type="float" office:value="59.9999999999999" calcext:value-type="float">
            <text:p>60.0000</text:p>
          </table:table-cell>
          <table:table-cell table:style-name="ce63" table:formula="of:=[.T44]*12" office:value-type="float" office:value="488.873182362485" calcext:value-type="float">
            <text:p>488.8732</text:p>
          </table:table-cell>
          <table:table-cell table:style-name="ce63" table:formula="of:=[.U44]*12" office:value-type="float" office:value="101.82025982615" calcext:value-type="float">
            <text:p>101.8203</text:p>
          </table:table-cell>
          <table:table-cell table:style-name="ce13" table:number-columns-repeated="2"/>
          <table:table-cell table:style-name="ce4" table:number-columns-repeated="16358"/>
        </table:table-row>
        <table:table-row table:style-name="ro1">
          <table:table-cell/>
          <table:table-cell table:style-name="ce11" office:value-type="string" calcext:value-type="string">
            <text:p>Center</text:p>
          </table:table-cell>
          <table:table-cell table:style-name="ce18" table:number-columns-repeated="2"/>
          <table:table-cell table:style-name="ce11" office:value-type="string" calcext:value-type="string">
            <text:p>Red Reef 10</text:p>
          </table:table-cell>
          <table:table-cell table:style-name="ce21" office:value-type="float" office:value="481.39" calcext:value-type="float">
            <text:p>481.390</text:p>
          </table:table-cell>
          <table:table-cell table:style-name="ce21" office:value-type="float" office:value="158.5" calcext:value-type="float">
            <text:p>158.500</text:p>
          </table:table-cell>
          <table:table-cell table:style-name="ce21" office:value-type="float" office:value="180" calcext:value-type="float">
            <text:p>180.000</text:p>
          </table:table-cell>
          <table:table-cell table:style-name="ce45" table:formula="of:=[.F45]/12" office:value-type="float" office:value="40.1158333333333" calcext:value-type="float">
            <text:p>40.11583</text:p>
          </table:table-cell>
          <table:table-cell table:style-name="ce45" table:formula="of:=[.G45]/12" office:value-type="float" office:value="13.2083333333333" calcext:value-type="float">
            <text:p>13.20833</text:p>
          </table:table-cell>
          <table:table-cell table:style-name="ce45" table:formula="of:=[.H45]/360*PI()*2" office:value-type="float" office:value="3.14159265358979" calcext:value-type="float">
            <text:p>3.14159</text:p>
          </table:table-cell>
          <table:table-cell table:style-name="ce45" table:formula="of:=IF([.K45]&lt;PI()/2;[.K45]+PI();[.K45]-PI())" office:value-type="float" office:value="0" calcext:value-type="float">
            <text:p>0.00000</text:p>
          </table:table-cell>
          <table:table-cell table:style-name="ce45" table:formula="of:=[.L45]+PI()/2" office:value-type="float" office:value="1.5707963267949" calcext:value-type="float">
            <text:p>1.57080</text:p>
          </table:table-cell>
          <table:table-cell table:style-name="ce54" table:formula="of:=COS([.L45])" office:value-type="float" office:value="1" calcext:value-type="float">
            <text:p>1.00000000</text:p>
          </table:table-cell>
          <table:table-cell table:style-name="ce54" table:formula="of:=SIN([.L45])" office:value-type="float" office:value="0" calcext:value-type="float">
            <text:p>0.00000000</text:p>
          </table:table-cell>
          <table:table-cell table:style-name="ce54" table:formula="of:=COS([.M45])" office:value-type="float" office:value="6.12323399573677E-017" calcext:value-type="float">
            <text:p>0.00000000</text:p>
          </table:table-cell>
          <table:table-cell table:style-name="ce54" table:formula="of:=SIN([.M45])" office:value-type="float" office:value="1" calcext:value-type="float">
            <text:p>1.00000000</text:p>
          </table:table-cell>
          <table:table-cell table:style-name="ce21" table:formula="of:=[.O2]" office:value-type="float" office:value="-2.416667" calcext:value-type="float">
            <text:p>-2.417</text:p>
          </table:table-cell>
          <table:table-cell table:style-name="ce21" office:value-type="float" office:value="0" calcext:value-type="float">
            <text:p>0.000</text:p>
          </table:table-cell>
          <table:table-cell table:style-name="ce63" table:formula="of:=[.I45]+[.R45]*[.N45]+[.S45]*[.P45]" office:value-type="float" office:value="37.6991663333333" calcext:value-type="float">
            <text:p>37.6992</text:p>
          </table:table-cell>
          <table:table-cell table:style-name="ce63" table:formula="of:=[.J45]+[.R45]*[.O45]+[.S45]*[.Q45]" office:value-type="float" office:value="13.2083333333333" calcext:value-type="float">
            <text:p>13.2083</text:p>
          </table:table-cell>
          <table:table-cell table:style-name="ce63" table:formula="of:=[.L45]*180/PI()" office:value-type="float" office:value="0" calcext:value-type="float">
            <text:p>0.0000</text:p>
          </table:table-cell>
          <table:table-cell table:style-name="ce63" table:formula="of:=[.T45]*12" office:value-type="float" office:value="452.389996" calcext:value-type="float">
            <text:p>452.3900</text:p>
          </table:table-cell>
          <table:table-cell table:style-name="ce63" table:formula="of:=[.U45]*12" office:value-type="float" office:value="158.5" calcext:value-type="float">
            <text:p>158.5000</text:p>
          </table:table-cell>
          <table:table-cell table:style-name="ce13" table:number-columns-repeated="2"/>
          <table:table-cell table:style-name="ce4" table:number-columns-repeated="16358"/>
        </table:table-row>
        <table:table-row table:style-name="ro1">
          <table:table-cell/>
          <table:table-cell table:style-name="ce11" office:value-type="string" calcext:value-type="string">
            <text:p>Left</text:p>
          </table:table-cell>
          <table:table-cell table:style-name="ce18"/>
          <table:table-cell table:style-name="ce18" office:value-type="string" calcext:value-type="string">
            <text:p>G</text:p>
          </table:table-cell>
          <table:table-cell table:style-name="ce11" office:value-type="string" calcext:value-type="string">
            <text:p>Red Reef 10</text:p>
          </table:table-cell>
          <table:table-cell table:style-name="ce21" office:value-type="float" office:value="481.39" calcext:value-type="float">
            <text:p>481.390</text:p>
          </table:table-cell>
          <table:table-cell table:style-name="ce21" office:value-type="float" office:value="158.5" calcext:value-type="float">
            <text:p>158.500</text:p>
          </table:table-cell>
          <table:table-cell table:style-name="ce21" office:value-type="float" office:value="180" calcext:value-type="float">
            <text:p>180.000</text:p>
          </table:table-cell>
          <table:table-cell table:style-name="ce45" table:formula="of:=[.F46]/12" office:value-type="float" office:value="40.1158333333333" calcext:value-type="float">
            <text:p>40.11583</text:p>
          </table:table-cell>
          <table:table-cell table:style-name="ce45" table:formula="of:=[.G46]/12" office:value-type="float" office:value="13.2083333333333" calcext:value-type="float">
            <text:p>13.20833</text:p>
          </table:table-cell>
          <table:table-cell table:style-name="ce45" table:formula="of:=[.H46]/360*PI()*2" office:value-type="float" office:value="3.14159265358979" calcext:value-type="float">
            <text:p>3.14159</text:p>
          </table:table-cell>
          <table:table-cell table:style-name="ce45" table:formula="of:=IF([.K46]&lt;PI()/2;[.K46]+PI();[.K46]-PI())" office:value-type="float" office:value="0" calcext:value-type="float">
            <text:p>0.00000</text:p>
          </table:table-cell>
          <table:table-cell table:style-name="ce45" table:formula="of:=[.L46]+PI()/2" office:value-type="float" office:value="1.5707963267949" calcext:value-type="float">
            <text:p>1.57080</text:p>
          </table:table-cell>
          <table:table-cell table:style-name="ce54" table:formula="of:=COS([.L46])" office:value-type="float" office:value="1" calcext:value-type="float">
            <text:p>1.00000000</text:p>
          </table:table-cell>
          <table:table-cell table:style-name="ce54" table:formula="of:=SIN([.L46])" office:value-type="float" office:value="0" calcext:value-type="float">
            <text:p>0.00000000</text:p>
          </table:table-cell>
          <table:table-cell table:style-name="ce54" table:formula="of:=COS([.M46])" office:value-type="float" office:value="6.12323399573677E-017" calcext:value-type="float">
            <text:p>0.00000000</text:p>
          </table:table-cell>
          <table:table-cell table:style-name="ce54" table:formula="of:=SIN([.M46])" office:value-type="float" office:value="1" calcext:value-type="float">
            <text:p>1.00000000</text:p>
          </table:table-cell>
          <table:table-cell table:style-name="ce21" table:formula="of:=[.O2]" office:value-type="float" office:value="-2.416667" calcext:value-type="float">
            <text:p>-2.417</text:p>
          </table:table-cell>
          <table:table-cell table:style-name="ce21" table:formula="of:=[.$W$1]" office:value-type="float" office:value="0.539166666666667" calcext:value-type="float">
            <text:p>0.539</text:p>
          </table:table-cell>
          <table:table-cell table:style-name="ce63" table:formula="of:=[.I46]+[.R46]*[.N46]+[.S46]*[.P46]" office:value-type="float" office:value="37.6991663333333" calcext:value-type="float">
            <text:p>37.6992</text:p>
          </table:table-cell>
          <table:table-cell table:style-name="ce63" table:formula="of:=[.J46]+[.R46]*[.O46]+[.S46]*[.Q46]" office:value-type="float" office:value="13.7475" calcext:value-type="float">
            <text:p>13.7475</text:p>
          </table:table-cell>
          <table:table-cell table:style-name="ce63" table:formula="of:=[.L46]*180/PI()" office:value-type="float" office:value="0" calcext:value-type="float">
            <text:p>0.0000</text:p>
          </table:table-cell>
          <table:table-cell table:style-name="ce63" table:formula="of:=[.T46]*12" office:value-type="float" office:value="452.389996" calcext:value-type="float">
            <text:p>452.3900</text:p>
          </table:table-cell>
          <table:table-cell table:style-name="ce63" table:formula="of:=[.U46]*12" office:value-type="float" office:value="164.97" calcext:value-type="float">
            <text:p>164.9700</text:p>
          </table:table-cell>
          <table:table-cell table:style-name="ce13" table:number-columns-repeated="2"/>
          <table:table-cell table:style-name="ce4" table:number-columns-repeated="16358"/>
        </table:table-row>
        <table:table-row table:style-name="ro1">
          <table:table-cell/>
          <table:table-cell table:style-name="ce11" office:value-type="string" calcext:value-type="string">
            <text:p>Right</text:p>
          </table:table-cell>
          <table:table-cell table:style-name="ce18"/>
          <table:table-cell table:style-name="ce18" office:value-type="string" calcext:value-type="string">
            <text:p>H</text:p>
          </table:table-cell>
          <table:table-cell table:style-name="ce11" office:value-type="string" calcext:value-type="string">
            <text:p>Red Reef 10</text:p>
          </table:table-cell>
          <table:table-cell table:style-name="ce21" office:value-type="float" office:value="481.39" calcext:value-type="float">
            <text:p>481.390</text:p>
          </table:table-cell>
          <table:table-cell table:style-name="ce21" office:value-type="float" office:value="158.5" calcext:value-type="float">
            <text:p>158.500</text:p>
          </table:table-cell>
          <table:table-cell table:style-name="ce21" office:value-type="float" office:value="180" calcext:value-type="float">
            <text:p>180.000</text:p>
          </table:table-cell>
          <table:table-cell table:style-name="ce45" table:formula="of:=[.F47]/12" office:value-type="float" office:value="40.1158333333333" calcext:value-type="float">
            <text:p>40.11583</text:p>
          </table:table-cell>
          <table:table-cell table:style-name="ce45" table:formula="of:=[.G47]/12" office:value-type="float" office:value="13.2083333333333" calcext:value-type="float">
            <text:p>13.20833</text:p>
          </table:table-cell>
          <table:table-cell table:style-name="ce45" table:formula="of:=[.H47]/360*PI()*2" office:value-type="float" office:value="3.14159265358979" calcext:value-type="float">
            <text:p>3.14159</text:p>
          </table:table-cell>
          <table:table-cell table:style-name="ce45" table:formula="of:=IF([.K47]&lt;PI()/2;[.K47]+PI();[.K47]-PI())" office:value-type="float" office:value="0" calcext:value-type="float">
            <text:p>0.00000</text:p>
          </table:table-cell>
          <table:table-cell table:style-name="ce45" table:formula="of:=[.L47]+PI()/2" office:value-type="float" office:value="1.5707963267949" calcext:value-type="float">
            <text:p>1.57080</text:p>
          </table:table-cell>
          <table:table-cell table:style-name="ce54" table:formula="of:=COS([.L47])" office:value-type="float" office:value="1" calcext:value-type="float">
            <text:p>1.00000000</text:p>
          </table:table-cell>
          <table:table-cell table:style-name="ce54" table:formula="of:=SIN([.L47])" office:value-type="float" office:value="0" calcext:value-type="float">
            <text:p>0.00000000</text:p>
          </table:table-cell>
          <table:table-cell table:style-name="ce54" table:formula="of:=COS([.M47])" office:value-type="float" office:value="6.12323399573677E-017" calcext:value-type="float">
            <text:p>0.00000000</text:p>
          </table:table-cell>
          <table:table-cell table:style-name="ce54" table:formula="of:=SIN([.M47])" office:value-type="float" office:value="1" calcext:value-type="float">
            <text:p>1.00000000</text:p>
          </table:table-cell>
          <table:table-cell table:style-name="ce21" table:formula="of:=[.O2]" office:value-type="float" office:value="-2.416667" calcext:value-type="float">
            <text:p>-2.417</text:p>
          </table:table-cell>
          <table:table-cell table:style-name="ce21" table:formula="of:=-1*[.$W$1]" office:value-type="float" office:value="-0.539166666666667" calcext:value-type="float">
            <text:p>-0.539</text:p>
          </table:table-cell>
          <table:table-cell table:style-name="ce63" table:formula="of:=[.I47]+[.R47]*[.N47]+[.S47]*[.P47]" office:value-type="float" office:value="37.6991663333333" calcext:value-type="float">
            <text:p>37.6992</text:p>
          </table:table-cell>
          <table:table-cell table:style-name="ce63" table:formula="of:=[.J47]+[.R47]*[.O47]+[.S47]*[.Q47]" office:value-type="float" office:value="12.6691666666666" calcext:value-type="float">
            <text:p>12.6692</text:p>
          </table:table-cell>
          <table:table-cell table:style-name="ce63" table:formula="of:=[.L47]*180/PI()" office:value-type="float" office:value="0" calcext:value-type="float">
            <text:p>0.0000</text:p>
          </table:table-cell>
          <table:table-cell table:style-name="ce63" table:formula="of:=[.T47]*12" office:value-type="float" office:value="452.389996" calcext:value-type="float">
            <text:p>452.3900</text:p>
          </table:table-cell>
          <table:table-cell table:style-name="ce63" table:formula="of:=[.U47]*12" office:value-type="float" office:value="152.03" calcext:value-type="float">
            <text:p>152.0300</text:p>
          </table:table-cell>
          <table:table-cell table:style-name="ce13" table:number-columns-repeated="2"/>
          <table:table-cell table:style-name="ce4" table:number-columns-repeated="16358"/>
        </table:table-row>
        <table:table-row table:style-name="ro1">
          <table:table-cell/>
          <table:table-cell table:style-name="ce24" office:value-type="string" calcext:value-type="string">
            <text:p>Center</text:p>
          </table:table-cell>
          <table:table-cell table:style-name="ce19" table:number-columns-repeated="2"/>
          <table:table-cell table:style-name="ce24" office:value-type="string" calcext:value-type="string">
            <text:p>Red Feeder 1</text:p>
          </table:table-cell>
          <table:table-cell table:style-name="ce39" office:value-type="float" office:value="657.37" calcext:value-type="float">
            <text:p>657.370</text:p>
          </table:table-cell>
          <table:table-cell table:style-name="ce39" office:value-type="float" office:value="25.8" calcext:value-type="float">
            <text:p>25.800</text:p>
          </table:table-cell>
          <table:table-cell table:style-name="ce39" office:value-type="float" office:value="126" calcext:value-type="float">
            <text:p>126.000</text:p>
          </table:table-cell>
          <table:table-cell table:style-name="ce55" table:formula="of:=[.F48]/12" office:value-type="float" office:value="54.7808333333333" calcext:value-type="float">
            <text:p>54.78083</text:p>
          </table:table-cell>
          <table:table-cell table:style-name="ce55" table:formula="of:=[.G48]/12" office:value-type="float" office:value="2.15" calcext:value-type="float">
            <text:p>2.15000</text:p>
          </table:table-cell>
          <table:table-cell table:style-name="ce55" table:formula="of:=[.H48]/360*PI()*2" office:value-type="float" office:value="2.19911485751286" calcext:value-type="float">
            <text:p>2.19911</text:p>
          </table:table-cell>
          <table:table-cell table:style-name="ce55" table:formula="of:=IF([.K48]&lt;PI()/2;[.K48]+PI();[.K48]-PI())" office:value-type="float" office:value="-0.942477796076933" calcext:value-type="float">
            <text:p>-0.94248</text:p>
          </table:table-cell>
          <table:table-cell table:style-name="ce55" table:formula="of:=[.L48]+PI()/2" office:value-type="float" office:value="0.628318530717964" calcext:value-type="float">
            <text:p>0.62832</text:p>
          </table:table-cell>
          <table:table-cell table:style-name="ce62" table:formula="of:=COS([.L48])" office:value-type="float" office:value="0.587785252292477" calcext:value-type="float">
            <text:p>0.58778525</text:p>
          </table:table-cell>
          <table:table-cell table:style-name="ce62" table:formula="of:=SIN([.L48])" office:value-type="float" office:value="-0.809016994374945" calcext:value-type="float">
            <text:p>-0.80901699</text:p>
          </table:table-cell>
          <table:table-cell table:style-name="ce62" table:formula="of:=COS([.M48])" office:value-type="float" office:value="0.809016994374945" calcext:value-type="float">
            <text:p>0.80901699</text:p>
          </table:table-cell>
          <table:table-cell table:style-name="ce62" table:formula="of:=SIN([.M48])" office:value-type="float" office:value="0.587785252292477" calcext:value-type="float">
            <text:p>0.58778525</text:p>
          </table:table-cell>
          <table:table-cell table:style-name="ce39" table:formula="of:=[.Q2]" office:value-type="float" office:value="-3" calcext:value-type="float">
            <text:p>-3.000</text:p>
          </table:table-cell>
          <table:table-cell table:style-name="ce39" office:value-type="float" office:value="0" calcext:value-type="float">
            <text:p>0.000</text:p>
          </table:table-cell>
          <table:table-cell table:style-name="ce72" table:formula="of:=[.I48]+[.R48]*[.N48]+[.S48]*[.P48]" office:value-type="float" office:value="53.0174775764559" calcext:value-type="float">
            <text:p>53.0175</text:p>
          </table:table-cell>
          <table:table-cell table:style-name="ce72" table:formula="of:=[.J48]+[.R48]*[.O48]+[.S48]*[.Q48]" office:value-type="float" office:value="4.57705098312484" calcext:value-type="float">
            <text:p>4.5771</text:p>
          </table:table-cell>
          <table:table-cell table:style-name="ce72" table:formula="of:=[.L48]*180/PI()" office:value-type="float" office:value="-53.9999999999997" calcext:value-type="float">
            <text:p>-54.0000</text:p>
          </table:table-cell>
          <table:table-cell table:style-name="ce63" table:formula="of:=[.T48]*12" office:value-type="float" office:value="636.209730917471" calcext:value-type="float">
            <text:p>636.2097</text:p>
          </table:table-cell>
          <table:table-cell table:style-name="ce63" table:formula="of:=[.U48]*12" office:value-type="float" office:value="54.9246117974981" calcext:value-type="float">
            <text:p>54.9246</text:p>
          </table:table-cell>
          <table:table-cell table:style-name="ce13" table:number-columns-repeated="2"/>
          <table:table-cell table:style-name="ce4" table:number-columns-repeated="16358"/>
        </table:table-row>
        <table:table-row table:style-name="ro1">
          <table:table-cell/>
          <table:table-cell table:style-name="ce24" office:value-type="string" calcext:value-type="string">
            <text:p>Left</text:p>
          </table:table-cell>
          <table:table-cell table:style-name="ce19" table:number-columns-repeated="2"/>
          <table:table-cell table:style-name="ce24" office:value-type="string" calcext:value-type="string">
            <text:p>Red Feeder 1</text:p>
          </table:table-cell>
          <table:table-cell table:style-name="ce39" office:value-type="float" office:value="657.37" calcext:value-type="float">
            <text:p>657.370</text:p>
          </table:table-cell>
          <table:table-cell table:style-name="ce39" office:value-type="float" office:value="25.8" calcext:value-type="float">
            <text:p>25.800</text:p>
          </table:table-cell>
          <table:table-cell table:style-name="ce39" office:value-type="float" office:value="126" calcext:value-type="float">
            <text:p>126.000</text:p>
          </table:table-cell>
          <table:table-cell table:style-name="ce55" table:formula="of:=[.F49]/12" office:value-type="float" office:value="54.7808333333333" calcext:value-type="float">
            <text:p>54.78083</text:p>
          </table:table-cell>
          <table:table-cell table:style-name="ce55" table:formula="of:=[.G49]/12" office:value-type="float" office:value="2.15" calcext:value-type="float">
            <text:p>2.15000</text:p>
          </table:table-cell>
          <table:table-cell table:style-name="ce55" table:formula="of:=[.H49]/360*PI()*2" office:value-type="float" office:value="2.19911485751286" calcext:value-type="float">
            <text:p>2.19911</text:p>
          </table:table-cell>
          <table:table-cell table:style-name="ce55" table:formula="of:=IF([.K49]&lt;PI()/2;[.K49]+PI();[.K49]-PI())" office:value-type="float" office:value="-0.942477796076933" calcext:value-type="float">
            <text:p>-0.94248</text:p>
          </table:table-cell>
          <table:table-cell table:style-name="ce55" table:formula="of:=[.L49]+PI()/2" office:value-type="float" office:value="0.628318530717964" calcext:value-type="float">
            <text:p>0.62832</text:p>
          </table:table-cell>
          <table:table-cell table:style-name="ce62" table:formula="of:=COS([.L49])" office:value-type="float" office:value="0.587785252292477" calcext:value-type="float">
            <text:p>0.58778525</text:p>
          </table:table-cell>
          <table:table-cell table:style-name="ce62" table:formula="of:=SIN([.L49])" office:value-type="float" office:value="-0.809016994374945" calcext:value-type="float">
            <text:p>-0.80901699</text:p>
          </table:table-cell>
          <table:table-cell table:style-name="ce62" table:formula="of:=COS([.M49])" office:value-type="float" office:value="0.809016994374945" calcext:value-type="float">
            <text:p>0.80901699</text:p>
          </table:table-cell>
          <table:table-cell table:style-name="ce62" table:formula="of:=SIN([.M49])" office:value-type="float" office:value="0.587785252292477" calcext:value-type="float">
            <text:p>0.58778525</text:p>
          </table:table-cell>
          <table:table-cell table:style-name="ce39" table:formula="of:=[.Q2]" office:value-type="float" office:value="-3" calcext:value-type="float">
            <text:p>-3.000</text:p>
          </table:table-cell>
          <table:table-cell table:style-name="ce39" table:formula="of:=[.$W$1]" office:value-type="float" office:value="0.539166666666667" calcext:value-type="float">
            <text:p>0.539</text:p>
          </table:table-cell>
          <table:table-cell table:style-name="ce72" table:formula="of:=[.I49]+[.R49]*[.N49]+[.S49]*[.P49]" office:value-type="float" office:value="53.4536725725897" calcext:value-type="float">
            <text:p>53.4537</text:p>
          </table:table-cell>
          <table:table-cell table:style-name="ce72" table:formula="of:=[.J49]+[.R49]*[.O49]+[.S49]*[.Q49]" office:value-type="float" office:value="4.8939651983192" calcext:value-type="float">
            <text:p>4.8940</text:p>
          </table:table-cell>
          <table:table-cell table:style-name="ce72" table:formula="of:=[.L49]*180/PI()" office:value-type="float" office:value="-53.9999999999997" calcext:value-type="float">
            <text:p>-54.0000</text:p>
          </table:table-cell>
          <table:table-cell table:style-name="ce63" table:formula="of:=[.T49]*12" office:value-type="float" office:value="641.444070871076" calcext:value-type="float">
            <text:p>641.4441</text:p>
          </table:table-cell>
          <table:table-cell table:style-name="ce63" table:formula="of:=[.U49]*12" office:value-type="float" office:value="58.7275823798304" calcext:value-type="float">
            <text:p>58.7276</text:p>
          </table:table-cell>
          <table:table-cell table:style-name="ce13" office:value-type="string" calcext:value-type="string">
            <text:p>right</text:p>
          </table:table-cell>
          <table:table-cell table:style-name="ce13"/>
          <table:table-cell table:style-name="ce4" table:number-columns-repeated="16358"/>
        </table:table-row>
        <table:table-row table:style-name="ro1">
          <table:table-cell/>
          <table:table-cell table:style-name="ce24" office:value-type="string" calcext:value-type="string">
            <text:p>Right</text:p>
          </table:table-cell>
          <table:table-cell table:style-name="ce19" table:number-columns-repeated="2"/>
          <table:table-cell table:style-name="ce24" office:value-type="string" calcext:value-type="string">
            <text:p>Red Feeder 1</text:p>
          </table:table-cell>
          <table:table-cell table:style-name="ce39" office:value-type="float" office:value="657.37" calcext:value-type="float">
            <text:p>657.370</text:p>
          </table:table-cell>
          <table:table-cell table:style-name="ce39" office:value-type="float" office:value="25.8" calcext:value-type="float">
            <text:p>25.800</text:p>
          </table:table-cell>
          <table:table-cell table:style-name="ce39" office:value-type="float" office:value="126" calcext:value-type="float">
            <text:p>126.000</text:p>
          </table:table-cell>
          <table:table-cell table:style-name="ce55" table:formula="of:=[.F50]/12" office:value-type="float" office:value="54.7808333333333" calcext:value-type="float">
            <text:p>54.78083</text:p>
          </table:table-cell>
          <table:table-cell table:style-name="ce55" table:formula="of:=[.G50]/12" office:value-type="float" office:value="2.15" calcext:value-type="float">
            <text:p>2.15000</text:p>
          </table:table-cell>
          <table:table-cell table:style-name="ce55" table:formula="of:=[.H50]/360*PI()*2" office:value-type="float" office:value="2.19911485751286" calcext:value-type="float">
            <text:p>2.19911</text:p>
          </table:table-cell>
          <table:table-cell table:style-name="ce55" table:formula="of:=IF([.K50]&lt;PI()/2;[.K50]+PI();[.K50]-PI())" office:value-type="float" office:value="-0.942477796076933" calcext:value-type="float">
            <text:p>-0.94248</text:p>
          </table:table-cell>
          <table:table-cell table:style-name="ce55" table:formula="of:=[.L50]+PI()/2" office:value-type="float" office:value="0.628318530717964" calcext:value-type="float">
            <text:p>0.62832</text:p>
          </table:table-cell>
          <table:table-cell table:style-name="ce62" table:formula="of:=COS([.L50])" office:value-type="float" office:value="0.587785252292477" calcext:value-type="float">
            <text:p>0.58778525</text:p>
          </table:table-cell>
          <table:table-cell table:style-name="ce62" table:formula="of:=SIN([.L50])" office:value-type="float" office:value="-0.809016994374945" calcext:value-type="float">
            <text:p>-0.80901699</text:p>
          </table:table-cell>
          <table:table-cell table:style-name="ce62" table:formula="of:=COS([.M50])" office:value-type="float" office:value="0.809016994374945" calcext:value-type="float">
            <text:p>0.80901699</text:p>
          </table:table-cell>
          <table:table-cell table:style-name="ce62" table:formula="of:=SIN([.M50])" office:value-type="float" office:value="0.587785252292477" calcext:value-type="float">
            <text:p>0.58778525</text:p>
          </table:table-cell>
          <table:table-cell table:style-name="ce39" table:formula="of:=[.Q2]" office:value-type="float" office:value="-3" calcext:value-type="float">
            <text:p>-3.000</text:p>
          </table:table-cell>
          <table:table-cell table:style-name="ce39" table:formula="of:=-1*[.$W$1]" office:value-type="float" office:value="-0.539166666666667" calcext:value-type="float">
            <text:p>-0.539</text:p>
          </table:table-cell>
          <table:table-cell table:style-name="ce72" table:formula="of:=[.I50]+[.R50]*[.N50]+[.S50]*[.P50]" office:value-type="float" office:value="52.581282580322" calcext:value-type="float">
            <text:p>52.5813</text:p>
          </table:table-cell>
          <table:table-cell table:style-name="ce72" table:formula="of:=[.J50]+[.R50]*[.O50]+[.S50]*[.Q50]" office:value-type="float" office:value="4.26013676793047" calcext:value-type="float">
            <text:p>4.2601</text:p>
          </table:table-cell>
          <table:table-cell table:style-name="ce72" table:formula="of:=[.L50]*180/PI()" office:value-type="float" office:value="-53.9999999999997" calcext:value-type="float">
            <text:p>-54.0000</text:p>
          </table:table-cell>
          <table:table-cell table:style-name="ce63" table:formula="of:=[.T50]*12" office:value-type="float" office:value="630.975390963864" calcext:value-type="float">
            <text:p>630.9754</text:p>
          </table:table-cell>
          <table:table-cell table:style-name="ce63" table:formula="of:=[.U50]*12" office:value-type="float" office:value="51.1216412151656" calcext:value-type="float">
            <text:p>51.1216</text:p>
          </table:table-cell>
          <table:table-cell table:style-name="ce13" office:value-type="string" calcext:value-type="string">
            <text:p>left</text:p>
          </table:table-cell>
          <table:table-cell table:style-name="ce13"/>
          <table:table-cell table:style-name="ce4" table:number-columns-repeated="16358"/>
        </table:table-row>
        <table:table-row table:style-name="ro1">
          <table:table-cell/>
          <table:table-cell table:style-name="ce24" office:value-type="string" calcext:value-type="string">
            <text:p>Center</text:p>
          </table:table-cell>
          <table:table-cell table:style-name="ce19" table:number-columns-repeated="2"/>
          <table:table-cell table:style-name="ce24" office:value-type="string" calcext:value-type="string">
            <text:p>Red Feeder 2</text:p>
          </table:table-cell>
          <table:table-cell table:style-name="ce39" office:value-type="float" office:value="657.37" calcext:value-type="float">
            <text:p>657.370</text:p>
          </table:table-cell>
          <table:table-cell table:style-name="ce39" office:value-type="float" office:value="291.2" calcext:value-type="float">
            <text:p>291.200</text:p>
          </table:table-cell>
          <table:table-cell table:style-name="ce39" office:value-type="float" office:value="234" calcext:value-type="float">
            <text:p>234.000</text:p>
          </table:table-cell>
          <table:table-cell table:style-name="ce55" table:formula="of:=[.F51]/12" office:value-type="float" office:value="54.7808333333333" calcext:value-type="float">
            <text:p>54.78083</text:p>
          </table:table-cell>
          <table:table-cell table:style-name="ce55" table:formula="of:=[.G51]/12" office:value-type="float" office:value="24.2666666666667" calcext:value-type="float">
            <text:p>24.26667</text:p>
          </table:table-cell>
          <table:table-cell table:style-name="ce55" table:formula="of:=[.H51]/360*PI()*2" office:value-type="float" office:value="4.08407044966673" calcext:value-type="float">
            <text:p>4.08407</text:p>
          </table:table-cell>
          <table:table-cell table:style-name="ce55" table:formula="of:=IF([.K51]&lt;PI()/2;[.K51]+PI();[.K51]-PI())" office:value-type="float" office:value="0.942477796076937" calcext:value-type="float">
            <text:p>0.94248</text:p>
          </table:table-cell>
          <table:table-cell table:style-name="ce55" table:formula="of:=[.L51]+PI()/2" office:value-type="float" office:value="2.51327412287183" calcext:value-type="float">
            <text:p>2.51327</text:p>
          </table:table-cell>
          <table:table-cell table:style-name="ce62" table:formula="of:=COS([.L51])" office:value-type="float" office:value="0.587785252292474" calcext:value-type="float">
            <text:p>0.58778525</text:p>
          </table:table-cell>
          <table:table-cell table:style-name="ce62" table:formula="of:=SIN([.L51])" office:value-type="float" office:value="0.809016994374947" calcext:value-type="float">
            <text:p>0.80901699</text:p>
          </table:table-cell>
          <table:table-cell table:style-name="ce62" table:formula="of:=COS([.M51])" office:value-type="float" office:value="-0.809016994374947" calcext:value-type="float">
            <text:p>-0.80901699</text:p>
          </table:table-cell>
          <table:table-cell table:style-name="ce62" table:formula="of:=SIN([.M51])" office:value-type="float" office:value="0.587785252292474" calcext:value-type="float">
            <text:p>0.58778525</text:p>
          </table:table-cell>
          <table:table-cell table:style-name="ce39" table:formula="of:=[.Q2]" office:value-type="float" office:value="-3" calcext:value-type="float">
            <text:p>-3.000</text:p>
          </table:table-cell>
          <table:table-cell table:style-name="ce39" office:value-type="float" office:value="0" calcext:value-type="float">
            <text:p>0.000</text:p>
          </table:table-cell>
          <table:table-cell table:style-name="ce72" table:formula="of:=[.I51]+[.R51]*[.N51]+[.S51]*[.P51]" office:value-type="float" office:value="53.0174775764559" calcext:value-type="float">
            <text:p>53.0175</text:p>
          </table:table-cell>
          <table:table-cell table:style-name="ce72" table:formula="of:=[.J51]+[.R51]*[.O51]+[.S51]*[.Q51]" office:value-type="float" office:value="21.8396156835419" calcext:value-type="float">
            <text:p>21.8396</text:p>
          </table:table-cell>
          <table:table-cell table:style-name="ce72" table:formula="of:=[.L51]*180/PI()" office:value-type="float" office:value="54" calcext:value-type="float">
            <text:p>54.0000</text:p>
          </table:table-cell>
          <table:table-cell table:style-name="ce63" table:formula="of:=[.T51]*12" office:value-type="float" office:value="636.209730917471" calcext:value-type="float">
            <text:p>636.2097</text:p>
          </table:table-cell>
          <table:table-cell table:style-name="ce63" table:formula="of:=[.U51]*12" office:value-type="float" office:value="262.075388202503" calcext:value-type="float">
            <text:p>262.0754</text:p>
          </table:table-cell>
          <table:table-cell table:style-name="ce13" table:number-columns-repeated="2"/>
          <table:table-cell table:style-name="ce4" table:number-columns-repeated="16358"/>
        </table:table-row>
        <table:table-row table:style-name="ro1">
          <table:table-cell/>
          <table:table-cell table:style-name="ce24" office:value-type="string" calcext:value-type="string">
            <text:p>Left</text:p>
          </table:table-cell>
          <table:table-cell table:style-name="ce19" table:number-columns-repeated="2"/>
          <table:table-cell table:style-name="ce24" office:value-type="string" calcext:value-type="string">
            <text:p>Red Feeder 2</text:p>
          </table:table-cell>
          <table:table-cell table:style-name="ce39" office:value-type="float" office:value="657.37" calcext:value-type="float">
            <text:p>657.370</text:p>
          </table:table-cell>
          <table:table-cell table:style-name="ce39" office:value-type="float" office:value="291.2" calcext:value-type="float">
            <text:p>291.200</text:p>
          </table:table-cell>
          <table:table-cell table:style-name="ce39" office:value-type="float" office:value="234" calcext:value-type="float">
            <text:p>234.000</text:p>
          </table:table-cell>
          <table:table-cell table:style-name="ce55" table:formula="of:=[.F52]/12" office:value-type="float" office:value="54.7808333333333" calcext:value-type="float">
            <text:p>54.78083</text:p>
          </table:table-cell>
          <table:table-cell table:style-name="ce55" table:formula="of:=[.G52]/12" office:value-type="float" office:value="24.2666666666667" calcext:value-type="float">
            <text:p>24.26667</text:p>
          </table:table-cell>
          <table:table-cell table:style-name="ce55" table:formula="of:=[.H52]/360*PI()*2" office:value-type="float" office:value="4.08407044966673" calcext:value-type="float">
            <text:p>4.08407</text:p>
          </table:table-cell>
          <table:table-cell table:style-name="ce55" table:formula="of:=IF([.K52]&lt;PI()/2;[.K52]+PI();[.K52]-PI())" office:value-type="float" office:value="0.942477796076937" calcext:value-type="float">
            <text:p>0.94248</text:p>
          </table:table-cell>
          <table:table-cell table:style-name="ce55" table:formula="of:=[.L52]+PI()/2" office:value-type="float" office:value="2.51327412287183" calcext:value-type="float">
            <text:p>2.51327</text:p>
          </table:table-cell>
          <table:table-cell table:style-name="ce62" table:formula="of:=COS([.L52])" office:value-type="float" office:value="0.587785252292474" calcext:value-type="float">
            <text:p>0.58778525</text:p>
          </table:table-cell>
          <table:table-cell table:style-name="ce62" table:formula="of:=SIN([.L52])" office:value-type="float" office:value="0.809016994374947" calcext:value-type="float">
            <text:p>0.80901699</text:p>
          </table:table-cell>
          <table:table-cell table:style-name="ce62" table:formula="of:=COS([.M52])" office:value-type="float" office:value="-0.809016994374947" calcext:value-type="float">
            <text:p>-0.80901699</text:p>
          </table:table-cell>
          <table:table-cell table:style-name="ce62" table:formula="of:=SIN([.M52])" office:value-type="float" office:value="0.587785252292474" calcext:value-type="float">
            <text:p>0.58778525</text:p>
          </table:table-cell>
          <table:table-cell table:style-name="ce39" table:formula="of:=[.Q2]" office:value-type="float" office:value="-3" calcext:value-type="float">
            <text:p>-3.000</text:p>
          </table:table-cell>
          <table:table-cell table:style-name="ce39" table:formula="of:=[.$W$1]" office:value-type="float" office:value="0.539166666666667" calcext:value-type="float">
            <text:p>0.539</text:p>
          </table:table-cell>
          <table:table-cell table:style-name="ce72" table:formula="of:=[.I52]+[.R52]*[.N52]+[.S52]*[.P52]" office:value-type="float" office:value="52.581282580322" calcext:value-type="float">
            <text:p>52.5813</text:p>
          </table:table-cell>
          <table:table-cell table:style-name="ce72" table:formula="of:=[.J52]+[.R52]*[.O52]+[.S52]*[.Q52]" office:value-type="float" office:value="22.1565298987362" calcext:value-type="float">
            <text:p>22.1565</text:p>
          </table:table-cell>
          <table:table-cell table:style-name="ce72" table:formula="of:=[.L52]*180/PI()" office:value-type="float" office:value="54" calcext:value-type="float">
            <text:p>54.0000</text:p>
          </table:table-cell>
          <table:table-cell table:style-name="ce63" table:formula="of:=[.T52]*12" office:value-type="float" office:value="630.975390963864" calcext:value-type="float">
            <text:p>630.9754</text:p>
          </table:table-cell>
          <table:table-cell table:style-name="ce63" table:formula="of:=[.U52]*12" office:value-type="float" office:value="265.878358784834" calcext:value-type="float">
            <text:p>265.8784</text:p>
          </table:table-cell>
          <table:table-cell table:style-name="ce13" office:value-type="string" calcext:value-type="string">
            <text:p>right</text:p>
          </table:table-cell>
          <table:table-cell table:style-name="ce13"/>
          <table:table-cell table:style-name="ce4" table:number-columns-repeated="16358"/>
        </table:table-row>
        <table:table-row table:style-name="ro1">
          <table:table-cell/>
          <table:table-cell table:style-name="ce24" office:value-type="string" calcext:value-type="string">
            <text:p>Right</text:p>
          </table:table-cell>
          <table:table-cell table:style-name="ce19" table:number-columns-repeated="2"/>
          <table:table-cell table:style-name="ce24" office:value-type="string" calcext:value-type="string">
            <text:p>Red Feeder 2</text:p>
          </table:table-cell>
          <table:table-cell table:style-name="ce39" office:value-type="float" office:value="657.37" calcext:value-type="float">
            <text:p>657.370</text:p>
          </table:table-cell>
          <table:table-cell table:style-name="ce39" office:value-type="float" office:value="291.2" calcext:value-type="float">
            <text:p>291.200</text:p>
          </table:table-cell>
          <table:table-cell table:style-name="ce39" office:value-type="float" office:value="234" calcext:value-type="float">
            <text:p>234.000</text:p>
          </table:table-cell>
          <table:table-cell table:style-name="ce55" table:formula="of:=[.F53]/12" office:value-type="float" office:value="54.7808333333333" calcext:value-type="float">
            <text:p>54.78083</text:p>
          </table:table-cell>
          <table:table-cell table:style-name="ce55" table:formula="of:=[.G53]/12" office:value-type="float" office:value="24.2666666666667" calcext:value-type="float">
            <text:p>24.26667</text:p>
          </table:table-cell>
          <table:table-cell table:style-name="ce55" table:formula="of:=[.H53]/360*PI()*2" office:value-type="float" office:value="4.08407044966673" calcext:value-type="float">
            <text:p>4.08407</text:p>
          </table:table-cell>
          <table:table-cell table:style-name="ce55" table:formula="of:=IF([.K53]&lt;PI()/2;[.K53]+PI();[.K53]-PI())" office:value-type="float" office:value="0.942477796076937" calcext:value-type="float">
            <text:p>0.94248</text:p>
          </table:table-cell>
          <table:table-cell table:style-name="ce55" table:formula="of:=[.L53]+PI()/2" office:value-type="float" office:value="2.51327412287183" calcext:value-type="float">
            <text:p>2.51327</text:p>
          </table:table-cell>
          <table:table-cell table:style-name="ce62" table:formula="of:=COS([.L53])" office:value-type="float" office:value="0.587785252292474" calcext:value-type="float">
            <text:p>0.58778525</text:p>
          </table:table-cell>
          <table:table-cell table:style-name="ce62" table:formula="of:=SIN([.L53])" office:value-type="float" office:value="0.809016994374947" calcext:value-type="float">
            <text:p>0.80901699</text:p>
          </table:table-cell>
          <table:table-cell table:style-name="ce62" table:formula="of:=COS([.M53])" office:value-type="float" office:value="-0.809016994374947" calcext:value-type="float">
            <text:p>-0.80901699</text:p>
          </table:table-cell>
          <table:table-cell table:style-name="ce62" table:formula="of:=SIN([.M53])" office:value-type="float" office:value="0.587785252292474" calcext:value-type="float">
            <text:p>0.58778525</text:p>
          </table:table-cell>
          <table:table-cell table:style-name="ce39" table:formula="of:=[.Q2]" office:value-type="float" office:value="-3" calcext:value-type="float">
            <text:p>-3.000</text:p>
          </table:table-cell>
          <table:table-cell table:style-name="ce39" table:formula="of:=-1*[.$W$1]" office:value-type="float" office:value="-0.539166666666667" calcext:value-type="float">
            <text:p>-0.539</text:p>
          </table:table-cell>
          <table:table-cell table:style-name="ce72" table:formula="of:=[.I53]+[.R53]*[.N53]+[.S53]*[.P53]" office:value-type="float" office:value="53.4536725725897" calcext:value-type="float">
            <text:p>53.4537</text:p>
          </table:table-cell>
          <table:table-cell table:style-name="ce72" table:formula="of:=[.J53]+[.R53]*[.O53]+[.S53]*[.Q53]" office:value-type="float" office:value="21.5227014683475" calcext:value-type="float">
            <text:p>21.5227</text:p>
          </table:table-cell>
          <table:table-cell table:style-name="ce72" table:formula="of:=[.L53]*180/PI()" office:value-type="float" office:value="54" calcext:value-type="float">
            <text:p>54.0000</text:p>
          </table:table-cell>
          <table:table-cell table:style-name="ce63" table:formula="of:=[.T53]*12" office:value-type="float" office:value="641.444070871076" calcext:value-type="float">
            <text:p>641.4441</text:p>
          </table:table-cell>
          <table:table-cell table:style-name="ce63" table:formula="of:=[.U53]*12" office:value-type="float" office:value="258.27241762017" calcext:value-type="float">
            <text:p>258.2724</text:p>
          </table:table-cell>
          <table:table-cell table:style-name="ce13" office:value-type="string" calcext:value-type="string">
            <text:p>left</text:p>
          </table:table-cell>
          <table:table-cell table:style-name="ce13"/>
          <table:table-cell table:style-name="ce4" table:number-columns-repeated="16358"/>
        </table:table-row>
        <table:table-row table:style-name="ro1" table:number-rows-repeated="288">
          <table:table-cell table:number-columns-repeated="5"/>
          <table:table-cell table:style-name="ce4" table:number-columns-repeated="16379"/>
        </table:table-row>
        <table:table-row table:style-name="ro1" table:number-rows-repeated="1048234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ForPlotting" table:style-name="ta1">
        <table:shapes>
          <draw:frame draw:z-index="0" draw:style-name="gr1" draw:text-style-name="P1" svg:width="13.4579in" svg:height="5.2531in" svg:x="6.2055in" svg:y="0.1618in">
            <draw:object draw:notify-on-update-of-ranges="ForPlotting.C5:ForPlotting.C102 ForPlotting.D5:ForPlotting.D10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4" table:number-columns-repeated="2" table:default-cell-style-name="Default"/>
        <table:table-column table:style-name="co14" table:number-columns-repeated="3" table:default-cell-style-name="ce27"/>
        <table:table-row table:style-name="ro1" table:number-rows-repeated="3">
          <table:table-cell table:number-columns-repeated="2"/>
          <table:table-cell table:style-name="Default" table:number-columns-repeated="3"/>
        </table:table-row>
        <table:table-row table:style-name="ro1">
          <table:table-cell table:number-columns-repeated="2"/>
          <table:table-cell table:style-name="Default" office:value-type="string" calcext:value-type="string">
            <text:p>X Ft</text:p>
          </table:table-cell>
          <table:table-cell table:style-name="Default" office:value-type="string" calcext:value-type="string">
            <text:p>Y Ft</text:p>
          </table:table-cell>
          <table:table-cell table:style-name="Default" office:value-type="string" calcext:value-type="string">
            <text:p>Angle Rad</text:p>
          </table:table-cell>
        </table:table-row>
        <table:table-row table:style-name="ro1">
          <table:table-cell table:number-columns-repeated="2"/>
          <table:table-cell table:formula="of:=[$PositionData.I5]" office:value-type="float" office:value="13.3658333333333" calcext:value-type="float">
            <text:p>13.36583</text:p>
          </table:table-cell>
          <table:table-cell table:formula="of:=[$PositionData.J5]" office:value-type="float" office:value="15.5691666666667" calcext:value-type="float">
            <text:p>15.56917</text:p>
          </table:table-cell>
          <table:table-cell/>
        </table:table-row>
        <table:table-row table:style-name="ro1">
          <table:table-cell table:number-columns-repeated="2"/>
          <table:table-cell table:formula="of:=[$PositionData.I6]" office:value-type="float" office:value="13.3658333333333" calcext:value-type="float">
            <text:p>13.36583</text:p>
          </table:table-cell>
          <table:table-cell table:formula="of:=[$PositionData.J6]" office:value-type="float" office:value="15.5691666666667" calcext:value-type="float">
            <text:p>15.56917</text:p>
          </table:table-cell>
          <table:table-cell/>
        </table:table-row>
        <table:table-row table:style-name="ro1">
          <table:table-cell table:number-columns-repeated="2"/>
          <table:table-cell table:formula="of:=[$PositionData.I7]" office:value-type="float" office:value="13.3658333333333" calcext:value-type="float">
            <text:p>13.36583</text:p>
          </table:table-cell>
          <table:table-cell table:formula="of:=[$PositionData.J7]" office:value-type="float" office:value="15.5691666666667" calcext:value-type="float">
            <text:p>15.56917</text:p>
          </table:table-cell>
          <table:table-cell/>
        </table:table-row>
        <table:table-row table:style-name="ro1">
          <table:table-cell table:number-columns-repeated="2"/>
          <table:table-cell table:formula="of:=[$PositionData.I8]" office:value-type="float" office:value="16.0916666666667" calcext:value-type="float">
            <text:p>16.09167</text:p>
          </table:table-cell>
          <table:table-cell table:formula="of:=[$PositionData.J8]" office:value-type="float" office:value="15.5691666666667" calcext:value-type="float">
            <text:p>15.56917</text:p>
          </table:table-cell>
          <table:table-cell/>
        </table:table-row>
        <table:table-row table:style-name="ro1">
          <table:table-cell table:number-columns-repeated="2"/>
          <table:table-cell table:formula="of:=[$PositionData.I9]" office:value-type="float" office:value="16.0916666666667" calcext:value-type="float">
            <text:p>16.09167</text:p>
          </table:table-cell>
          <table:table-cell table:formula="of:=[$PositionData.J9]" office:value-type="float" office:value="15.5691666666667" calcext:value-type="float">
            <text:p>15.56917</text:p>
          </table:table-cell>
          <table:table-cell/>
        </table:table-row>
        <table:table-row table:style-name="ro1">
          <table:table-cell table:number-columns-repeated="2"/>
          <table:table-cell table:formula="of:=[$PositionData.I10]" office:value-type="float" office:value="16.0916666666667" calcext:value-type="float">
            <text:p>16.09167</text:p>
          </table:table-cell>
          <table:table-cell table:formula="of:=[$PositionData.J10]" office:value-type="float" office:value="15.5691666666667" calcext:value-type="float">
            <text:p>15.56917</text:p>
          </table:table-cell>
          <table:table-cell/>
        </table:table-row>
        <table:table-row table:style-name="ro1">
          <table:table-cell table:number-columns-repeated="2"/>
          <table:table-cell table:formula="of:=[$PositionData.I11]" office:value-type="float" office:value="17.4575" calcext:value-type="float">
            <text:p>17.45750</text:p>
          </table:table-cell>
          <table:table-cell table:formula="of:=[$PositionData.J11]" office:value-type="float" office:value="13.2083333333333" calcext:value-type="float">
            <text:p>13.20833</text:p>
          </table:table-cell>
          <table:table-cell/>
        </table:table-row>
        <table:table-row table:style-name="ro1">
          <table:table-cell table:number-columns-repeated="2"/>
          <table:table-cell table:formula="of:=[$PositionData.I12]" office:value-type="float" office:value="17.4575" calcext:value-type="float">
            <text:p>17.45750</text:p>
          </table:table-cell>
          <table:table-cell table:formula="of:=[$PositionData.J12]" office:value-type="float" office:value="13.2083333333333" calcext:value-type="float">
            <text:p>13.20833</text:p>
          </table:table-cell>
          <table:table-cell/>
        </table:table-row>
        <table:table-row table:style-name="ro1">
          <table:table-cell table:number-columns-repeated="2"/>
          <table:table-cell table:formula="of:=[$PositionData.I13]" office:value-type="float" office:value="17.4575" calcext:value-type="float">
            <text:p>17.45750</text:p>
          </table:table-cell>
          <table:table-cell table:formula="of:=[$PositionData.J13]" office:value-type="float" office:value="13.2083333333333" calcext:value-type="float">
            <text:p>13.20833</text:p>
          </table:table-cell>
          <table:table-cell/>
        </table:table-row>
        <table:table-row table:style-name="ro1">
          <table:table-cell table:number-columns-repeated="2"/>
          <table:table-cell table:formula="of:=[$PositionData.I14]" office:value-type="float" office:value="16.0916666666667" calcext:value-type="float">
            <text:p>16.09167</text:p>
          </table:table-cell>
          <table:table-cell table:formula="of:=[$PositionData.J14]" office:value-type="float" office:value="10.8475" calcext:value-type="float">
            <text:p>10.84750</text:p>
          </table:table-cell>
          <table:table-cell/>
        </table:table-row>
        <table:table-row table:style-name="ro1">
          <table:table-cell table:number-columns-repeated="2"/>
          <table:table-cell table:formula="of:=[$PositionData.I15]" office:value-type="float" office:value="16.0916666666667" calcext:value-type="float">
            <text:p>16.09167</text:p>
          </table:table-cell>
          <table:table-cell table:formula="of:=[$PositionData.J15]" office:value-type="float" office:value="10.8475" calcext:value-type="float">
            <text:p>10.84750</text:p>
          </table:table-cell>
          <table:table-cell/>
        </table:table-row>
        <table:table-row table:style-name="ro1">
          <table:table-cell table:number-columns-repeated="2"/>
          <table:table-cell table:formula="of:=[$PositionData.I16]" office:value-type="float" office:value="16.0916666666667" calcext:value-type="float">
            <text:p>16.09167</text:p>
          </table:table-cell>
          <table:table-cell table:formula="of:=[$PositionData.J16]" office:value-type="float" office:value="10.8475" calcext:value-type="float">
            <text:p>10.84750</text:p>
          </table:table-cell>
          <table:table-cell/>
        </table:table-row>
        <table:table-row table:style-name="ro1">
          <table:table-cell table:number-columns-repeated="2"/>
          <table:table-cell table:formula="of:=[$PositionData.I17]" office:value-type="float" office:value="13.3658333333333" calcext:value-type="float">
            <text:p>13.36583</text:p>
          </table:table-cell>
          <table:table-cell table:formula="of:=[$PositionData.J17]" office:value-type="float" office:value="10.8475" calcext:value-type="float">
            <text:p>10.84750</text:p>
          </table:table-cell>
          <table:table-cell/>
        </table:table-row>
        <table:table-row table:style-name="ro1">
          <table:table-cell table:number-columns-repeated="2"/>
          <table:table-cell table:formula="of:=[$PositionData.I18]" office:value-type="float" office:value="13.3658333333333" calcext:value-type="float">
            <text:p>13.36583</text:p>
          </table:table-cell>
          <table:table-cell table:formula="of:=[$PositionData.J18]" office:value-type="float" office:value="10.8475" calcext:value-type="float">
            <text:p>10.84750</text:p>
          </table:table-cell>
          <table:table-cell/>
        </table:table-row>
        <table:table-row table:style-name="ro1">
          <table:table-cell table:number-columns-repeated="2"/>
          <table:table-cell table:formula="of:=[$PositionData.I19]" office:value-type="float" office:value="13.3658333333333" calcext:value-type="float">
            <text:p>13.36583</text:p>
          </table:table-cell>
          <table:table-cell table:formula="of:=[$PositionData.J19]" office:value-type="float" office:value="10.8475" calcext:value-type="float">
            <text:p>10.84750</text:p>
          </table:table-cell>
          <table:table-cell/>
        </table:table-row>
        <table:table-row table:style-name="ro1">
          <table:table-cell table:number-columns-repeated="2"/>
          <table:table-cell table:formula="of:=[$PositionData.I20]" office:value-type="float" office:value="12" calcext:value-type="float">
            <text:p>12.00000</text:p>
          </table:table-cell>
          <table:table-cell table:formula="of:=[$PositionData.J20]" office:value-type="float" office:value="13.2083333333333" calcext:value-type="float">
            <text:p>13.20833</text:p>
          </table:table-cell>
          <table:table-cell/>
        </table:table-row>
        <table:table-row table:style-name="ro1">
          <table:table-cell table:number-columns-repeated="2"/>
          <table:table-cell table:formula="of:=[$PositionData.I21]" office:value-type="float" office:value="12" calcext:value-type="float">
            <text:p>12.00000</text:p>
          </table:table-cell>
          <table:table-cell table:formula="of:=[$PositionData.J21]" office:value-type="float" office:value="13.2083333333333" calcext:value-type="float">
            <text:p>13.20833</text:p>
          </table:table-cell>
          <table:table-cell/>
        </table:table-row>
        <table:table-row table:style-name="ro1">
          <table:table-cell table:number-columns-repeated="2"/>
          <table:table-cell table:formula="of:=[$PositionData.I22]" office:value-type="float" office:value="12" calcext:value-type="float">
            <text:p>12.00000</text:p>
          </table:table-cell>
          <table:table-cell table:formula="of:=[$PositionData.J22]" office:value-type="float" office:value="13.2083333333333" calcext:value-type="float">
            <text:p>13.20833</text:p>
          </table:table-cell>
          <table:table-cell/>
        </table:table-row>
        <table:table-row table:style-name="ro1">
          <table:table-cell table:number-columns-repeated="2"/>
          <table:table-cell table:formula="of:=[$PositionData.I23]" office:value-type="float" office:value="2.7925" calcext:value-type="float">
            <text:p>2.79250</text:p>
          </table:table-cell>
          <table:table-cell table:formula="of:=[$PositionData.J23]" office:value-type="float" office:value="2.15" calcext:value-type="float">
            <text:p>2.15000</text:p>
          </table:table-cell>
          <table:table-cell/>
        </table:table-row>
        <table:table-row table:style-name="ro1">
          <table:table-cell table:number-columns-repeated="2"/>
          <table:table-cell table:formula="of:=[$PositionData.I24]" office:value-type="float" office:value="2.7925" calcext:value-type="float">
            <text:p>2.79250</text:p>
          </table:table-cell>
          <table:table-cell table:formula="of:=[$PositionData.J24]" office:value-type="float" office:value="2.15" calcext:value-type="float">
            <text:p>2.15000</text:p>
          </table:table-cell>
          <table:table-cell/>
        </table:table-row>
        <table:table-row table:style-name="ro1">
          <table:table-cell table:number-columns-repeated="2"/>
          <table:table-cell table:formula="of:=[$PositionData.I25]" office:value-type="float" office:value="2.7925" calcext:value-type="float">
            <text:p>2.79250</text:p>
          </table:table-cell>
          <table:table-cell table:formula="of:=[$PositionData.J25]" office:value-type="float" office:value="2.15" calcext:value-type="float">
            <text:p>2.15000</text:p>
          </table:table-cell>
          <table:table-cell/>
        </table:table-row>
        <table:table-row table:style-name="ro1">
          <table:table-cell table:number-columns-repeated="2"/>
          <table:table-cell table:formula="of:=[$PositionData.I26]" office:value-type="float" office:value="2.7925" calcext:value-type="float">
            <text:p>2.79250</text:p>
          </table:table-cell>
          <table:table-cell table:formula="of:=[$PositionData.J26]" office:value-type="float" office:value="24.2666666666667" calcext:value-type="float">
            <text:p>24.26667</text:p>
          </table:table-cell>
          <table:table-cell/>
        </table:table-row>
        <table:table-row table:style-name="ro1">
          <table:table-cell table:number-columns-repeated="2"/>
          <table:table-cell table:formula="of:=[$PositionData.I27]" office:value-type="float" office:value="2.7925" calcext:value-type="float">
            <text:p>2.79250</text:p>
          </table:table-cell>
          <table:table-cell table:formula="of:=[$PositionData.J27]" office:value-type="float" office:value="24.2666666666667" calcext:value-type="float">
            <text:p>24.26667</text:p>
          </table:table-cell>
          <table:table-cell/>
        </table:table-row>
        <table:table-row table:style-name="ro1">
          <table:table-cell table:number-columns-repeated="2"/>
          <table:table-cell table:formula="of:=[$PositionData.I28]" office:value-type="float" office:value="2.7925" calcext:value-type="float">
            <text:p>2.79250</text:p>
          </table:table-cell>
          <table:table-cell table:formula="of:=[$PositionData.J28]" office:value-type="float" office:value="24.2666666666667" calcext:value-type="float">
            <text:p>24.26667</text:p>
          </table:table-cell>
          <table:table-cell/>
        </table:table-row>
        <table:table-row table:style-name="ro1">
          <table:table-cell table:number-columns-repeated="2"/>
          <table:table-cell table:formula="of:=[$PositionData.I29]" office:value-type="float" office:value="0" calcext:value-type="float">
            <text:p>0.00000</text:p>
          </table:table-cell>
          <table:table-cell table:formula="of:=[$PositionData.J29]" office:value-type="float" office:value="0" calcext:value-type="float">
            <text:p>0.00000</text:p>
          </table:table-cell>
          <table:table-cell/>
        </table:table-row>
        <table:table-row table:style-name="ro1">
          <table:table-cell table:number-columns-repeated="2"/>
          <table:table-cell table:formula="of:=[$PositionData.I30]" office:value-type="float" office:value="41.4808333333333" calcext:value-type="float">
            <text:p>41.48083</text:p>
          </table:table-cell>
          <table:table-cell table:formula="of:=[$PositionData.J30]" office:value-type="float" office:value="15.5691666666667" calcext:value-type="float">
            <text:p>15.56917</text:p>
          </table:table-cell>
          <table:table-cell/>
        </table:table-row>
        <table:table-row table:style-name="ro1">
          <table:table-cell table:number-columns-repeated="2"/>
          <table:table-cell table:formula="of:=[$PositionData.I31]" office:value-type="float" office:value="41.4808333333333" calcext:value-type="float">
            <text:p>41.48083</text:p>
          </table:table-cell>
          <table:table-cell table:formula="of:=[$PositionData.J31]" office:value-type="float" office:value="15.5691666666667" calcext:value-type="float">
            <text:p>15.56917</text:p>
          </table:table-cell>
          <table:table-cell/>
        </table:table-row>
        <table:table-row table:style-name="ro1">
          <table:table-cell table:number-columns-repeated="2"/>
          <table:table-cell table:formula="of:=[$PositionData.I32]" office:value-type="float" office:value="41.4808333333333" calcext:value-type="float">
            <text:p>41.48083</text:p>
          </table:table-cell>
          <table:table-cell table:formula="of:=[$PositionData.J32]" office:value-type="float" office:value="15.5691666666667" calcext:value-type="float">
            <text:p>15.56917</text:p>
          </table:table-cell>
          <table:table-cell/>
        </table:table-row>
        <table:table-row table:style-name="ro1">
          <table:table-cell table:number-columns-repeated="2"/>
          <table:table-cell table:formula="of:=[$PositionData.I33]" office:value-type="float" office:value="44.2075" calcext:value-type="float">
            <text:p>44.20750</text:p>
          </table:table-cell>
          <table:table-cell table:formula="of:=[$PositionData.J33]" office:value-type="float" office:value="15.5691666666667" calcext:value-type="float">
            <text:p>15.56917</text:p>
          </table:table-cell>
          <table:table-cell/>
        </table:table-row>
        <table:table-row table:style-name="ro1">
          <table:table-cell table:number-columns-repeated="2"/>
          <table:table-cell table:formula="of:=[$PositionData.I34]" office:value-type="float" office:value="44.2075" calcext:value-type="float">
            <text:p>44.20750</text:p>
          </table:table-cell>
          <table:table-cell table:formula="of:=[$PositionData.J34]" office:value-type="float" office:value="15.5691666666667" calcext:value-type="float">
            <text:p>15.56917</text:p>
          </table:table-cell>
          <table:table-cell/>
        </table:table-row>
        <table:table-row table:style-name="ro1">
          <table:table-cell table:number-columns-repeated="2"/>
          <table:table-cell table:formula="of:=[$PositionData.I35]" office:value-type="float" office:value="44.2075" calcext:value-type="float">
            <text:p>44.20750</text:p>
          </table:table-cell>
          <table:table-cell table:formula="of:=[$PositionData.J35]" office:value-type="float" office:value="15.5691666666667" calcext:value-type="float">
            <text:p>15.56917</text:p>
          </table:table-cell>
          <table:table-cell/>
        </table:table-row>
        <table:table-row table:style-name="ro1">
          <table:table-cell table:number-columns-repeated="2"/>
          <table:table-cell table:formula="of:=[$PositionData.I36]" office:value-type="float" office:value="45.5725" calcext:value-type="float">
            <text:p>45.57250</text:p>
          </table:table-cell>
          <table:table-cell table:formula="of:=[$PositionData.J36]" office:value-type="float" office:value="13.2083333333333" calcext:value-type="float">
            <text:p>13.20833</text:p>
          </table:table-cell>
          <table:table-cell/>
        </table:table-row>
        <table:table-row table:style-name="ro1">
          <table:table-cell table:number-columns-repeated="2"/>
          <table:table-cell table:formula="of:=[$PositionData.I37]" office:value-type="float" office:value="45.5725" calcext:value-type="float">
            <text:p>45.57250</text:p>
          </table:table-cell>
          <table:table-cell table:formula="of:=[$PositionData.J37]" office:value-type="float" office:value="13.2083333333333" calcext:value-type="float">
            <text:p>13.20833</text:p>
          </table:table-cell>
          <table:table-cell/>
        </table:table-row>
        <table:table-row table:style-name="ro1">
          <table:table-cell table:number-columns-repeated="2"/>
          <table:table-cell table:formula="of:=[$PositionData.I38]" office:value-type="float" office:value="45.5725" calcext:value-type="float">
            <text:p>45.57250</text:p>
          </table:table-cell>
          <table:table-cell table:formula="of:=[$PositionData.J38]" office:value-type="float" office:value="13.2083333333333" calcext:value-type="float">
            <text:p>13.20833</text:p>
          </table:table-cell>
          <table:table-cell/>
        </table:table-row>
        <table:table-row table:style-name="ro1">
          <table:table-cell table:number-columns-repeated="2"/>
          <table:table-cell table:formula="of:=[$PositionData.I39]" office:value-type="float" office:value="44.2075" calcext:value-type="float">
            <text:p>44.20750</text:p>
          </table:table-cell>
          <table:table-cell table:formula="of:=[$PositionData.J39]" office:value-type="float" office:value="10.8475" calcext:value-type="float">
            <text:p>10.84750</text:p>
          </table:table-cell>
          <table:table-cell/>
        </table:table-row>
        <table:table-row table:style-name="ro1">
          <table:table-cell table:number-columns-repeated="2"/>
          <table:table-cell table:formula="of:=[$PositionData.I40]" office:value-type="float" office:value="44.2075" calcext:value-type="float">
            <text:p>44.20750</text:p>
          </table:table-cell>
          <table:table-cell table:formula="of:=[$PositionData.J40]" office:value-type="float" office:value="10.8475" calcext:value-type="float">
            <text:p>10.84750</text:p>
          </table:table-cell>
          <table:table-cell/>
        </table:table-row>
        <table:table-row table:style-name="ro1">
          <table:table-cell table:number-columns-repeated="2"/>
          <table:table-cell table:formula="of:=[$PositionData.I41]" office:value-type="float" office:value="44.2075" calcext:value-type="float">
            <text:p>44.20750</text:p>
          </table:table-cell>
          <table:table-cell table:formula="of:=[$PositionData.J41]" office:value-type="float" office:value="10.8475" calcext:value-type="float">
            <text:p>10.84750</text:p>
          </table:table-cell>
          <table:table-cell/>
        </table:table-row>
        <table:table-row table:style-name="ro1">
          <table:table-cell table:number-columns-repeated="2"/>
          <table:table-cell table:formula="of:=[$PositionData.I42]" office:value-type="float" office:value="41.4808333333333" calcext:value-type="float">
            <text:p>41.48083</text:p>
          </table:table-cell>
          <table:table-cell table:formula="of:=[$PositionData.J42]" office:value-type="float" office:value="10.8475" calcext:value-type="float">
            <text:p>10.84750</text:p>
          </table:table-cell>
          <table:table-cell/>
        </table:table-row>
        <table:table-row table:style-name="ro1">
          <table:table-cell table:number-columns-repeated="2"/>
          <table:table-cell table:formula="of:=[$PositionData.I43]" office:value-type="float" office:value="41.4808333333333" calcext:value-type="float">
            <text:p>41.48083</text:p>
          </table:table-cell>
          <table:table-cell table:formula="of:=[$PositionData.J43]" office:value-type="float" office:value="10.8475" calcext:value-type="float">
            <text:p>10.84750</text:p>
          </table:table-cell>
          <table:table-cell/>
        </table:table-row>
        <table:table-row table:style-name="ro1">
          <table:table-cell table:number-columns-repeated="2"/>
          <table:table-cell table:formula="of:=[$PositionData.I44]" office:value-type="float" office:value="41.4808333333333" calcext:value-type="float">
            <text:p>41.48083</text:p>
          </table:table-cell>
          <table:table-cell table:formula="of:=[$PositionData.J44]" office:value-type="float" office:value="10.8475" calcext:value-type="float">
            <text:p>10.84750</text:p>
          </table:table-cell>
          <table:table-cell/>
        </table:table-row>
        <table:table-row table:style-name="ro1">
          <table:table-cell table:number-columns-repeated="2"/>
          <table:table-cell table:formula="of:=[$PositionData.I45]" office:value-type="float" office:value="40.1158333333333" calcext:value-type="float">
            <text:p>40.11583</text:p>
          </table:table-cell>
          <table:table-cell table:formula="of:=[$PositionData.J45]" office:value-type="float" office:value="13.2083333333333" calcext:value-type="float">
            <text:p>13.20833</text:p>
          </table:table-cell>
          <table:table-cell/>
        </table:table-row>
        <table:table-row table:style-name="ro1">
          <table:table-cell table:number-columns-repeated="2"/>
          <table:table-cell table:formula="of:=[$PositionData.I46]" office:value-type="float" office:value="40.1158333333333" calcext:value-type="float">
            <text:p>40.11583</text:p>
          </table:table-cell>
          <table:table-cell table:formula="of:=[$PositionData.J46]" office:value-type="float" office:value="13.2083333333333" calcext:value-type="float">
            <text:p>13.20833</text:p>
          </table:table-cell>
          <table:table-cell/>
        </table:table-row>
        <table:table-row table:style-name="ro1">
          <table:table-cell table:number-columns-repeated="2"/>
          <table:table-cell table:formula="of:=[$PositionData.I47]" office:value-type="float" office:value="40.1158333333333" calcext:value-type="float">
            <text:p>40.11583</text:p>
          </table:table-cell>
          <table:table-cell table:formula="of:=[$PositionData.J47]" office:value-type="float" office:value="13.2083333333333" calcext:value-type="float">
            <text:p>13.20833</text:p>
          </table:table-cell>
          <table:table-cell/>
        </table:table-row>
        <table:table-row table:style-name="ro1">
          <table:table-cell table:number-columns-repeated="2"/>
          <table:table-cell table:formula="of:=[$PositionData.I48]" office:value-type="float" office:value="54.7808333333333" calcext:value-type="float">
            <text:p>54.78083</text:p>
          </table:table-cell>
          <table:table-cell table:formula="of:=[$PositionData.J48]" office:value-type="float" office:value="2.15" calcext:value-type="float">
            <text:p>2.15000</text:p>
          </table:table-cell>
          <table:table-cell/>
        </table:table-row>
        <table:table-row table:style-name="ro1">
          <table:table-cell table:number-columns-repeated="2"/>
          <table:table-cell table:formula="of:=[$PositionData.I49]" office:value-type="float" office:value="54.7808333333333" calcext:value-type="float">
            <text:p>54.78083</text:p>
          </table:table-cell>
          <table:table-cell table:formula="of:=[$PositionData.J49]" office:value-type="float" office:value="2.15" calcext:value-type="float">
            <text:p>2.15000</text:p>
          </table:table-cell>
          <table:table-cell/>
        </table:table-row>
        <table:table-row table:style-name="ro1">
          <table:table-cell table:number-columns-repeated="2"/>
          <table:table-cell table:formula="of:=[$PositionData.I50]" office:value-type="float" office:value="54.7808333333333" calcext:value-type="float">
            <text:p>54.78083</text:p>
          </table:table-cell>
          <table:table-cell table:formula="of:=[$PositionData.J50]" office:value-type="float" office:value="2.15" calcext:value-type="float">
            <text:p>2.15000</text:p>
          </table:table-cell>
          <table:table-cell/>
        </table:table-row>
        <table:table-row table:style-name="ro1">
          <table:table-cell table:number-columns-repeated="2"/>
          <table:table-cell table:formula="of:=[$PositionData.I51]" office:value-type="float" office:value="54.7808333333333" calcext:value-type="float">
            <text:p>54.78083</text:p>
          </table:table-cell>
          <table:table-cell table:formula="of:=[$PositionData.J51]" office:value-type="float" office:value="24.2666666666667" calcext:value-type="float">
            <text:p>24.26667</text:p>
          </table:table-cell>
          <table:table-cell/>
        </table:table-row>
        <table:table-row table:style-name="ro1">
          <table:table-cell table:number-columns-repeated="2"/>
          <table:table-cell table:formula="of:=[$PositionData.I52]" office:value-type="float" office:value="54.7808333333333" calcext:value-type="float">
            <text:p>54.78083</text:p>
          </table:table-cell>
          <table:table-cell table:formula="of:=[$PositionData.J52]" office:value-type="float" office:value="24.2666666666667" calcext:value-type="float">
            <text:p>24.26667</text:p>
          </table:table-cell>
          <table:table-cell/>
        </table:table-row>
        <table:table-row table:style-name="ro1">
          <table:table-cell table:number-columns-repeated="2"/>
          <table:table-cell table:formula="of:=[$PositionData.I53]" office:value-type="float" office:value="54.7808333333333" calcext:value-type="float">
            <text:p>54.78083</text:p>
          </table:table-cell>
          <table:table-cell table:formula="of:=[$PositionData.J53]" office:value-type="float" office:value="24.2666666666667" calcext:value-type="float">
            <text:p>24.26667</text:p>
          </table:table-cell>
          <table:table-cell/>
        </table:table-row>
        <table:table-row table:style-name="ro1">
          <table:table-cell table:number-columns-repeated="2"/>
          <table:table-cell table:formula="of:=[$PositionData.T5]" office:value-type="float" office:value="12.1574998333333" calcext:value-type="float">
            <text:p>12.15750</text:p>
          </table:table-cell>
          <table:table-cell table:formula="of:=[$PositionData.U5]" office:value-type="float" office:value="17.6620616811542" calcext:value-type="float">
            <text:p>17.66206</text:p>
          </table:table-cell>
          <table:table-cell/>
        </table:table-row>
        <table:table-row table:style-name="ro1">
          <table:table-cell table:number-columns-repeated="2"/>
          <table:table-cell table:formula="of:=[$PositionData.T6]" office:value-type="float" office:value="12.6244318635404" calcext:value-type="float">
            <text:p>12.62443</text:p>
          </table:table-cell>
          <table:table-cell table:formula="of:=[$PositionData.U6]" office:value-type="float" office:value="17.9316450144876" calcext:value-type="float">
            <text:p>17.93165</text:p>
          </table:table-cell>
          <table:table-cell/>
        </table:table-row>
        <table:table-row table:style-name="ro1">
          <table:table-cell table:number-columns-repeated="2"/>
          <table:table-cell table:formula="of:=[$PositionData.T7]" office:value-type="float" office:value="11.6905678031262" calcext:value-type="float">
            <text:p>11.69057</text:p>
          </table:table-cell>
          <table:table-cell table:formula="of:=[$PositionData.U7]" office:value-type="float" office:value="17.3924783478209" calcext:value-type="float">
            <text:p>17.39248</text:p>
          </table:table-cell>
          <table:table-cell/>
        </table:table-row>
        <table:table-row table:style-name="ro1">
          <table:table-cell table:number-columns-repeated="2"/>
          <table:table-cell table:formula="of:=[$PositionData.T8]" office:value-type="float" office:value="17.3000001666667" calcext:value-type="float">
            <text:p>17.30000</text:p>
          </table:table-cell>
          <table:table-cell table:formula="of:=[$PositionData.U8]" office:value-type="float" office:value="17.6620616811542" calcext:value-type="float">
            <text:p>17.66206</text:p>
          </table:table-cell>
          <table:table-cell/>
        </table:table-row>
        <table:table-row table:style-name="ro1">
          <table:table-cell table:number-columns-repeated="2"/>
          <table:table-cell table:formula="of:=[$PositionData.T9]" office:value-type="float" office:value="17.7669321968738" calcext:value-type="float">
            <text:p>17.76693</text:p>
          </table:table-cell>
          <table:table-cell table:formula="of:=[$PositionData.U9]" office:value-type="float" office:value="17.3924783478209" calcext:value-type="float">
            <text:p>17.39248</text:p>
          </table:table-cell>
          <table:table-cell/>
        </table:table-row>
        <table:table-row table:style-name="ro1">
          <table:table-cell table:number-columns-repeated="2"/>
          <table:table-cell table:formula="of:=[$PositionData.T10]" office:value-type="float" office:value="16.8330681364596" calcext:value-type="float">
            <text:p>16.83307</text:p>
          </table:table-cell>
          <table:table-cell table:formula="of:=[$PositionData.U10]" office:value-type="float" office:value="17.9316450144876" calcext:value-type="float">
            <text:p>17.93165</text:p>
          </table:table-cell>
          <table:table-cell/>
        </table:table-row>
        <table:table-row table:style-name="ro1">
          <table:table-cell table:number-columns-repeated="2"/>
          <table:table-cell table:formula="of:=[$PositionData.T11]" office:value-type="float" office:value="19.874167" calcext:value-type="float">
            <text:p>19.87417</text:p>
          </table:table-cell>
          <table:table-cell table:formula="of:=[$PositionData.U11]" office:value-type="float" office:value="13.2083333333333" calcext:value-type="float">
            <text:p>13.20833</text:p>
          </table:table-cell>
          <table:table-cell/>
        </table:table-row>
        <table:table-row table:style-name="ro1">
          <table:table-cell table:number-columns-repeated="2"/>
          <table:table-cell table:formula="of:=[$PositionData.T12]" office:value-type="float" office:value="19.874167" calcext:value-type="float">
            <text:p>19.87417</text:p>
          </table:table-cell>
          <table:table-cell table:formula="of:=[$PositionData.U12]" office:value-type="float" office:value="12.6691666666666" calcext:value-type="float">
            <text:p>12.66917</text:p>
          </table:table-cell>
          <table:table-cell/>
        </table:table-row>
        <table:table-row table:style-name="ro1">
          <table:table-cell table:number-columns-repeated="2"/>
          <table:table-cell table:formula="of:=[$PositionData.T13]" office:value-type="float" office:value="19.874167" calcext:value-type="float">
            <text:p>19.87417</text:p>
          </table:table-cell>
          <table:table-cell table:formula="of:=[$PositionData.U13]" office:value-type="float" office:value="13.7475" calcext:value-type="float">
            <text:p>13.74750</text:p>
          </table:table-cell>
          <table:table-cell/>
        </table:table-row>
        <table:table-row table:style-name="ro1">
          <table:table-cell table:number-columns-repeated="2"/>
          <table:table-cell table:formula="of:=[$PositionData.T14]" office:value-type="float" office:value="17.3000001666667" calcext:value-type="float">
            <text:p>17.30000</text:p>
          </table:table-cell>
          <table:table-cell table:formula="of:=[$PositionData.U14]" office:value-type="float" office:value="8.75460498551247" calcext:value-type="float">
            <text:p>8.75460</text:p>
          </table:table-cell>
          <table:table-cell/>
        </table:table-row>
        <table:table-row table:style-name="ro1">
          <table:table-cell table:number-columns-repeated="2"/>
          <table:table-cell table:formula="of:=[$PositionData.T15]" office:value-type="float" office:value="16.8330681364596" calcext:value-type="float">
            <text:p>16.83307</text:p>
          </table:table-cell>
          <table:table-cell table:formula="of:=[$PositionData.U15]" office:value-type="float" office:value="8.48502165217914" calcext:value-type="float">
            <text:p>8.48502</text:p>
          </table:table-cell>
          <table:table-cell/>
        </table:table-row>
        <table:table-row table:style-name="ro1">
          <table:table-cell table:number-columns-repeated="2"/>
          <table:table-cell table:formula="of:=[$PositionData.T16]" office:value-type="float" office:value="17.7669321968738" calcext:value-type="float">
            <text:p>17.76693</text:p>
          </table:table-cell>
          <table:table-cell table:formula="of:=[$PositionData.U16]" office:value-type="float" office:value="9.02418831884581" calcext:value-type="float">
            <text:p>9.02419</text:p>
          </table:table-cell>
          <table:table-cell/>
        </table:table-row>
        <table:table-row table:style-name="ro1">
          <table:table-cell table:number-columns-repeated="2"/>
          <table:table-cell table:formula="of:=[$PositionData.T17]" office:value-type="float" office:value="12.1574998333333" calcext:value-type="float">
            <text:p>12.15750</text:p>
          </table:table-cell>
          <table:table-cell table:formula="of:=[$PositionData.U17]" office:value-type="float" office:value="8.75460498551247" calcext:value-type="float">
            <text:p>8.75460</text:p>
          </table:table-cell>
          <table:table-cell/>
        </table:table-row>
        <table:table-row table:style-name="ro1">
          <table:table-cell table:number-columns-repeated="2"/>
          <table:table-cell table:formula="of:=[$PositionData.T18]" office:value-type="float" office:value="11.6905678031262" calcext:value-type="float">
            <text:p>11.69057</text:p>
          </table:table-cell>
          <table:table-cell table:formula="of:=[$PositionData.U18]" office:value-type="float" office:value="9.02418831884581" calcext:value-type="float">
            <text:p>9.02419</text:p>
          </table:table-cell>
          <table:table-cell/>
        </table:table-row>
        <table:table-row table:style-name="ro1">
          <table:table-cell table:number-columns-repeated="2"/>
          <table:table-cell table:formula="of:=[$PositionData.T19]" office:value-type="float" office:value="12.6244318635404" calcext:value-type="float">
            <text:p>12.62443</text:p>
          </table:table-cell>
          <table:table-cell table:formula="of:=[$PositionData.U19]" office:value-type="float" office:value="8.48502165217914" calcext:value-type="float">
            <text:p>8.48502</text:p>
          </table:table-cell>
          <table:table-cell/>
        </table:table-row>
        <table:table-row table:style-name="ro1">
          <table:table-cell table:number-columns-repeated="2"/>
          <table:table-cell table:formula="of:=[$PositionData.T20]" office:value-type="float" office:value="9.583333" calcext:value-type="float">
            <text:p>9.58333</text:p>
          </table:table-cell>
          <table:table-cell table:formula="of:=[$PositionData.U20]" office:value-type="float" office:value="13.2083333333333" calcext:value-type="float">
            <text:p>13.20833</text:p>
          </table:table-cell>
          <table:table-cell/>
        </table:table-row>
        <table:table-row table:style-name="ro1">
          <table:table-cell table:number-columns-repeated="2"/>
          <table:table-cell table:formula="of:=[$PositionData.T21]" office:value-type="float" office:value="9.583333" calcext:value-type="float">
            <text:p>9.58333</text:p>
          </table:table-cell>
          <table:table-cell table:formula="of:=[$PositionData.U21]" office:value-type="float" office:value="13.7475" calcext:value-type="float">
            <text:p>13.74750</text:p>
          </table:table-cell>
          <table:table-cell/>
        </table:table-row>
        <table:table-row table:style-name="ro1">
          <table:table-cell table:number-columns-repeated="2"/>
          <table:table-cell table:formula="of:=[$PositionData.T22]" office:value-type="float" office:value="9.583333" calcext:value-type="float">
            <text:p>9.58333</text:p>
          </table:table-cell>
          <table:table-cell table:formula="of:=[$PositionData.U22]" office:value-type="float" office:value="12.6691666666666" calcext:value-type="float">
            <text:p>12.66917</text:p>
          </table:table-cell>
          <table:table-cell/>
        </table:table-row>
        <table:table-row table:style-name="ro1">
          <table:table-cell table:number-columns-repeated="2"/>
          <table:table-cell table:formula="of:=[$PositionData.T23]" office:value-type="float" office:value="4.55585575687742" calcext:value-type="float">
            <text:p>4.55586</text:p>
          </table:table-cell>
          <table:table-cell table:formula="of:=[$PositionData.U23]" office:value-type="float" office:value="4.57705098312484" calcext:value-type="float">
            <text:p>4.57705</text:p>
          </table:table-cell>
          <table:table-cell/>
        </table:table-row>
        <table:table-row table:style-name="ro1">
          <table:table-cell table:number-columns-repeated="2"/>
          <table:table-cell table:formula="of:=[$PositionData.T24]" office:value-type="float" office:value="4.99205075301124" calcext:value-type="float">
            <text:p>4.99205</text:p>
          </table:table-cell>
          <table:table-cell table:formula="of:=[$PositionData.U24]" office:value-type="float" office:value="4.26013676793048" calcext:value-type="float">
            <text:p>4.26014</text:p>
          </table:table-cell>
          <table:table-cell/>
        </table:table-row>
        <table:table-row table:style-name="ro1">
          <table:table-cell table:number-columns-repeated="2"/>
          <table:table-cell table:formula="of:=[$PositionData.T25]" office:value-type="float" office:value="4.11966076074359" calcext:value-type="float">
            <text:p>4.11966</text:p>
          </table:table-cell>
          <table:table-cell table:formula="of:=[$PositionData.U25]" office:value-type="float" office:value="4.8939651983192" calcext:value-type="float">
            <text:p>4.89397</text:p>
          </table:table-cell>
          <table:table-cell/>
        </table:table-row>
        <table:table-row table:style-name="ro1">
          <table:table-cell table:number-columns-repeated="2"/>
          <table:table-cell table:formula="of:=[$PositionData.T26]" office:value-type="float" office:value="4.55585575687743" calcext:value-type="float">
            <text:p>4.55586</text:p>
          </table:table-cell>
          <table:table-cell table:formula="of:=[$PositionData.U26]" office:value-type="float" office:value="21.8396156835419" calcext:value-type="float">
            <text:p>21.83962</text:p>
          </table:table-cell>
          <table:table-cell/>
        </table:table-row>
        <table:table-row table:style-name="ro1">
          <table:table-cell table:number-columns-repeated="2"/>
          <table:table-cell table:formula="of:=[$PositionData.T27]" office:value-type="float" office:value="4.1196607607436" calcext:value-type="float">
            <text:p>4.11966</text:p>
          </table:table-cell>
          <table:table-cell table:formula="of:=[$PositionData.U27]" office:value-type="float" office:value="21.5227014683475" calcext:value-type="float">
            <text:p>21.52270</text:p>
          </table:table-cell>
          <table:table-cell/>
        </table:table-row>
        <table:table-row table:style-name="ro1">
          <table:table-cell table:number-columns-repeated="2"/>
          <table:table-cell table:formula="of:=[$PositionData.T28]" office:value-type="float" office:value="4.99205075301125" calcext:value-type="float">
            <text:p>4.99205</text:p>
          </table:table-cell>
          <table:table-cell table:formula="of:=[$PositionData.U28]" office:value-type="float" office:value="22.1565298987362" calcext:value-type="float">
            <text:p>22.15653</text:p>
          </table:table-cell>
          <table:table-cell/>
        </table:table-row>
        <table:table-row table:style-name="ro1">
          <table:table-cell table:number-columns-repeated="2"/>
          <table:table-cell table:formula="of:=[$PositionData.T29]" office:value-type="float" office:value="0" calcext:value-type="float">
            <text:p>0.00000</text:p>
          </table:table-cell>
          <table:table-cell table:formula="of:=[$PositionData.U29]" office:value-type="float" office:value="0" calcext:value-type="float">
            <text:p>0.00000</text:p>
          </table:table-cell>
          <table:table-cell/>
        </table:table-row>
        <table:table-row table:style-name="ro1">
          <table:table-cell table:number-columns-repeated="2"/>
          <table:table-cell table:formula="of:=[$PositionData.T30]" office:value-type="float" office:value="40.2724998333333" calcext:value-type="float">
            <text:p>40.27250</text:p>
          </table:table-cell>
          <table:table-cell table:formula="of:=[$PositionData.U30]" office:value-type="float" office:value="17.6620616811542" calcext:value-type="float">
            <text:p>17.66206</text:p>
          </table:table-cell>
          <table:table-cell/>
        </table:table-row>
        <table:table-row table:style-name="ro1">
          <table:table-cell table:number-columns-repeated="2"/>
          <table:table-cell table:formula="of:=[$PositionData.T31]" office:value-type="float" office:value="40.7394318635404" calcext:value-type="float">
            <text:p>40.73943</text:p>
          </table:table-cell>
          <table:table-cell table:formula="of:=[$PositionData.U31]" office:value-type="float" office:value="17.9316450144876" calcext:value-type="float">
            <text:p>17.93165</text:p>
          </table:table-cell>
          <table:table-cell/>
        </table:table-row>
        <table:table-row table:style-name="ro1">
          <table:table-cell table:number-columns-repeated="2"/>
          <table:table-cell table:formula="of:=[$PositionData.T32]" office:value-type="float" office:value="39.8055678031262" calcext:value-type="float">
            <text:p>39.80557</text:p>
          </table:table-cell>
          <table:table-cell table:formula="of:=[$PositionData.U32]" office:value-type="float" office:value="17.3924783478209" calcext:value-type="float">
            <text:p>17.39248</text:p>
          </table:table-cell>
          <table:table-cell/>
        </table:table-row>
        <table:table-row table:style-name="ro1">
          <table:table-cell table:number-columns-repeated="2"/>
          <table:table-cell table:formula="of:=[$PositionData.T33]" office:value-type="float" office:value="45.4158335" calcext:value-type="float">
            <text:p>45.41583</text:p>
          </table:table-cell>
          <table:table-cell table:formula="of:=[$PositionData.U33]" office:value-type="float" office:value="17.6620616811542" calcext:value-type="float">
            <text:p>17.66206</text:p>
          </table:table-cell>
          <table:table-cell/>
        </table:table-row>
        <table:table-row table:style-name="ro1">
          <table:table-cell table:number-columns-repeated="2"/>
          <table:table-cell table:formula="of:=[$PositionData.T34]" office:value-type="float" office:value="45.8827655302071" calcext:value-type="float">
            <text:p>45.88277</text:p>
          </table:table-cell>
          <table:table-cell table:formula="of:=[$PositionData.U34]" office:value-type="float" office:value="17.3924783478209" calcext:value-type="float">
            <text:p>17.39248</text:p>
          </table:table-cell>
          <table:table-cell/>
        </table:table-row>
        <table:table-row table:style-name="ro1">
          <table:table-cell table:number-columns-repeated="2"/>
          <table:table-cell table:formula="of:=[$PositionData.T35]" office:value-type="float" office:value="44.9489014697929" calcext:value-type="float">
            <text:p>44.94890</text:p>
          </table:table-cell>
          <table:table-cell table:formula="of:=[$PositionData.U35]" office:value-type="float" office:value="17.9316450144876" calcext:value-type="float">
            <text:p>17.93165</text:p>
          </table:table-cell>
          <table:table-cell/>
        </table:table-row>
        <table:table-row table:style-name="ro1">
          <table:table-cell table:number-columns-repeated="2"/>
          <table:table-cell table:formula="of:=[$PositionData.T36]" office:value-type="float" office:value="47.989167" calcext:value-type="float">
            <text:p>47.98917</text:p>
          </table:table-cell>
          <table:table-cell table:formula="of:=[$PositionData.U36]" office:value-type="float" office:value="13.2083333333333" calcext:value-type="float">
            <text:p>13.20833</text:p>
          </table:table-cell>
          <table:table-cell/>
        </table:table-row>
        <table:table-row table:style-name="ro1">
          <table:table-cell table:number-columns-repeated="2"/>
          <table:table-cell table:formula="of:=[$PositionData.T37]" office:value-type="float" office:value="47.989167" calcext:value-type="float">
            <text:p>47.98917</text:p>
          </table:table-cell>
          <table:table-cell table:formula="of:=[$PositionData.U37]" office:value-type="float" office:value="12.6691666666666" calcext:value-type="float">
            <text:p>12.66917</text:p>
          </table:table-cell>
          <table:table-cell/>
        </table:table-row>
        <table:table-row table:style-name="ro1">
          <table:table-cell table:number-columns-repeated="2"/>
          <table:table-cell table:formula="of:=[$PositionData.T38]" office:value-type="float" office:value="47.989167" calcext:value-type="float">
            <text:p>47.98917</text:p>
          </table:table-cell>
          <table:table-cell table:formula="of:=[$PositionData.U38]" office:value-type="float" office:value="13.7475" calcext:value-type="float">
            <text:p>13.74750</text:p>
          </table:table-cell>
          <table:table-cell/>
        </table:table-row>
        <table:table-row table:style-name="ro1">
          <table:table-cell table:number-columns-repeated="2"/>
          <table:table-cell table:formula="of:=[$PositionData.T39]" office:value-type="float" office:value="45.4158335" calcext:value-type="float">
            <text:p>45.41583</text:p>
          </table:table-cell>
          <table:table-cell table:formula="of:=[$PositionData.U39]" office:value-type="float" office:value="8.75460498551247" calcext:value-type="float">
            <text:p>8.75460</text:p>
          </table:table-cell>
          <table:table-cell/>
        </table:table-row>
        <table:table-row table:style-name="ro1">
          <table:table-cell table:number-columns-repeated="2"/>
          <table:table-cell table:formula="of:=[$PositionData.T40]" office:value-type="float" office:value="44.9489014697929" calcext:value-type="float">
            <text:p>44.94890</text:p>
          </table:table-cell>
          <table:table-cell table:formula="of:=[$PositionData.U40]" office:value-type="float" office:value="8.48502165217914" calcext:value-type="float">
            <text:p>8.48502</text:p>
          </table:table-cell>
          <table:table-cell/>
        </table:table-row>
        <table:table-row table:style-name="ro1">
          <table:table-cell table:number-columns-repeated="2"/>
          <table:table-cell table:formula="of:=[$PositionData.T41]" office:value-type="float" office:value="45.8827655302071" calcext:value-type="float">
            <text:p>45.88277</text:p>
          </table:table-cell>
          <table:table-cell table:formula="of:=[$PositionData.U41]" office:value-type="float" office:value="9.02418831884581" calcext:value-type="float">
            <text:p>9.02419</text:p>
          </table:table-cell>
          <table:table-cell/>
        </table:table-row>
        <table:table-row table:style-name="ro1">
          <table:table-cell table:number-columns-repeated="2"/>
          <table:table-cell table:formula="of:=[$PositionData.T42]" office:value-type="float" office:value="40.2724998333333" calcext:value-type="float">
            <text:p>40.27250</text:p>
          </table:table-cell>
          <table:table-cell table:formula="of:=[$PositionData.U42]" office:value-type="float" office:value="8.75460498551247" calcext:value-type="float">
            <text:p>8.75460</text:p>
          </table:table-cell>
          <table:table-cell/>
        </table:table-row>
        <table:table-row table:style-name="ro1">
          <table:table-cell table:number-columns-repeated="2"/>
          <table:table-cell table:formula="of:=[$PositionData.T43]" office:value-type="float" office:value="39.8055678031262" calcext:value-type="float">
            <text:p>39.80557</text:p>
          </table:table-cell>
          <table:table-cell table:formula="of:=[$PositionData.U43]" office:value-type="float" office:value="9.02418831884581" calcext:value-type="float">
            <text:p>9.02419</text:p>
          </table:table-cell>
          <table:table-cell/>
        </table:table-row>
        <table:table-row table:style-name="ro1">
          <table:table-cell table:number-columns-repeated="2"/>
          <table:table-cell table:formula="of:=[$PositionData.T44]" office:value-type="float" office:value="40.7394318635404" calcext:value-type="float">
            <text:p>40.73943</text:p>
          </table:table-cell>
          <table:table-cell table:formula="of:=[$PositionData.U44]" office:value-type="float" office:value="8.48502165217914" calcext:value-type="float">
            <text:p>8.48502</text:p>
          </table:table-cell>
          <table:table-cell/>
        </table:table-row>
        <table:table-row table:style-name="ro1">
          <table:table-cell table:number-columns-repeated="2"/>
          <table:table-cell table:formula="of:=[$PositionData.T45]" office:value-type="float" office:value="37.6991663333333" calcext:value-type="float">
            <text:p>37.69917</text:p>
          </table:table-cell>
          <table:table-cell table:formula="of:=[$PositionData.U45]" office:value-type="float" office:value="13.2083333333333" calcext:value-type="float">
            <text:p>13.20833</text:p>
          </table:table-cell>
          <table:table-cell/>
        </table:table-row>
        <table:table-row table:style-name="ro1">
          <table:table-cell table:number-columns-repeated="2"/>
          <table:table-cell table:formula="of:=[$PositionData.T46]" office:value-type="float" office:value="37.6991663333333" calcext:value-type="float">
            <text:p>37.69917</text:p>
          </table:table-cell>
          <table:table-cell table:formula="of:=[$PositionData.U46]" office:value-type="float" office:value="13.7475" calcext:value-type="float">
            <text:p>13.74750</text:p>
          </table:table-cell>
          <table:table-cell/>
        </table:table-row>
        <table:table-row table:style-name="ro1">
          <table:table-cell table:number-columns-repeated="2"/>
          <table:table-cell table:formula="of:=[$PositionData.T47]" office:value-type="float" office:value="37.6991663333333" calcext:value-type="float">
            <text:p>37.69917</text:p>
          </table:table-cell>
          <table:table-cell table:formula="of:=[$PositionData.U47]" office:value-type="float" office:value="12.6691666666666" calcext:value-type="float">
            <text:p>12.66917</text:p>
          </table:table-cell>
          <table:table-cell/>
        </table:table-row>
        <table:table-row table:style-name="ro1">
          <table:table-cell table:number-columns-repeated="2"/>
          <table:table-cell table:formula="of:=[$PositionData.T48]" office:value-type="float" office:value="53.0174775764559" calcext:value-type="float">
            <text:p>53.01748</text:p>
          </table:table-cell>
          <table:table-cell table:formula="of:=[$PositionData.U48]" office:value-type="float" office:value="4.57705098312484" calcext:value-type="float">
            <text:p>4.57705</text:p>
          </table:table-cell>
          <table:table-cell/>
        </table:table-row>
        <table:table-row table:style-name="ro1">
          <table:table-cell table:number-columns-repeated="2"/>
          <table:table-cell table:formula="of:=[$PositionData.T49]" office:value-type="float" office:value="53.4536725725897" calcext:value-type="float">
            <text:p>53.45367</text:p>
          </table:table-cell>
          <table:table-cell table:formula="of:=[$PositionData.U49]" office:value-type="float" office:value="4.8939651983192" calcext:value-type="float">
            <text:p>4.89397</text:p>
          </table:table-cell>
          <table:table-cell/>
        </table:table-row>
        <table:table-row table:style-name="ro1">
          <table:table-cell table:number-columns-repeated="2"/>
          <table:table-cell table:formula="of:=[$PositionData.T50]" office:value-type="float" office:value="52.581282580322" calcext:value-type="float">
            <text:p>52.58128</text:p>
          </table:table-cell>
          <table:table-cell table:formula="of:=[$PositionData.U50]" office:value-type="float" office:value="4.26013676793047" calcext:value-type="float">
            <text:p>4.26014</text:p>
          </table:table-cell>
          <table:table-cell/>
        </table:table-row>
        <table:table-row table:style-name="ro1">
          <table:table-cell table:number-columns-repeated="2"/>
          <table:table-cell table:formula="of:=[$PositionData.T51]" office:value-type="float" office:value="53.0174775764559" calcext:value-type="float">
            <text:p>53.01748</text:p>
          </table:table-cell>
          <table:table-cell table:formula="of:=[$PositionData.U51]" office:value-type="float" office:value="21.8396156835419" calcext:value-type="float">
            <text:p>21.83962</text:p>
          </table:table-cell>
          <table:table-cell/>
        </table:table-row>
        <table:table-row table:style-name="ro1">
          <table:table-cell table:number-columns-repeated="2"/>
          <table:table-cell table:formula="of:=[$PositionData.T52]" office:value-type="float" office:value="52.581282580322" calcext:value-type="float">
            <text:p>52.58128</text:p>
          </table:table-cell>
          <table:table-cell table:formula="of:=[$PositionData.U52]" office:value-type="float" office:value="22.1565298987362" calcext:value-type="float">
            <text:p>22.15653</text:p>
          </table:table-cell>
          <table:table-cell/>
        </table:table-row>
        <table:table-row table:style-name="ro1">
          <table:table-cell table:number-columns-repeated="2"/>
          <table:table-cell table:formula="of:=[$PositionData.T53]" office:value-type="float" office:value="53.4536725725897" calcext:value-type="float">
            <text:p>53.45367</text:p>
          </table:table-cell>
          <table:table-cell table:formula="of:=[$PositionData.U53]" office:value-type="float" office:value="21.5227014683475" calcext:value-type="float">
            <text:p>21.52270</text:p>
          </table:table-cell>
          <table:table-cell/>
        </table:table-row>
        <table:table-row table:style-name="ro1" table:number-rows-repeated="111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9">
      <number:number number:decimal-places="12" number:min-decimal-places="12" number:min-integer-digits="1"/>
    </number:number-style>
    <number:number-style style:name="N130">
      <number:number number:decimal-places="11" number:min-decimal-places="11" number:min-integer-digits="1"/>
    </number:number-style>
    <number:number-style style:name="N131">
      <number:number number:decimal-places="10" number:min-decimal-places="10" number:min-integer-digits="1"/>
    </number:number-style>
    <number:number-style style:name="N132">
      <number:number number:decimal-places="9" number:min-decimal-places="9" number:min-integer-digits="1"/>
    </number:number-style>
    <number:number-style style:name="N133">
      <number:number number:decimal-places="8" number:min-decimal-places="8" number:min-integer-digits="1"/>
    </number:number-style>
    <number:number-style style:name="N134">
      <number:number number:decimal-places="7" number:min-decimal-places="7" number:min-integer-digits="1"/>
    </number:number-style>
    <number:number-style style:name="N135">
      <number:number number:decimal-places="6" number:min-decimal-places="6" number:min-integer-digits="1"/>
    </number:number-style>
    <number:number-style style:name="N136">
      <number:number number:decimal-places="5" number:min-decimal-places="5" number:min-integer-digits="1"/>
    </number:number-style>
    <number:number-style style:name="N137">
      <number:number number:decimal-places="4" number:min-decimal-places="4" number:min-integer-digits="1"/>
    </number:number-style>
    <number:number-style style:name="N138">
      <number:number number:decimal-places="3" number:min-decimal-places="3" number:min-integer-digits="1"/>
    </number:number-style>
    <number:number-style style:name="N139">
      <number:number number:decimal-places="13" number:min-decimal-places="13" number:min-integer-digits="1"/>
    </number:number-style>
    <number:number-style style:name="N140">
      <number:number number:decimal-places="1" number:min-decimal-places="1" number:min-integer-digits="1"/>
    </number:number-style>
    <number:number-style style:name="N141">
      <number:number number:decimal-places="14" number:min-decimal-places="1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7">00/00/0000</text:date>, <text:time style:data-style-name="N2" text:time-value="17:51:23.52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26T16:29:59.213000000</meta:creation-date>
    <dc:date>2025-03-17T20:05:08.801000000</dc:date>
    <meta:editing-duration>PT7H56M28S</meta:editing-duration>
    <meta:editing-cycles>36</meta:editing-cycles>
    <meta:generator>LibreOffice/7.5.9.2$Windows_X86_64 LibreOffice_project/cdeefe45c17511d326101eed8008ac4092f278a9</meta:generator>
    <meta:document-statistic meta:table-count="2" meta:cell-count="1297" meta:object-count="1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36">
      <number:number number:decimal-places="5" number:min-decimal-places="5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36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square" chart:symbol-width="0.08cm" chart:symbol-height="0.08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4.184cm" svg:height="13.344cm" xlink:href=".." xlink:type="simple" chart:class="chart:scatter" chart:style-name="ch1">
        <chart:legend chart:legend-position="end" svg:x="32.095cm" svg:y="6.37cm" style:legend-expansion="high" chart:style-name="ch2"/>
        <chart:plot-area chart:style-name="ch3" table:cell-range-address="ForPlotting.C5:ForPlotting.D102" chart:data-source-has-labels="row" svg:x="0.683cm" svg:y="0.266cm" svg:width="30.729cm" svg:height="12.812cm">
          <chart:coordinate-region svg:x="2.373cm" svg:y="0.468cm" svg:width="28.318cm" svg:height="11.957cm"/>
          <chart:axis chart:dimension="x" chart:name="primary-x" chart:style-name="ch4"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ForPlotting.D5:ForPlotting.D102" loext:label-string="abs_pos" chart:class="chart:scatter">
            <chart:domain table:cell-range-address="ForPlotting.C5:ForPlotting.C102"/>
            <chart:data-point chart:repeated="9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abs_po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3.3658333333333">
                <text:p>13.3658333333333</text:p>
                <draw:g>
                  <svg:desc>ForPlotting.C5:ForPlotting.C102</svg:desc>
                </draw:g>
              </table:table-cell>
              <table:table-cell office:value-type="float" office:value="15.5691666666667">
                <text:p>15.5691666666667</text:p>
                <draw:g>
                  <svg:desc>ForPlotting.D5:ForPlotting.D1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.3658333333333">
                <text:p>13.3658333333333</text:p>
              </table:table-cell>
              <table:table-cell office:value-type="float" office:value="15.5691666666667">
                <text:p>15.56916666666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.3658333333333">
                <text:p>13.3658333333333</text:p>
              </table:table-cell>
              <table:table-cell office:value-type="float" office:value="15.5691666666667">
                <text:p>15.5691666666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.0916666666667">
                <text:p>16.0916666666667</text:p>
              </table:table-cell>
              <table:table-cell office:value-type="float" office:value="15.5691666666667">
                <text:p>15.5691666666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.0916666666667">
                <text:p>16.0916666666667</text:p>
              </table:table-cell>
              <table:table-cell office:value-type="float" office:value="15.5691666666667">
                <text:p>15.56916666666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.0916666666667">
                <text:p>16.0916666666667</text:p>
              </table:table-cell>
              <table:table-cell office:value-type="float" office:value="15.5691666666667">
                <text:p>15.5691666666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7.4575">
                <text:p>17.4575</text:p>
              </table:table-cell>
              <table:table-cell office:value-type="float" office:value="13.2083333333333">
                <text:p>13.20833333333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.4575">
                <text:p>17.4575</text:p>
              </table:table-cell>
              <table:table-cell office:value-type="float" office:value="13.2083333333333">
                <text:p>13.20833333333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7.4575">
                <text:p>17.4575</text:p>
              </table:table-cell>
              <table:table-cell office:value-type="float" office:value="13.2083333333333">
                <text:p>13.20833333333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6.0916666666667">
                <text:p>16.0916666666667</text:p>
              </table:table-cell>
              <table:table-cell office:value-type="float" office:value="10.8475">
                <text:p>10.84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.0916666666667">
                <text:p>16.0916666666667</text:p>
              </table:table-cell>
              <table:table-cell office:value-type="float" office:value="10.8475">
                <text:p>10.84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6.0916666666667">
                <text:p>16.0916666666667</text:p>
              </table:table-cell>
              <table:table-cell office:value-type="float" office:value="10.8475">
                <text:p>10.84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.3658333333333">
                <text:p>13.3658333333333</text:p>
              </table:table-cell>
              <table:table-cell office:value-type="float" office:value="10.8475">
                <text:p>10.84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.3658333333333">
                <text:p>13.3658333333333</text:p>
              </table:table-cell>
              <table:table-cell office:value-type="float" office:value="10.8475">
                <text:p>10.84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3.3658333333333">
                <text:p>13.3658333333333</text:p>
              </table:table-cell>
              <table:table-cell office:value-type="float" office:value="10.8475">
                <text:p>10.84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">
                <text:p>12</text:p>
              </table:table-cell>
              <table:table-cell office:value-type="float" office:value="13.2083333333333">
                <text:p>13.208333333333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">
                <text:p>12</text:p>
              </table:table-cell>
              <table:table-cell office:value-type="float" office:value="13.2083333333333">
                <text:p>13.208333333333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2">
                <text:p>12</text:p>
              </table:table-cell>
              <table:table-cell office:value-type="float" office:value="13.2083333333333">
                <text:p>13.208333333333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7925">
                <text:p>2.7925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7925">
                <text:p>2.7925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7925">
                <text:p>2.7925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7925">
                <text:p>2.7925</text:p>
              </table:table-cell>
              <table:table-cell office:value-type="float" office:value="24.2666666666667">
                <text:p>24.266666666666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7925">
                <text:p>2.7925</text:p>
              </table:table-cell>
              <table:table-cell office:value-type="float" office:value="24.2666666666667">
                <text:p>24.266666666666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7925">
                <text:p>2.7925</text:p>
              </table:table-cell>
              <table:table-cell office:value-type="float" office:value="24.2666666666667">
                <text:p>24.266666666666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1.4808333333333">
                <text:p>41.4808333333333</text:p>
              </table:table-cell>
              <table:table-cell office:value-type="float" office:value="15.5691666666667">
                <text:p>15.569166666666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1.4808333333333">
                <text:p>41.4808333333333</text:p>
              </table:table-cell>
              <table:table-cell office:value-type="float" office:value="15.5691666666667">
                <text:p>15.569166666666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1.4808333333333">
                <text:p>41.4808333333333</text:p>
              </table:table-cell>
              <table:table-cell office:value-type="float" office:value="15.5691666666667">
                <text:p>15.569166666666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4.2075">
                <text:p>44.2075</text:p>
              </table:table-cell>
              <table:table-cell office:value-type="float" office:value="15.5691666666667">
                <text:p>15.569166666666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4.2075">
                <text:p>44.2075</text:p>
              </table:table-cell>
              <table:table-cell office:value-type="float" office:value="15.5691666666667">
                <text:p>15.569166666666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4.2075">
                <text:p>44.2075</text:p>
              </table:table-cell>
              <table:table-cell office:value-type="float" office:value="15.5691666666667">
                <text:p>15.569166666666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5.5725">
                <text:p>45.5725</text:p>
              </table:table-cell>
              <table:table-cell office:value-type="float" office:value="13.2083333333333">
                <text:p>13.208333333333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5.5725">
                <text:p>45.5725</text:p>
              </table:table-cell>
              <table:table-cell office:value-type="float" office:value="13.2083333333333">
                <text:p>13.208333333333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5.5725">
                <text:p>45.5725</text:p>
              </table:table-cell>
              <table:table-cell office:value-type="float" office:value="13.2083333333333">
                <text:p>13.208333333333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4.2075">
                <text:p>44.2075</text:p>
              </table:table-cell>
              <table:table-cell office:value-type="float" office:value="10.8475">
                <text:p>10.847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4.2075">
                <text:p>44.2075</text:p>
              </table:table-cell>
              <table:table-cell office:value-type="float" office:value="10.8475">
                <text:p>10.847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4.2075">
                <text:p>44.2075</text:p>
              </table:table-cell>
              <table:table-cell office:value-type="float" office:value="10.8475">
                <text:p>10.847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1.4808333333333">
                <text:p>41.4808333333333</text:p>
              </table:table-cell>
              <table:table-cell office:value-type="float" office:value="10.8475">
                <text:p>10.847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1.4808333333333">
                <text:p>41.4808333333333</text:p>
              </table:table-cell>
              <table:table-cell office:value-type="float" office:value="10.8475">
                <text:p>10.847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1.4808333333333">
                <text:p>41.4808333333333</text:p>
              </table:table-cell>
              <table:table-cell office:value-type="float" office:value="10.8475">
                <text:p>10.847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.1158333333333">
                <text:p>40.1158333333333</text:p>
              </table:table-cell>
              <table:table-cell office:value-type="float" office:value="13.2083333333333">
                <text:p>13.208333333333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0.1158333333333">
                <text:p>40.1158333333333</text:p>
              </table:table-cell>
              <table:table-cell office:value-type="float" office:value="13.2083333333333">
                <text:p>13.208333333333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0.1158333333333">
                <text:p>40.1158333333333</text:p>
              </table:table-cell>
              <table:table-cell office:value-type="float" office:value="13.2083333333333">
                <text:p>13.208333333333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4.7808333333333">
                <text:p>54.7808333333333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4.7808333333333">
                <text:p>54.7808333333333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4.7808333333333">
                <text:p>54.7808333333333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4.7808333333333">
                <text:p>54.7808333333333</text:p>
              </table:table-cell>
              <table:table-cell office:value-type="float" office:value="24.2666666666667">
                <text:p>24.266666666666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4.7808333333333">
                <text:p>54.7808333333333</text:p>
              </table:table-cell>
              <table:table-cell office:value-type="float" office:value="24.2666666666667">
                <text:p>24.266666666666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4.7808333333333">
                <text:p>54.7808333333333</text:p>
              </table:table-cell>
              <table:table-cell office:value-type="float" office:value="24.2666666666667">
                <text:p>24.266666666666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2.1574998333333">
                <text:p>12.1574998333333</text:p>
              </table:table-cell>
              <table:table-cell office:value-type="float" office:value="17.6620616811542">
                <text:p>17.662061681154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2.6244318635404">
                <text:p>12.6244318635404</text:p>
              </table:table-cell>
              <table:table-cell office:value-type="float" office:value="17.9316450144876">
                <text:p>17.931645014487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1.6905678031262">
                <text:p>11.6905678031262</text:p>
              </table:table-cell>
              <table:table-cell office:value-type="float" office:value="17.3924783478209">
                <text:p>17.392478347820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7.3000001666667">
                <text:p>17.3000001666667</text:p>
              </table:table-cell>
              <table:table-cell office:value-type="float" office:value="17.6620616811542">
                <text:p>17.662061681154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7.7669321968738">
                <text:p>17.7669321968738</text:p>
              </table:table-cell>
              <table:table-cell office:value-type="float" office:value="17.3924783478209">
                <text:p>17.392478347820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6.8330681364596">
                <text:p>16.8330681364596</text:p>
              </table:table-cell>
              <table:table-cell office:value-type="float" office:value="17.9316450144876">
                <text:p>17.931645014487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9.874167">
                <text:p>19.874167</text:p>
              </table:table-cell>
              <table:table-cell office:value-type="float" office:value="13.2083333333333">
                <text:p>13.208333333333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9.874167">
                <text:p>19.874167</text:p>
              </table:table-cell>
              <table:table-cell office:value-type="float" office:value="12.6691666666666">
                <text:p>12.669166666666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9.874167">
                <text:p>19.874167</text:p>
              </table:table-cell>
              <table:table-cell office:value-type="float" office:value="13.7475">
                <text:p>13.747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7.3000001666667">
                <text:p>17.3000001666667</text:p>
              </table:table-cell>
              <table:table-cell office:value-type="float" office:value="8.75460498551247">
                <text:p>8.7546049855124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6.8330681364596">
                <text:p>16.8330681364596</text:p>
              </table:table-cell>
              <table:table-cell office:value-type="float" office:value="8.48502165217914">
                <text:p>8.4850216521791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7.7669321968738">
                <text:p>17.7669321968738</text:p>
              </table:table-cell>
              <table:table-cell office:value-type="float" office:value="9.02418831884581">
                <text:p>9.0241883188458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2.1574998333333">
                <text:p>12.1574998333333</text:p>
              </table:table-cell>
              <table:table-cell office:value-type="float" office:value="8.75460498551247">
                <text:p>8.7546049855124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1.6905678031262">
                <text:p>11.6905678031262</text:p>
              </table:table-cell>
              <table:table-cell office:value-type="float" office:value="9.02418831884581">
                <text:p>9.0241883188458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2.6244318635404">
                <text:p>12.6244318635404</text:p>
              </table:table-cell>
              <table:table-cell office:value-type="float" office:value="8.48502165217914">
                <text:p>8.4850216521791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9.583333">
                <text:p>9.583333</text:p>
              </table:table-cell>
              <table:table-cell office:value-type="float" office:value="13.2083333333333">
                <text:p>13.208333333333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9.583333">
                <text:p>9.583333</text:p>
              </table:table-cell>
              <table:table-cell office:value-type="float" office:value="13.7475">
                <text:p>13.747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9.583333">
                <text:p>9.583333</text:p>
              </table:table-cell>
              <table:table-cell office:value-type="float" office:value="12.6691666666666">
                <text:p>12.669166666666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.55585575687742">
                <text:p>4.55585575687742</text:p>
              </table:table-cell>
              <table:table-cell office:value-type="float" office:value="4.57705098312484">
                <text:p>4.5770509831248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.99205075301124">
                <text:p>4.99205075301124</text:p>
              </table:table-cell>
              <table:table-cell office:value-type="float" office:value="4.26013676793048">
                <text:p>4.2601367679304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.11966076074359">
                <text:p>4.11966076074359</text:p>
              </table:table-cell>
              <table:table-cell office:value-type="float" office:value="4.8939651983192">
                <text:p>4.893965198319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.55585575687743">
                <text:p>4.55585575687743</text:p>
              </table:table-cell>
              <table:table-cell office:value-type="float" office:value="21.8396156835419">
                <text:p>21.839615683541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.1196607607436">
                <text:p>4.1196607607436</text:p>
              </table:table-cell>
              <table:table-cell office:value-type="float" office:value="21.5227014683475">
                <text:p>21.522701468347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.99205075301125">
                <text:p>4.99205075301125</text:p>
              </table:table-cell>
              <table:table-cell office:value-type="float" office:value="22.1565298987362">
                <text:p>22.156529898736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0.2724998333333">
                <text:p>40.2724998333333</text:p>
              </table:table-cell>
              <table:table-cell office:value-type="float" office:value="17.6620616811542">
                <text:p>17.662061681154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0.7394318635404">
                <text:p>40.7394318635404</text:p>
              </table:table-cell>
              <table:table-cell office:value-type="float" office:value="17.9316450144876">
                <text:p>17.931645014487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9.8055678031262">
                <text:p>39.8055678031262</text:p>
              </table:table-cell>
              <table:table-cell office:value-type="float" office:value="17.3924783478209">
                <text:p>17.392478347820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5.4158335">
                <text:p>45.4158335</text:p>
              </table:table-cell>
              <table:table-cell office:value-type="float" office:value="17.6620616811542">
                <text:p>17.662061681154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5.8827655302071">
                <text:p>45.8827655302071</text:p>
              </table:table-cell>
              <table:table-cell office:value-type="float" office:value="17.3924783478209">
                <text:p>17.392478347820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4.9489014697929">
                <text:p>44.9489014697929</text:p>
              </table:table-cell>
              <table:table-cell office:value-type="float" office:value="17.9316450144876">
                <text:p>17.931645014487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7.989167">
                <text:p>47.989167</text:p>
              </table:table-cell>
              <table:table-cell office:value-type="float" office:value="13.2083333333333">
                <text:p>13.208333333333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7.989167">
                <text:p>47.989167</text:p>
              </table:table-cell>
              <table:table-cell office:value-type="float" office:value="12.6691666666666">
                <text:p>12.669166666666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7.989167">
                <text:p>47.989167</text:p>
              </table:table-cell>
              <table:table-cell office:value-type="float" office:value="13.7475">
                <text:p>13.747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5.4158335">
                <text:p>45.4158335</text:p>
              </table:table-cell>
              <table:table-cell office:value-type="float" office:value="8.75460498551247">
                <text:p>8.7546049855124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4.9489014697929">
                <text:p>44.9489014697929</text:p>
              </table:table-cell>
              <table:table-cell office:value-type="float" office:value="8.48502165217914">
                <text:p>8.4850216521791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5.8827655302071">
                <text:p>45.8827655302071</text:p>
              </table:table-cell>
              <table:table-cell office:value-type="float" office:value="9.02418831884581">
                <text:p>9.0241883188458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0.2724998333333">
                <text:p>40.2724998333333</text:p>
              </table:table-cell>
              <table:table-cell office:value-type="float" office:value="8.75460498551247">
                <text:p>8.7546049855124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9.8055678031262">
                <text:p>39.8055678031262</text:p>
              </table:table-cell>
              <table:table-cell office:value-type="float" office:value="9.02418831884581">
                <text:p>9.0241883188458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0.7394318635404">
                <text:p>40.7394318635404</text:p>
              </table:table-cell>
              <table:table-cell office:value-type="float" office:value="8.48502165217914">
                <text:p>8.4850216521791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7.6991663333333">
                <text:p>37.6991663333333</text:p>
              </table:table-cell>
              <table:table-cell office:value-type="float" office:value="13.2083333333333">
                <text:p>13.208333333333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7.6991663333333">
                <text:p>37.6991663333333</text:p>
              </table:table-cell>
              <table:table-cell office:value-type="float" office:value="13.7475">
                <text:p>13.747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7.6991663333333">
                <text:p>37.6991663333333</text:p>
              </table:table-cell>
              <table:table-cell office:value-type="float" office:value="12.6691666666666">
                <text:p>12.669166666666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53.0174775764559">
                <text:p>53.0174775764559</text:p>
              </table:table-cell>
              <table:table-cell office:value-type="float" office:value="4.57705098312484">
                <text:p>4.5770509831248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53.4536725725897">
                <text:p>53.4536725725897</text:p>
              </table:table-cell>
              <table:table-cell office:value-type="float" office:value="4.8939651983192">
                <text:p>4.893965198319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52.581282580322">
                <text:p>52.581282580322</text:p>
              </table:table-cell>
              <table:table-cell office:value-type="float" office:value="4.26013676793047">
                <text:p>4.2601367679304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3.0174775764559">
                <text:p>53.0174775764559</text:p>
              </table:table-cell>
              <table:table-cell office:value-type="float" office:value="21.8396156835419">
                <text:p>21.839615683541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52.581282580322">
                <text:p>52.581282580322</text:p>
              </table:table-cell>
              <table:table-cell office:value-type="float" office:value="22.1565298987362">
                <text:p>22.156529898736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3.4536725725897">
                <text:p>53.4536725725897</text:p>
              </table:table-cell>
              <table:table-cell office:value-type="float" office:value="21.5227014683475">
                <text:p>21.52270146834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9.2$Windows_X86_64 LibreOffice_project/cdeefe45c17511d326101eed8008ac4092f278a9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